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53cm" svg:stroke-color="#ff0000" draw:marker-start-width="0.279cm" draw:marker-end-width="0.279cm" draw:fill="hatch" draw:fill-color="#808080" draw:fill-hatch-name="Yellow_20_45_20_Degrees_20_Triple" draw:opacity="100%" draw:textarea-horizontal-align="justify" draw:textarea-vertical-align="middle" draw:auto-grow-height="false" fo:min-height="2.747cm" fo:min-width="4.301cm" fo:padding-top="0.151cm" fo:padding-bottom="0.151cm" fo:padding-left="0.276cm" fo:padding-right="0.276cm"/>
      <style:paragraph-properties style:writing-mode="lr-tb"/>
    </style:style>
    <style:style style:name="gr2" style:family="graphic" style:parent-style-name="standard">
      <style:graphic-properties draw:stroke="none" svg:stroke-width="0.053cm" svg:stroke-color="#ff0000" draw:marker-start-width="0.279cm" draw:marker-end-width="0.279cm" draw:fill="hatch" draw:fill-color="#ffffd7" draw:fill-hatch-name="Green_20_60_20_Degrees" draw:textarea-horizontal-align="justify" draw:textarea-vertical-align="middle" draw:auto-grow-height="false" fo:min-height="1.197cm" fo:min-width="4.301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width="0.053cm" svg:stroke-color="#ff0000" draw:marker-start-width="0.279cm" draw:marker-end-width="0.279cm" draw:fill="hatch" draw:fill-color="#ffffd7" draw:fill-hatch-name="Green_20_60_20_Degrees" draw:textarea-horizontal-align="justify" draw:textarea-vertical-align="middle" draw:auto-grow-height="false" fo:min-height="2.698cm" fo:min-width="4.301cm" fo:padding-top="0.151cm" fo:padding-bottom="0.151cm" fo:padding-left="0.276cm" fo:padding-right="0.276cm"/>
      <style:paragraph-properties style:writing-mode="lr-tb"/>
    </style:style>
    <style:style style:name="gr4" style:family="graphic" style:parent-style-name="objectwithoutfill">
      <style:graphic-properties draw:stroke="dash" draw:stroke-dash="Dash" svg:stroke-width="0.053cm" svg:stroke-color="#999999" draw:marker-start="線條箭頭_20_2" draw:marker-start-width="0.279cm" draw:marker-end="線條箭頭_20_2" draw:marker-end-width="0.279cm" draw:fill="none" draw:textarea-vertical-align="middle" fo:padding-top="0.151cm" fo:padding-bottom="0.151cm" fo:padding-left="0.276cm" fo:padding-right="0.276cm"/>
    </style:style>
    <style:style style:name="gr5" style:family="graphic" style:parent-style-name="objectwithoutfill">
      <style:graphic-properties draw:stroke="dash" draw:stroke-dash="Dash" svg:stroke-width="0.053cm" svg:stroke-color="#b2b2b2" draw:marker-start="線條箭頭_20_2" draw:marker-start-width="0.279cm" draw:marker-end="線條箭頭_20_2" draw:marker-end-width="0.279cm" draw:fill="none" draw:textarea-vertical-align="middle" fo:padding-top="0.151cm" fo:padding-bottom="0.151cm" fo:padding-left="0.276cm" fo:padding-right="0.276cm"/>
    </style:style>
    <style:style style:name="gr6" style:family="graphic" style:parent-style-name="standard">
      <style:graphic-properties svg:stroke-color="#ff0000" draw:fill="none" draw:fill-color="#ffffd7" draw:textarea-horizontal-align="justify" draw:textarea-vertical-align="middle" draw:auto-grow-height="false" fo:min-height="2.777cm" fo:min-width="14.594cm"/>
      <style:paragraph-properties style:writing-mode="lr-tb"/>
    </style:style>
    <style:style style:name="gr7" style:family="graphic" style:parent-style-name="standard">
      <style:graphic-properties svg:stroke-color="#ff0000" draw:fill="none" draw:fill-color="#ffffd7" draw:textarea-horizontal-align="justify" draw:textarea-vertical-align="middle" draw:auto-grow-height="false" fo:min-height="0.759cm" fo:min-width="11.575cm"/>
      <style:paragraph-properties style:writing-mode="lr-tb"/>
    </style:style>
    <style:style style:name="gr8" style:family="graphic" style:parent-style-name="standard">
      <style:graphic-properties svg:stroke-color="#ff0000" draw:fill="none" draw:fill-color="#ffffd7" draw:textarea-horizontal-align="justify" draw:textarea-vertical-align="middle" draw:auto-grow-height="false" fo:min-height="22.904cm" fo:min-width="14.5cm"/>
      <style:paragraph-properties style:writing-mode="lr-tb"/>
    </style:style>
    <style:style style:name="gr9" style:family="graphic" style:parent-style-name="objectwithoutfill">
      <style:graphic-properties svg:stroke-width="0.053cm" svg:stroke-color="#000000" draw:marker-start="線條箭頭_20_2" draw:marker-start-width="0.279cm" draw:marker-end="線條箭頭_20_2" draw:marker-end-width="0.379cm" draw:fill="none" draw:textarea-vertical-align="middle" fo:padding-top="0.151cm" fo:padding-bottom="0.151cm" fo:padding-left="0.276cm" fo:padding-right="0.276cm"/>
    </style:style>
    <style:style style:name="gr10" style:family="graphic" style:parent-style-name="standard">
      <style:graphic-properties draw:stroke="none" svg:stroke-color="#000000" draw:fill="none" draw:fill-color="#ffffff" fo:min-height="0.475cm"/>
      <style:paragraph-properties style:writing-mode="lr-tb"/>
    </style:style>
    <style:style style:name="gr11" style:family="graphic" style:parent-style-name="standard">
      <style:graphic-properties svg:stroke-color="#1c1c1c" draw:fill="hatch" draw:fill-color="#ffffd7" draw:fill-hatch-name="Black_20_180_20_Degrees_20_Crossed" draw:textarea-horizontal-align="justify" draw:textarea-vertical-align="middle" draw:auto-grow-height="false" fo:min-height="0.17cm" fo:min-width="0.255cm"/>
      <style:paragraph-properties style:writing-mode="lr-tb"/>
    </style:style>
    <style:style style:name="gr12" style:family="graphic" style:parent-style-name="objectwithoutfill">
      <style:graphic-properties draw:stroke="dash" draw:stroke-dash="Dash" svg:stroke-width="0.053cm" svg:stroke-color="#1c1c1c" draw:marker-start-width="0.279cm" draw:marker-end="線條箭頭_20_1" draw:marker-end-width="0.379cm" draw:fill="none" draw:textarea-vertical-align="middle" fo:padding-top="0.151cm" fo:padding-bottom="0.151cm" fo:padding-left="0.276cm" fo:padding-right="0.276cm"/>
    </style:style>
    <style:style style:name="gr13" style:family="graphic" style:parent-style-name="standard">
      <style:graphic-properties draw:stroke="none" svg:stroke-color="#000000" draw:fill="none" draw:fill-color="#ffffff" fo:min-height="0.721cm"/>
      <style:paragraph-properties style:writing-mode="lr-tb"/>
    </style:style>
    <style:style style:name="gr14" style:family="graphic" style:parent-style-name="objectwithoutfill">
      <style:graphic-properties draw:stroke="dash" draw:stroke-dash="Dash" svg:stroke-width="0.053cm" svg:stroke-color="#000000" draw:marker-start="線條箭頭_20_2" draw:marker-start-width="0.279cm" draw:marker-end="線條箭頭_20_2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standard">
      <style:graphic-properties svg:stroke-color="#2a6099" draw:fill="hatch" draw:fill-color="#ffffd7" draw:fill-hatch-name="Blue_20_-45_20_Degrees" draw:textarea-horizontal-align="justify" draw:textarea-vertical-align="middle" draw:auto-grow-height="false" fo:min-height="0.75cm" fo:min-width="3.997cm"/>
      <style:paragraph-properties style:writing-mode="lr-tb"/>
    </style:style>
    <style:style style:name="gr16" style:family="graphic" style:parent-style-name="standard">
      <style:graphic-properties svg:stroke-color="#2a6099" draw:fill="hatch" draw:fill-color="#ffffd7" draw:fill-hatch-name="Blue_20_-45_20_Degrees" draw:textarea-horizontal-align="justify" draw:textarea-vertical-align="middle" draw:auto-grow-height="false" fo:min-height="0.87cm" fo:min-width="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0.511cm"/>
      <style:paragraph-properties style:writing-mode="lr-tb"/>
    </style:style>
    <style:style style:name="gr18" style:family="graphic" style:parent-style-name="standard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19" style:family="graphic" style:parent-style-name="objectwithoutfill">
      <style:graphic-properties draw:stroke="dash" draw:stroke-dash="Dash" svg:stroke-width="0.053cm" svg:stroke-color="#1c1c1c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0" style:family="graphic" style:parent-style-name="objectwithoutfill">
      <style:graphic-properties draw:marker-start="線條箭頭_20_2" draw:marker-end="線條箭頭_20_2" draw:fill="none" draw:textarea-vertical-align="middle"/>
    </style:style>
    <style:style style:name="gr21" style:family="graphic" style:parent-style-name="standard">
      <style:graphic-properties draw:stroke="dash" draw:stroke-dash="Double_20_Dash" draw:fill="none" draw:textarea-horizontal-align="justify" draw:textarea-vertical-align="middle" draw:auto-grow-height="false" fo:min-height="2.232cm" fo:min-width="3.732cm"/>
      <style:paragraph-properties style:writing-mode="lr-tb"/>
    </style:style>
    <style:style style:name="gr22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23" style:family="graphic" style:parent-style-name="objectwithoutfill">
      <style:graphic-properties draw:stroke="dash" draw:stroke-dash="Dash" svg:stroke-width="0.053cm" svg:stroke-color="#ff8000" draw:marker-start="線條箭頭_20_3" draw:marker-start-width="0.279cm" draw:marker-end="線條箭頭_20_3" draw:marker-end-width="0.279cm" draw:fill="none" draw:textarea-vertical-align="middle" fo:padding-top="0.151cm" fo:padding-bottom="0.151cm" fo:padding-left="0.276cm" fo:padding-right="0.276cm"/>
    </style:style>
    <style:style style:name="gr24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fo:min-height="0.478cm"/>
      <style:paragraph-properties style:writing-mode="lr-tb"/>
    </style:style>
    <style:style style:name="gr26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27" style:family="graphic" style:parent-style-name="standard" style:list-style-name="L1">
      <style:graphic-properties draw:stroke="none" svg:stroke-color="#000000" draw:fill="none" draw:fill-color="#ffffff" fo:min-height="22.5cm"/>
      <style:paragraph-properties style:writing-mode="lr-tb"/>
    </style:style>
    <style:style style:name="gr28" style:family="graphic" style:parent-style-name="standard">
      <style:graphic-properties svg:stroke-color="#1c1c1c" draw:fill="hatch" draw:fill-color="#ffffd7" draw:fill-hatch-name="Blue_20_45_20_Degrees_20_Crossed" draw:textarea-horizontal-align="justify" draw:textarea-vertical-align="middle" draw:auto-grow-height="false" fo:min-height="0.17cm" fo:min-width="0.255cm"/>
      <style:paragraph-properties style:writing-mode="lr-tb"/>
    </style:style>
    <style:style style:name="gr29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30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31" style:family="graphic" style:parent-style-name="standard">
      <style:graphic-properties svg:stroke-color="#1c1c1c" draw:fill="hatch" draw:fill-color="#ffffd7" draw:fill-hatch-name="Red_20_90_20_Degrees_20_Crossed" draw:textarea-horizontal-align="justify" draw:textarea-vertical-align="middle" draw:auto-grow-height="false" fo:min-height="0.17cm" fo:min-width="0.255cm"/>
      <style:paragraph-properties style:writing-mode="lr-tb"/>
    </style:style>
    <style:style style:name="gr32" style:family="graphic" style:parent-style-name="standard">
      <style:graphic-properties draw:stroke="none" svg:stroke-width="0.053cm" svg:stroke-color="#ff0000" draw:marker-start-width="0.279cm" draw:marker-end-width="0.279cm" draw:fill="hatch" draw:fill-color="#808080" draw:fill-hatch-name="Green_20_60_20_Degrees" draw:opacity="100%" draw:textarea-horizontal-align="justify" draw:textarea-vertical-align="middle" draw:auto-grow-height="false" fo:min-height="1.249cm" fo:min-width="4.301cm" fo:padding-top="0.151cm" fo:padding-bottom="0.151cm" fo:padding-left="0.276cm" fo:padding-right="0.276cm"/>
      <style:paragraph-properties style:writing-mode="lr-tb"/>
    </style:style>
    <style:style style:name="gr33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15.545cm"/>
      <style:paragraph-properties style:writing-mode="lr-tb"/>
    </style:style>
    <style:style style:name="gr34" style:family="graphic" style:parent-style-name="standard">
      <style:graphic-properties draw:stroke="none" svg:stroke-width="0.053cm" svg:stroke-color="#ff0000" draw:marker-start-width="0.279cm" draw:marker-end-width="0.279cm" draw:fill="hatch" draw:fill-color="#808080" draw:fill-hatch-name="Green_20_60_20_Degrees" draw:opacity="100%" draw:textarea-horizontal-align="justify" draw:textarea-vertical-align="middle" draw:auto-grow-height="false" fo:min-height="1.197cm" fo:min-width="4.301cm" fo:padding-top="0.151cm" fo:padding-bottom="0.151cm" fo:padding-left="0.276cm" fo:padding-right="0.276cm"/>
      <style:paragraph-properties style:writing-mode="lr-tb"/>
    </style:style>
    <style:style style:name="gr35" style:family="graphic" style:parent-style-name="standard" style:list-style-name="L1">
      <style:graphic-properties draw:stroke="dash" draw:stroke-dash="Double_20_Dash" draw:fill="none" draw:textarea-horizontal-align="justify" draw:textarea-vertical-align="middle" draw:auto-grow-height="false" fo:min-height="2.232cm" fo:min-width="3.732cm"/>
      <style:paragraph-properties style:writing-mode="lr-tb"/>
    </style:style>
    <style:style style:name="gr36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37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38" style:family="graphic" style:parent-style-name="standard">
      <style:graphic-properties draw:stroke="none" svg:stroke-width="0.053cm" svg:stroke-color="#ff0000" draw:marker-start-width="0.279cm" draw:marker-end-width="0.279cm" draw:fill="hatch" draw:fill-color="#808080" draw:fill-hatch-name="Yellow_20_45_20_Degrees_20_Triple" draw:opacity="100%" draw:textarea-horizontal-align="justify" draw:textarea-vertical-align="middle" draw:auto-grow-height="false" fo:min-height="1.197cm" fo:min-width="4.301cm" fo:padding-top="0.151cm" fo:padding-bottom="0.151cm" fo:padding-left="0.276cm" fo:padding-right="0.276cm"/>
      <style:paragraph-properties style:writing-mode="lr-tb"/>
    </style:style>
    <style:style style:name="gr39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40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14.5cm"/>
      <style:paragraph-properties style:writing-mode="lr-tb"/>
    </style:style>
    <style:style style:name="gr41" style:family="graphic" style:parent-style-name="standard">
      <style:graphic-properties draw:stroke="none" svg:stroke-width="0.053cm" svg:stroke-color="#ff0000" draw:marker-start-width="0.279cm" draw:marker-end-width="0.279cm" draw:fill="hatch" draw:fill-color="#ffffd7" draw:fill-hatch-name="Green_20_60_20_Degrees" draw:textarea-horizontal-align="justify" draw:textarea-vertical-align="middle" draw:auto-grow-height="false" fo:min-height="0.303cm" fo:min-width="4.301cm" fo:padding-top="0.151cm" fo:padding-bottom="0.151cm" fo:padding-left="0.276cm" fo:padding-right="0.276cm"/>
      <style:paragraph-properties style:writing-mode="lr-tb"/>
    </style:style>
    <style:style style:name="gr42" style:family="graphic" style:parent-style-name="standard">
      <style:graphic-properties draw:stroke="none" svg:stroke-width="0.053cm" svg:stroke-color="#ff0000" draw:marker-start-width="0.279cm" draw:marker-end-width="0.279cm" draw:fill="none" draw:fill-color="#808080" draw:opacity="100%" draw:textarea-horizontal-align="justify" draw:textarea-vertical-align="middle" draw:auto-grow-height="false" fo:min-height="1.197cm" fo:min-width="4.301cm" fo:padding-top="0.151cm" fo:padding-bottom="0.151cm" fo:padding-left="0.276cm" fo:padding-right="0.276cm"/>
      <style:paragraph-properties style:writing-mode="lr-tb"/>
    </style:style>
    <style:style style:name="gr43" style:family="graphic" style:parent-style-name="objectwithoutfill">
      <style:graphic-properties draw:stroke="dash" draw:stroke-dash="Dash" svg:stroke-width="0.106cm" svg:stroke-color="#ff4000" draw:marker-start="線條箭頭_20_3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44" style:family="graphic" style:parent-style-name="objectwithoutfill">
      <style:graphic-properties draw:stroke="dash" draw:stroke-dash="Dash" svg:stroke-width="0.106cm" svg:stroke-color="#ff4000" draw:marker-start="" draw:marker-start-width="0.358cm" draw:marker-end="" draw:marker-end-width="0.358cm" draw:fill="none" draw:textarea-vertical-align="middle" fo:padding-top="0.177cm" fo:padding-bottom="0.177cm" fo:padding-left="0.302cm" fo:padding-right="0.302cm"/>
    </style:style>
    <style:style style:name="gr45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46" style:family="graphic" style:parent-style-name="standard">
      <style:graphic-properties draw:stroke="none" svg:stroke-width="0.053cm" svg:stroke-color="#ff0000" draw:marker-start-width="0.279cm" draw:marker-end-width="0.279cm" draw:fill="hatch" draw:fill-color="#808080" draw:fill-hatch-name="Yellow_20_45_20_Degrees_20_Triple" draw:opacity="100%" draw:textarea-horizontal-align="justify" draw:textarea-vertical-align="middle" draw:auto-grow-height="false" fo:min-height="0.297cm" fo:min-width="4.301cm" fo:padding-top="0.151cm" fo:padding-bottom="0.151cm" fo:padding-left="0.276cm" fo:padding-right="0.276cm"/>
      <style:paragraph-properties style:writing-mode="lr-tb"/>
    </style:style>
    <style:style style:name="gr47" style:family="graphic" style:parent-style-name="standard">
      <style:graphic-properties draw:stroke="none" svg:stroke-width="0.053cm" svg:stroke-color="#ff0000" draw:marker-start-width="0.279cm" draw:marker-end-width="0.279cm" draw:fill="hatch" draw:fill-color="#808080" draw:fill-hatch-name="Yellow_20_45_20_Degrees_20_Triple" draw:opacity="100%" draw:textarea-horizontal-align="justify" draw:textarea-vertical-align="middle" draw:auto-grow-height="false" fo:min-height="0.097cm" fo:min-width="4.301cm" fo:padding-top="0.151cm" fo:padding-bottom="0.151cm" fo:padding-left="0.276cm" fo:padding-right="0.276cm"/>
      <style:paragraph-properties style:writing-mode="lr-tb"/>
    </style:style>
    <style:style style:name="gr48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14.5cm"/>
      <style:paragraph-properties style:writing-mode="lr-tb"/>
    </style:style>
    <style:style style:name="gr49" style:family="graphic" style:parent-style-name="standard">
      <style:graphic-properties draw:stroke="none" svg:stroke-width="0.053cm" svg:stroke-color="#ff0000" draw:marker-start-width="0.279cm" draw:marker-end-width="0.279cm" draw:fill="hatch" draw:fill-color="#ffffd7" draw:fill-hatch-name="Red_20_-45_20_Degrees_20_Triple" draw:textarea-horizontal-align="justify" draw:textarea-vertical-align="middle" draw:auto-grow-height="false" fo:min-height="0.303cm" fo:min-width="4.301cm" fo:padding-top="0.151cm" fo:padding-bottom="0.151cm" fo:padding-left="0.276cm" fo:padding-right="0.276cm"/>
      <style:paragraph-properties style:writing-mode="lr-tb"/>
    </style:style>
    <style:style style:name="gr50" style:family="graphic" style:parent-style-name="objectwithoutfill">
      <style:graphic-properties draw:stroke="dash" draw:stroke-dash="Dash" svg:stroke-width="0.106cm" svg:stroke-color="#ff4000" draw:marker-start="線條箭頭_20_4" draw:marker-start-width="0.358cm" draw:marker-end="線條箭頭_20_4" draw:marker-end-width="0.358cm" draw:fill="none" draw:textarea-vertical-align="middle" fo:padding-top="0.177cm" fo:padding-bottom="0.177cm" fo:padding-left="0.302cm" fo:padding-right="0.302cm"/>
    </style:style>
    <style:style style:name="gr51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14.5cm"/>
      <style:paragraph-properties style:writing-mode="lr-tb"/>
    </style:style>
    <style:style style:name="gr52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25cm"/>
      <style:paragraph-properties style:writing-mode="lr-tb"/>
    </style:style>
    <style:style style:name="gr53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14.5cm"/>
      <style:paragraph-properties style:writing-mode="lr-tb"/>
    </style:style>
    <style:style style:name="gr54" style:family="graphic" style:parent-style-name="standard">
      <style:graphic-properties draw:stroke="none" svg:stroke-width="0.053cm" svg:stroke-color="#ff0000" draw:marker-start-width="0.279cm" draw:marker-end-width="0.279cm" draw:fill="hatch" draw:fill-color="#808080" draw:fill-hatch-name="Yellow_20_45_20_Degrees_20_Triple" draw:opacity="100%" draw:textarea-horizontal-align="justify" draw:textarea-vertical-align="middle" draw:auto-grow-height="false" fo:min-height="0.147cm" fo:min-width="4.301cm" fo:padding-top="0.151cm" fo:padding-bottom="0.151cm" fo:padding-left="0.276cm" fo:padding-right="0.276cm"/>
      <style:paragraph-properties style:writing-mode="lr-tb"/>
    </style:style>
    <style:style style:name="gr55" style:family="graphic" style:parent-style-name="standard">
      <style:graphic-properties svg:stroke-width="0.053cm" svg:stroke-color="#ff0000" draw:marker-start-width="0.279cm" draw:marker-end-width="0.279cm" draw:fill="hatch" draw:fill-hatch-name="Red_20_-45_20_Degrees_20_Triple" draw:textarea-horizontal-align="justify" draw:textarea-vertical-align="middle" draw:auto-grow-height="false" fo:min-height="0.376cm" fo:min-width="2.125cm" fo:padding-top="0.151cm" fo:padding-bottom="0.151cm" fo:padding-left="0.276cm" fo:padding-right="0.276cm"/>
    </style:style>
    <style:style style:name="gr56" style:family="graphic" style:parent-style-name="standard">
      <style:graphic-properties svg:stroke-width="0.053cm" svg:stroke-color="#ff0000" draw:marker-start-width="0.279cm" draw:marker-end-width="0.279cm" draw:fill="hatch" draw:fill-hatch-name="Red_20_-45_20_Degrees_20_Triple" draw:textarea-horizontal-align="justify" draw:textarea-vertical-align="middle" draw:auto-grow-height="false" fo:min-height="0.324cm" fo:min-width="2.073cm" fo:padding-top="0.151cm" fo:padding-bottom="0.151cm" fo:padding-left="0.276cm" fo:padding-right="0.276cm"/>
    </style:style>
    <style:style style:name="gr57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14.5cm"/>
      <style:paragraph-properties style:writing-mode="lr-tb"/>
    </style:style>
    <style:style style:name="gr58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18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fo:min-height="0.789cm"/>
      <style:paragraph-properties style:writing-mode="lr-tb"/>
    </style:style>
    <style:style style:name="gr60" style:family="graphic" style:parent-style-name="standard" style:list-style-name="L1">
      <style:graphic-properties svg:stroke-color="#ff0000" draw:fill="none" draw:fill-color="#ffffd7" draw:textarea-horizontal-align="justify" draw:textarea-vertical-align="middle" draw:auto-grow-height="false" fo:min-height="1.482cm" fo:min-width="8.18cm"/>
      <style:paragraph-properties style:writing-mode="lr-tb"/>
    </style:style>
    <style:style style:name="gr61" style:family="graphic" style:parent-style-name="standard">
      <style:graphic-properties draw:stroke="none" svg:stroke-width="0.053cm" svg:stroke-color="#ff0000" draw:marker-start-width="0.279cm" draw:marker-end-width="0.279cm" draw:fill="hatch" draw:fill-color="#ffffd7" draw:fill-hatch-name="Green_20_60_20_Degrees" draw:textarea-horizontal-align="justify" draw:textarea-vertical-align="middle" draw:auto-grow-height="false" fo:min-height="0.142cm" fo:min-width="4.301cm" fo:padding-top="0.151cm" fo:padding-bottom="0.151cm" fo:padding-left="0.276cm" fo:padding-right="0.276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fo:min-height="0.509cm"/>
      <style:paragraph-properties style:writing-mode="lr-tb"/>
    </style:style>
    <style:style style:name="gr63" style:family="graphic" style:parent-style-name="standard">
      <style:graphic-properties draw:stroke="none" svg:stroke-width="0.053cm" svg:stroke-color="#ff0000" draw:marker-start-width="0.279cm" draw:marker-end-width="0.279cm" draw:fill="hatch" draw:fill-color="#ffffd7" draw:fill-hatch-name="Red_20_-45_20_Degrees_20_Triple" draw:textarea-horizontal-align="justify" draw:textarea-vertical-align="middle" draw:auto-grow-height="false" fo:min-height="0.485cm" fo:min-width="4.301cm" fo:padding-top="0.151cm" fo:padding-bottom="0.151cm" fo:padding-left="0.276cm" fo:padding-right="0.276cm"/>
      <style:paragraph-properties style:writing-mode="lr-tb"/>
    </style:style>
    <style:style style:name="P1" style:family="paragraph">
      <loext:graphic-properties draw:fill="hatch" draw:fill-color="#808080" draw:fill-hatch-name="Yellow_20_45_20_Degrees_20_Triple" draw:opacity="100%"/>
      <style:paragraph-properties fo:text-align="center" style:writing-mode="lr-tb"/>
    </style:style>
    <style:style style:name="P2" style:family="paragraph">
      <loext:graphic-properties draw:fill="hatch" draw:fill-color="#ffffd7" draw:fill-hatch-name="Green_20_60_20_Degrees"/>
      <style:paragraph-properties fo:text-align="center" style:writing-mode="lr-tb"/>
    </style:style>
    <style:style style:name="P3" style:family="paragraph">
      <loext:graphic-properties draw:fill="none"/>
      <style:paragraph-properties fo:text-align="start"/>
    </style:style>
    <style:style style:name="P4" style:family="paragraph">
      <style:paragraph-properties fo:text-align="start" style:writing-mode="lr-tb"/>
      <style:text-properties fo:font-size="11pt" style:font-size-asian="11pt" style:font-size-complex="11pt"/>
    </style:style>
    <style:style style:name="P5" style:family="paragraph">
      <loext:graphic-properties draw:fill="none" draw:fill-color="#ffffd7"/>
      <style:paragraph-properties fo:text-align="start" style:writing-mode="lr-tb"/>
      <style:text-properties fo:font-size="11pt" style:font-size-asian="11pt" style:font-size-complex="11pt"/>
    </style:style>
    <style:style style:name="P6" style:family="paragraph">
      <style:paragraph-properties fo:text-align="start" style:writing-mode="lr-tb"/>
      <style:text-properties fo:font-size="12.1000003814697pt" style:font-size-asian="12pt" style:font-size-complex="12pt"/>
    </style:style>
    <style:style style:name="P7" style:family="paragraph">
      <loext:graphic-properties draw:fill="none" draw:fill-color="#ffffd7"/>
      <style:paragraph-properties fo:text-align="start" style:writing-mode="lr-tb"/>
      <style:text-properties fo:font-size="12.1000003814697pt" style:font-size-asian="12pt" style:font-size-complex="12pt"/>
    </style:style>
    <style:style style:name="P8" style:family="paragraph">
      <loext:graphic-properties draw:fill="none" draw:fill-color="#ffffd7"/>
      <style:paragraph-properties fo:text-align="start" style:writing-mode="lr-tb"/>
      <style:text-properties fo:font-size="8.10000038146973pt" style:font-size-asian="8pt" style:font-size-complex="8pt"/>
    </style:style>
    <style:style style:name="P9" style:family="paragraph">
      <loext:graphic-properties draw:fill="none" draw:fill-color="#ffffff"/>
      <style:paragraph-properties fo:text-align="start" style:writing-mode="lr-tb"/>
      <style:text-properties fo:font-size="12pt" style:font-size-asian="12pt" style:font-size-complex="12pt"/>
    </style:style>
    <style:style style:name="P10" style:family="paragraph">
      <style:paragraph-properties fo:text-align="center" style:writing-mode="lr-tb"/>
      <style:text-properties fo:font-size="18.2000007629395pt"/>
    </style:style>
    <style:style style:name="P11" style:family="paragraph">
      <loext:graphic-properties draw:fill="hatch" draw:fill-color="#ffffd7" draw:fill-hatch-name="Black_20_180_20_Degrees_20_Crossed"/>
      <style:paragraph-properties fo:text-align="center" style:writing-mode="lr-tb"/>
      <style:text-properties fo:font-size="18.2000007629395pt"/>
    </style:style>
    <style:style style:name="P12" style:family="paragraph">
      <loext:graphic-properties draw:fill="none" draw:fill-color="#ffffff"/>
      <style:paragraph-properties fo:text-align="start" style:writing-mode="lr-tb"/>
      <style:text-properties fo:font-size="18.2000007629395pt"/>
    </style:style>
    <style:style style:name="P13" style:family="paragraph">
      <loext:graphic-properties draw:fill="hatch" draw:fill-color="#ffffd7" draw:fill-hatch-name="Blue_20_-45_20_Degrees"/>
      <style:paragraph-properties fo:text-align="center" style:writing-mode="lr-tb"/>
      <style:text-properties fo:font-size="18.2000007629395pt"/>
    </style:style>
    <style:style style:name="P14" style:family="paragraph">
      <loext:graphic-properties draw:fill="none" draw:fill-color="#ffffff"/>
      <style:paragraph-properties fo:text-align="start" style:writing-mode="lr-tb"/>
      <style:text-properties fo:font-size="10pt" style:font-size-asian="10pt" style:font-size-complex="10pt"/>
    </style:style>
    <style:style style:name="P15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16" style:family="paragraph">
      <loext:graphic-properties draw:fill="none" draw:fill-color="#ffffd7"/>
      <style:paragraph-properties fo:text-align="start" style:writing-mode="lr-tb"/>
      <style:text-properties fo:font-size="6pt" style:font-size-asian="6pt" style:font-size-complex="6pt"/>
    </style:style>
    <style:style style:name="P17" style:family="paragraph">
      <loext:graphic-properties draw:fill="none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loext:graphic-properties draw:fill="none"/>
      <style:paragraph-properties fo:text-align="center" style:writing-mode="lr-tb"/>
    </style:style>
    <style:style style:name="P20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.2000007629395pt"/>
    </style:style>
    <style:style style:name="P21" style:family="paragraph">
      <loext:graphic-properties draw:fill="none"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6pt" style:font-size-asian="6pt" style:font-size-complex="6pt"/>
    </style:style>
    <style:style style:name="P22" style:family="paragraph">
      <loext:graphic-properties draw:fill="none" draw:fill-color="#ffffff"/>
      <style:paragraph-properties fo:text-align="start" style:writing-mode="lr-tb"/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P23" style:family="paragraph">
      <style:paragraph-properties fo:text-align="center" style:writing-mode="lr-tb"/>
    </style:style>
    <style:style style:name="P24" style:family="paragraph">
      <style:paragraph-properties fo:margin-left="0cm" fo:margin-right="0cm" fo:margin-top="0cm" fo:margin-bottom="0cm" fo:line-height="100%" fo:text-indent="0cm"/>
    </style:style>
    <style:style style:name="P25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8pt" style:font-size-asian="8pt" style:font-size-complex="8pt"/>
    </style:style>
    <style:style style:name="P26" style:family="paragraph">
      <loext:graphic-properties draw:fill="hatch" draw:fill-color="#ffffd7" draw:fill-hatch-name="Blue_20_45_20_Degrees_20_Crossed"/>
      <style:paragraph-properties fo:text-align="center" style:writing-mode="lr-tb"/>
      <style:text-properties fo:font-size="18.2000007629395pt"/>
    </style:style>
    <style:style style:name="P27" style:family="paragraph">
      <loext:graphic-properties draw:fill="none" draw:fill-color="#ffffff"/>
      <style:paragraph-properties fo:text-align="start" style:writing-mode="lr-tb"/>
      <style:text-properties fo:font-size="12pt" fo:font-weight="bold" style:font-size-asian="12pt" style:font-weight-asian="bold" style:font-size-complex="12pt" style:font-weight-complex="bold"/>
    </style:style>
    <style:style style:name="P2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29" style:family="paragraph">
      <loext:graphic-properties draw:fill="none" draw:fill-color="#ffffd7"/>
      <style:paragraph-properties fo:margin-left="0cm" fo:margin-right="0cm" fo:margin-top="0cm" fo:margin-bottom="0cm" fo:line-height="100%" fo:text-align="start" fo:text-indent="0cm" style:writing-mode="lr-tb"/>
      <style:text-properties fo:font-size="8pt" style:font-size-asian="8pt" style:font-size-complex="8pt"/>
    </style:style>
    <style:style style:name="P30" style:family="paragraph">
      <loext:graphic-properties draw:fill="hatch" draw:fill-color="#ffffd7" draw:fill-hatch-name="Red_20_90_20_Degrees_20_Crossed"/>
      <style:paragraph-properties fo:text-align="center" style:writing-mode="lr-tb"/>
      <style:text-properties fo:font-size="18.2000007629395pt"/>
    </style:style>
    <style:style style:name="P31" style:family="paragraph">
      <loext:graphic-properties draw:fill="hatch" draw:fill-color="#808080" draw:fill-hatch-name="Green_20_60_20_Degrees" draw:opacity="100%"/>
      <style:paragraph-properties fo:text-align="center" style:writing-mode="lr-tb"/>
    </style:style>
    <style:style style:name="P3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33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11.62cm"/>
        </style:tab-stops>
      </style:paragraph-properties>
      <style:text-properties fo:font-size="8pt" style:font-size-asian="8pt" style:font-size-complex="8pt"/>
    </style:style>
    <style:style style:name="P34" style:family="paragraph">
      <style:paragraph-properties fo:text-align="center" style:writing-mode="lr-tb"/>
      <style:text-properties fo:color="#808080" loext:opacity="100%" style:text-line-through-style="solid" style:text-line-through-type="single"/>
    </style:style>
    <style:style style:name="P35" style:family="paragraph">
      <loext:graphic-properties draw:fill="none" draw:fill-color="#808080" draw:opacity="100%"/>
      <style:paragraph-properties fo:text-align="center" style:writing-mode="lr-tb"/>
      <style:text-properties fo:color="#808080" loext:opacity="100%" style:text-line-through-style="solid" style:text-line-through-type="single"/>
    </style:style>
    <style:style style:name="P36" style:family="paragraph">
      <style:paragraph-properties fo:text-align="center" style:writing-mode="lr-tb"/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37" style:family="paragraph">
      <loext:graphic-properties draw:fill="hatch" draw:fill-color="#808080" draw:fill-hatch-name="Yellow_20_45_20_Degrees_20_Triple" draw:opacity="100%"/>
      <style:paragraph-properties fo:text-align="center" style:writing-mode="lr-tb"/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P38" style:family="paragraph">
      <loext:graphic-properties draw:fill="hatch" draw:fill-color="#ffffd7" draw:fill-hatch-name="Red_20_-45_20_Degrees_20_Triple"/>
      <style:paragraph-properties fo:text-align="center" style:writing-mode="lr-tb"/>
    </style:style>
    <style:style style:name="P39" style:family="paragraph">
      <loext:graphic-properties draw:fill="hatch" draw:fill-hatch-name="Red_20_-45_20_Degrees_20_Triple"/>
      <style:paragraph-properties fo:text-align="center"/>
    </style:style>
    <style:style style:name="P40" style:family="paragraph"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P41" style:family="paragraph">
      <loext:graphic-properties draw:fill="none" draw:fill-color="#ffffd7"/>
      <style:paragraph-properties fo:margin-left="0cm" fo:margin-right="0cm" fo:margin-top="0cm" fo:margin-bottom="0cm" fo:line-height="100%" fo:text-align="start" fo:text-indent="0cm" style:writing-mode="lr-tb"/>
      <style:text-properties style:use-window-font-color="true" loext:opacity="0%" fo:font-size="8pt" fo:font-weight="bold" style:font-size-asian="8pt" style:font-weight-asian="bold" style:font-size-complex="8pt" style:font-weight-complex="bold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8.2000007629395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10000038146973pt" fo:font-style="normal" fo:text-shadow="none" style:text-underline-style="none" fo:font-weight="normal" style:letter-kerning="true" style:font-name-asian="Noto Sans CJK TC" style:font-size-asian="8pt" style:font-style-asian="normal" style:font-weight-asian="normal" style:font-name-complex="Noto Sans CJK TC" style:font-size-complex="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10000038146973pt" fo:font-style="normal" fo:text-shadow="none" style:text-underline-style="none" fo:font-weight="bold" style:letter-kerning="true" style:font-name-asian="Noto Sans CJK TC" style:font-size-asian="8pt" style:font-style-asian="normal" style:font-weight-asian="bold" style:font-name-complex="Noto Sans CJK TC" style:font-size-complex="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TC" style:font-size-asian="8pt" style:font-style-asian="normal" style:font-weight-asian="bold" style:font-name-complex="Noto Sans CJK TC" style:font-size-complex="8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8.10000038146973pt" fo:font-style="normal" fo:text-shadow="none" style:text-underline-style="none" fo:font-weight="bold" style:letter-kerning="true" style:font-name-asian="Noto Sans CJK TC" style:font-size-asian="8pt" style:font-style-asian="normal" style:font-weight-asian="bold" style:font-name-complex="Noto Sans CJK TC" style:font-size-complex="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.10000038146973pt" fo:font-style="normal" fo:text-shadow="none" style:text-underline-style="none" fo:font-weight="bold" style:letter-kerning="true" style:font-name-asian="Noto Sans CJK TC" style:font-size-asian="8.10000038146973pt" style:font-style-asian="normal" style:font-weight-asian="bold" style:font-name-complex="Noto Sans CJK TC" style:font-size-complex="8.10000038146973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color="#ff0000" loext:opacity="100%"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Noto Sans CJK TC" style:font-size-asian="6pt" style:font-style-asian="normal" style:font-weight-asian="normal" style:font-name-complex="Noto Sans CJK TC" style:font-size-complex="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TC" style:font-size-asian="8pt" style:font-style-asian="normal" style:font-weight-asian="normal" style:font-name-complex="Noto Sans CJK TC" style:font-size-complex="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c9211e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TC" style:font-size-asian="8pt" style:font-style-asian="normal" style:font-weight-asian="bold" style:font-name-complex="Noto Sans CJK TC" style:font-size-complex="8pt" style:font-style-complex="normal" style:font-weight-complex="bold" style:text-emphasize="none" style:font-relief="none" style:text-overline-style="none" style:text-overline-color="font-color"/>
    </style:style>
    <style:style style:name="T14" style:family="text">
      <style:text-properties fo:font-size="8pt" fo:font-weight="bold" style:font-size-asian="8pt" style:font-weight-asian="bold" style:font-size-complex="8pt" style:font-weight-complex="bold"/>
    </style:style>
    <style:style style:name="T15" style:family="text">
      <style:text-properties fo:color="#ff0000" loext:opacity="100%"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style:font-size-asian="8pt" style:font-size-complex="8pt"/>
    </style:style>
    <style:style style:name="T17" style:family="text">
      <style:text-properties fo:font-size="12pt" fo:font-weight="bold" style:font-size-asian="12pt" style:font-weight-asian="bold" style:font-size-complex="12pt" style:font-weight-complex="bold"/>
    </style:style>
    <style:style style:name="T18" style:family="text">
      <style:text-properties fo:font-variant="normal" fo:text-transform="none" style:text-outline="false" style:text-line-through-style="none" style:text-line-through-type="none" style:font-name="Liberation Sans" fo:font-size="8pt" fo:font-style="normal" fo:text-shadow="none" style:text-underline-style="none" style:letter-kerning="true" style:font-name-asian="Noto Sans CJK TC" style:font-size-asian="8pt" style:font-style-asian="normal" style:font-name-complex="Noto Sans CJK TC" style:font-size-complex="8pt" style:font-style-complex="normal" style:text-emphasize="none" style:font-relief="none" style:text-overline-style="none" style:text-overline-color="font-color"/>
    </style:style>
    <style:style style:name="T19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TC" style:font-size-asian="8pt" style:font-style-asian="normal" style:font-weight-asian="bold" style:font-name-complex="Noto Sans CJK TC" style:font-size-complex="8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color="#808080" loext:opacity="100%" style:text-line-through-style="solid" style:text-line-through-type="single"/>
    </style:style>
    <style:style style:name="T21" style:family="text">
      <style:text-properties fo:color="#2a6099" loext:opacity="100%" fo:font-size="13pt" fo:font-weight="bold" style:font-size-asian="13pt" style:font-weight-asian="bold" style:font-size-complex="13pt" style:font-weight-complex="bold"/>
    </style:style>
    <style:style style:name="T22" style:family="text">
      <style:text-properties fo:font-variant="normal" fo:text-transform="none" fo:color="#ff0000" loext:opacity="100%" style:text-outline="false" style:text-line-through-style="none" style:text-line-through-type="none" style:font-name="Liberation Sans" fo:font-size="10pt" fo:font-style="normal" fo:text-shadow="none" style:text-underline-style="none" fo:font-weight="bold" style:letter-kerning="true" style:font-name-asian="Noto Sans CJK TC" style:font-size-asian="10pt" style:font-style-asian="normal" style:font-weight-asian="bold" style:font-name-complex="Noto Sans CJK TC" style:font-size-complex="10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預設">
        <draw:custom-shape draw:style-name="gr1" draw:text-style-name="P1" draw:layer="layout" svg:width="4.853cm" svg:height="3.049cm" svg:x="94.582cm" svg:y="7.33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55.285cm" svg:y="4.13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45.684cm" svg:y="4.13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36.083cm" svg:y="4.13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4.853cm" svg:height="3cm" svg:x="26.482cm" svg:y="2.635cm">
          <text:p/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58.787cm" svg:y1="10.025cm" svg:x2="163.537cm" svg:y2="10.024cm">
          <text:p/>
        </draw:line>
        <draw:line draw:style-name="gr4" draw:text-style-name="P3" draw:layer="layout" svg:x1="182.741cm" svg:y1="9.995cm" svg:x2="187.491cm" svg:y2="9.994cm">
          <text:p/>
        </draw:line>
        <draw:line draw:style-name="gr5" draw:text-style-name="P3" draw:layer="layout" svg:x1="206.691cm" svg:y1="9.995cm" svg:x2="211.441cm" svg:y2="9.994cm">
          <text:p/>
        </draw:line>
        <draw:custom-shape draw:style-name="gr2" draw:text-style-name="P2" draw:layer="layout" svg:width="4.853cm" svg:height="1.499cm" svg:x="64.886cm" svg:y="4.139cm">
          <text:p/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15.094cm" svg:height="3.027cm" svg:x="0.635cm" svg:y="0.635cm">
          <text:p text:style-name="P4"><text:span text:style-name="T1">package main</text:span></text:p>
          <text:p text:style-name="P4"><text:span text:style-name="T1"/></text:p>
          <text:p text:style-name="P4"><text:span text:style-name="T1">//go:noinline</text:span></text:p>
          <text:p text:style-name="P4"><text:span text:style-name="T1">func add(a, b int32) (int32, bool) { return a + b, true }</text:span></text:p>
          <text:p text:style-name="P4"><text:span text:style-name="T1"/></text:p>
          <text:p text:style-name="P4"><text:span text:style-name="T1">func main() { add(10, 32) }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12.075cm" svg:height="1.009cm" svg:x="0.635cm" svg:y="4.065cm">
          <text:p text:style-name="P6"><text:span text:style-name="T2">GOOS=linux GOARCH=amd64 go tool compile -S -N test.go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15cm" svg:height="23.154cm" svg:x="0.635cm" svg:y="5.427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6.836cm" svg:y1="2.619cm" svg:x2="16.836cm" svg:y2="28.548cm">
          <text:p/>
        </draw:line>
        <draw:frame draw:style-name="gr10" draw:text-style-name="P9" draw:layer="layout" svg:width="1.499cm" svg:height="0.725cm" svg:x="16.736cm" svg:y="2.253cm">
          <draw:text-box>
            <text:p><text:span text:style-name="T2">S088</text:span></text:p>
          </draw:text-box>
        </draw:frame>
        <draw:custom-shape draw:style-name="gr11" draw:text-style-name="P11" draw:layer="layout" svg:width="1.509cm" svg:height="1.261cm" svg:x="22.426cm" svg:y="3.624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23.585cm" svg:y="2.624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22.642cm" svg:y="28.135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24.335cm" svg:y1="2.635cm" svg:x2="22.335cm" svg:y2="2.635cm">
          <text:p/>
        </draw:line>
        <draw:line draw:style-name="gr12" draw:text-style-name="P3" draw:layer="layout" svg:x1="22.185cm" svg:y1="3.635cm" svg:x2="22.185cm" svg:y2="2.635cm">
          <text:p/>
        </draw:line>
        <draw:frame draw:style-name="gr13" draw:text-style-name="P12" draw:layer="layout" svg:width="2.012cm" svg:height="0.971cm" svg:x="16.836cm" svg:y="27.577cm">
          <draw:text-box>
            <text:p><text:span text:style-name="T3">S???</text:span></text:p>
          </draw:text-box>
        </draw:frame>
        <draw:line draw:style-name="gr14" draw:text-style-name="P3" draw:layer="layout" svg:x1="18.848cm" svg:y1="28.144cm" svg:x2="22.335cm" svg:y2="28.135cm">
          <text:p/>
        </draw:line>
        <draw:line draw:style-name="gr12" draw:text-style-name="P3" draw:layer="layout" svg:x1="23.335cm" svg:y1="28.137cm" svg:x2="22.335cm" svg:y2="28.137cm">
          <text:p/>
        </draw:line>
        <draw:custom-shape draw:style-name="gr15" draw:text-style-name="P13" draw:layer="layout" svg:width="4.497cm" svg:height="1cm" svg:x="17.088cm" svg:y="26.635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17.085cm" svg:y="25.435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17.088cm" svg:y="24.335cm">
          <text:p text:style-name="P10"><text:span text:style-name="T3">&lt;heap&gt;</text:span></text:p>
          <draw:enhanced-geometry svg:viewBox="0 0 21600 21600" draw:type="rectangle" draw:enhanced-path="M 0 0 L 21600 0 21600 21600 0 21600 0 0 Z N"/>
        </draw:custom-shape>
        <draw:frame draw:style-name="gr17" draw:text-style-name="P14" draw:layer="layout" svg:width="2.997cm" svg:height="0.761cm" svg:x="16.735cm" svg:y="5.685cm">
          <draw:text-box>
            <text:p><text:span text:style-name="T4">[main ]</text:span></text:p>
          </draw:text-box>
        </draw:frame>
        <draw:custom-shape draw:style-name="gr18" draw:text-style-name="P16" draw:layer="layout" svg:width="8.75cm" svg:height="1.732cm" svg:x="16.585cm" svg:y="0.635cm">
          <text:p text:style-name="P15"><text:span text:style-name="T5">TEXT <text:s text:c="3"/>main.main(SB), ABIInternal, $16-0 </text:span><text:span text:style-name="T6">&lt;&lt; (1)</text:span></text:p>
          <text:p text:style-name="P15"><text:span text:style-name="T5"/></text:p>
          <text:p text:style-name="P15"><text:span text:style-name="T7">&lt; enter main &gt;</text:span></text:p>
          <draw:enhanced-geometry svg:viewBox="0 0 21600 21600" draw:type="rectangle" draw:enhanced-path="M 0 0 L 21600 0 21600 21600 0 21600 0 0 Z N"/>
        </draw:custom-shape>
        <draw:line draw:style-name="gr19" draw:text-style-name="P3" draw:layer="layout" svg:x1="22.185cm" svg:y1="3.635cm" svg:x2="23.185cm" svg:y2="3.635cm">
          <text:p/>
        </draw:line>
        <draw:line draw:style-name="gr14" draw:text-style-name="P3" draw:layer="layout" svg:x1="18.085cm" svg:y1="2.635cm" svg:x2="22.085cm" svg:y2="2.635cm">
          <text:p/>
        </draw:line>
        <draw:line draw:style-name="gr20" draw:text-style-name="P17" draw:layer="layout" svg:x1="21.785cm" svg:y1="2.885cm" svg:x2="21.785cm" svg:y2="27.885cm">
          <text:p/>
        </draw:line>
        <draw:custom-shape draw:style-name="gr21" draw:text-style-name="P19" draw:layer="layout" svg:width="4.5cm" svg:height="2.75cm" svg:x="17.085cm" svg:y="2.885cm">
          <text:p text:style-name="P18"><text:span text:style-name="T4">16 bytes reserved</text:span><text:span text:style-name="T4"><text:line-break/></text:span><text:span text:style-name="T4">for the new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26.436cm" svg:y1="2.62cm" svg:x2="26.436cm" svg:y2="28.549cm">
          <text:p/>
        </draw:line>
        <draw:custom-shape draw:style-name="gr11" draw:text-style-name="P11" draw:layer="layout" svg:width="1.509cm" svg:height="1.261cm" svg:x="32.085cm" svg:y="5.624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32.085cm" svg:y="2.624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32.242cm" svg:y="28.136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32.835cm" svg:y1="2.635cm" svg:x2="31.835cm" svg:y2="2.635cm">
          <text:p/>
        </draw:line>
        <draw:line draw:style-name="gr12" draw:text-style-name="P3" draw:layer="layout" svg:x1="32.585cm" svg:y1="5.635cm" svg:x2="31.585cm" svg:y2="5.635cm">
          <text:p/>
        </draw:line>
        <draw:frame draw:style-name="gr13" draw:text-style-name="P12" draw:layer="layout" svg:width="2.012cm" svg:height="0.971cm" svg:x="26.436cm" svg:y="27.578cm">
          <draw:text-box>
            <text:p><text:span text:style-name="T3">S???</text:span></text:p>
          </draw:text-box>
        </draw:frame>
        <draw:line draw:style-name="gr14" draw:text-style-name="P3" draw:layer="layout" svg:x1="28.448cm" svg:y1="28.145cm" svg:x2="31.935cm" svg:y2="28.136cm">
          <text:p/>
        </draw:line>
        <draw:line draw:style-name="gr12" draw:text-style-name="P3" draw:layer="layout" svg:x1="32.935cm" svg:y1="28.138cm" svg:x2="31.935cm" svg:y2="28.138cm">
          <text:p/>
        </draw:line>
        <draw:custom-shape draw:style-name="gr15" draw:text-style-name="P13" draw:layer="layout" svg:width="4.497cm" svg:height="1cm" svg:x="26.688cm" svg:y="26.636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26.685cm" svg:y="25.436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26.688cm" svg:y="24.336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custom-shape draw:style-name="gr22" draw:text-style-name="P21" draw:layer="layout" svg:width="8.75cm" svg:height="1.732cm" svg:x="26.185cm" svg:y="0.636cm">
          <text:p text:style-name="P15"><text:span text:style-name="T5">SUBQ <text:s text:c="3"/>$16, SP <text:s/></text:span><text:span text:style-name="T8">&lt;&lt; (2)</text:span></text:p>
          <text:p text:style-name="P15"><text:span text:style-name="T5"/></text:p>
          <text:p text:style-name="P15"><text:span text:style-name="T9">&lt; SP decreases by 16 bytes, forming the main program 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31.385cm" svg:y1="2.886cm" svg:x2="31.385cm" svg:y2="27.886cm">
          <text:p/>
        </draw:line>
        <draw:frame draw:style-name="gr17" draw:text-style-name="P22" draw:layer="layout" svg:width="2.997cm" svg:height="0.761cm" svg:x="26.336cm" svg:y="5.485cm">
          <draw:text-box>
            <text:p><text:span text:style-name="T10">[main ]</text:span></text:p>
          </draw:text-box>
        </draw:frame>
        <draw:frame draw:style-name="gr10" draw:text-style-name="P9" draw:layer="layout" svg:width="1.699cm" svg:height="0.725cm" svg:x="25.136cm" svg:y="5.055cm">
          <draw:text-box>
            <text:p><text:span text:style-name="T2">S104</text:span></text:p>
          </draw:text-box>
        </draw:frame>
        <draw:line draw:style-name="gr14" draw:text-style-name="P3" draw:layer="layout" svg:x1="26.585cm" svg:y1="5.636cm" svg:x2="31.335cm" svg:y2="5.635cm">
          <text:p/>
        </draw:line>
        <draw:line draw:style-name="gr23" draw:text-style-name="P3" draw:layer="layout" svg:x1="21.335cm" svg:y1="5.635cm" svg:x2="26.335cm" svg:y2="5.635cm">
          <text:p/>
        </draw:line>
        <draw:custom-shape draw:style-name="gr2" draw:text-style-name="P2" draw:layer="layout" svg:width="4.853cm" svg:height="1.499cm" svg:x="36.083cm" svg:y="2.636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36.037cm" svg:y1="2.621cm" svg:x2="36.037cm" svg:y2="28.55cm">
          <text:p/>
        </draw:line>
        <draw:custom-shape draw:style-name="gr11" draw:text-style-name="P11" draw:layer="layout" svg:width="1.509cm" svg:height="1.261cm" svg:x="41.686cm" svg:y="5.625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41.686cm" svg:y="2.625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41.843cm" svg:y="28.137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42.436cm" svg:y1="2.636cm" svg:x2="41.436cm" svg:y2="2.636cm">
          <text:p/>
        </draw:line>
        <draw:line draw:style-name="gr12" draw:text-style-name="P3" draw:layer="layout" svg:x1="42.186cm" svg:y1="5.636cm" svg:x2="41.186cm" svg:y2="5.636cm">
          <text:p/>
        </draw:line>
        <draw:frame draw:style-name="gr13" draw:text-style-name="P12" draw:layer="layout" svg:width="2.012cm" svg:height="0.971cm" svg:x="36.037cm" svg:y="27.579cm">
          <draw:text-box>
            <text:p><text:span text:style-name="T3">S???</text:span></text:p>
          </draw:text-box>
        </draw:frame>
        <draw:line draw:style-name="gr14" draw:text-style-name="P3" draw:layer="layout" svg:x1="38.049cm" svg:y1="28.146cm" svg:x2="41.536cm" svg:y2="28.137cm">
          <text:p/>
        </draw:line>
        <draw:line draw:style-name="gr12" draw:text-style-name="P3" draw:layer="layout" svg:x1="42.536cm" svg:y1="28.139cm" svg:x2="41.536cm" svg:y2="28.139cm">
          <text:p/>
        </draw:line>
        <draw:custom-shape draw:style-name="gr15" draw:text-style-name="P13" draw:layer="layout" svg:width="4.497cm" svg:height="1cm" svg:x="36.289cm" svg:y="26.637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36.286cm" svg:y="25.437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36.289cm" svg:y="24.337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custom-shape draw:style-name="gr24" draw:text-style-name="P21" draw:layer="layout" svg:width="8.75cm" svg:height="1.732cm" svg:x="35.786cm" svg:y="0.637cm">
          <text:p text:style-name="P15"><text:span text:style-name="T5"><text:s/></text:span><text:span text:style-name="T5">MOVQ <text:s text:c="3"/>BP, 8(SP) <text:s/></text:span><text:span text:style-name="T8">&lt;&lt; (3)</text:span></text:p>
          <text:p text:style-name="P15"><text:span text:style-name="T5"/></text:p>
          <text:p text:style-name="P15"><text:span text:style-name="T7">&lt; save the current base point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40.986cm" svg:y1="2.887cm" svg:x2="40.986cm" svg:y2="27.887cm">
          <text:p/>
        </draw:line>
        <draw:frame draw:style-name="gr17" draw:text-style-name="P22" draw:layer="layout" svg:width="2.997cm" svg:height="0.761cm" svg:x="35.937cm" svg:y="5.486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34.585cm" svg:y="5.285cm">
          <draw:text-box>
            <text:p><text:span text:style-name="T2">S104</text:span></text:p>
          </draw:text-box>
        </draw:frame>
        <draw:line draw:style-name="gr14" draw:text-style-name="P3" draw:layer="layout" svg:x1="36.186cm" svg:y1="5.637cm" svg:x2="40.936cm" svg:y2="5.636cm">
          <text:p/>
        </draw:line>
        <draw:frame draw:style-name="gr10" draw:text-style-name="P9" draw:layer="layout" svg:width="1.499cm" svg:height="0.725cm" svg:x="26.337cm" svg:y="2.254cm">
          <draw:text-box>
            <text:p><text:span text:style-name="T2">S088</text:span></text:p>
          </draw:text-box>
        </draw:frame>
        <draw:line draw:style-name="gr14" draw:text-style-name="P3" draw:layer="layout" svg:x1="27.685cm" svg:y1="2.635cm" svg:x2="31.685cm" svg:y2="2.635cm">
          <text:p/>
        </draw:line>
        <draw:frame draw:style-name="gr10" draw:text-style-name="P9" draw:layer="layout" svg:width="1.499cm" svg:height="0.725cm" svg:x="35.937cm" svg:y="2.255cm">
          <draw:text-box>
            <text:p><text:span text:style-name="T2">S088</text:span></text:p>
          </draw:text-box>
        </draw:frame>
        <draw:line draw:style-name="gr14" draw:text-style-name="P3" draw:layer="layout" svg:x1="37.285cm" svg:y1="2.636cm" svg:x2="41.285cm" svg:y2="2.636cm">
          <text:p/>
        </draw:line>
        <draw:line draw:style-name="gr14" draw:text-style-name="P3" draw:layer="layout" svg:x1="36.186cm" svg:y1="4.138cm" svg:x2="40.936cm" svg:y2="4.137cm">
          <text:p/>
        </draw:line>
        <draw:frame draw:style-name="gr25" draw:text-style-name="P9" draw:layer="layout" svg:width="2.25cm" svg:height="0.728cm" svg:x="33.985cm" svg:y="3.757cm">
          <draw:text-box>
            <text:p><text:span text:style-name="T2">S96(8sp)</text:span></text:p>
          </draw:text-box>
        </draw:frame>
        <draw:custom-shape draw:style-name="gr2" draw:text-style-name="P2" draw:layer="layout" svg:width="4.853cm" svg:height="1.499cm" svg:x="45.684cm" svg:y="2.637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45.638cm" svg:y1="2.622cm" svg:x2="45.638cm" svg:y2="28.551cm">
          <text:p/>
        </draw:line>
        <draw:custom-shape draw:style-name="gr11" draw:text-style-name="P11" draw:layer="layout" svg:width="1.509cm" svg:height="1.261cm" svg:x="51.287cm" svg:y="5.626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51.287cm" svg:y="4.126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51.444cm" svg:y="28.138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52.037cm" svg:y1="4.137cm" svg:x2="51.037cm" svg:y2="4.137cm">
          <text:p/>
        </draw:line>
        <draw:line draw:style-name="gr12" draw:text-style-name="P3" draw:layer="layout" svg:x1="51.787cm" svg:y1="5.637cm" svg:x2="50.787cm" svg:y2="5.637cm">
          <text:p/>
        </draw:line>
        <draw:frame draw:style-name="gr13" draw:text-style-name="P12" draw:layer="layout" svg:width="2.012cm" svg:height="0.971cm" svg:x="45.638cm" svg:y="27.58cm">
          <draw:text-box>
            <text:p><text:span text:style-name="T3">S???</text:span></text:p>
          </draw:text-box>
        </draw:frame>
        <draw:line draw:style-name="gr14" draw:text-style-name="P3" draw:layer="layout" svg:x1="47.65cm" svg:y1="28.147cm" svg:x2="51.137cm" svg:y2="28.138cm">
          <text:p/>
        </draw:line>
        <draw:line draw:style-name="gr12" draw:text-style-name="P3" draw:layer="layout" svg:x1="52.137cm" svg:y1="28.14cm" svg:x2="51.137cm" svg:y2="28.14cm">
          <text:p/>
        </draw:line>
        <draw:custom-shape draw:style-name="gr15" draw:text-style-name="P13" draw:layer="layout" svg:width="4.497cm" svg:height="1cm" svg:x="45.89cm" svg:y="26.638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45.887cm" svg:y="25.438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45.89cm" svg:y="24.338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custom-shape draw:style-name="gr26" draw:text-style-name="P21" draw:layer="layout" svg:width="8.75cm" svg:height="1.732cm" svg:x="45.387cm" svg:y="0.638cm">
          <text:p text:style-name="P15"><text:span text:style-name="T11"><text:s/></text:span><text:span text:style-name="T12">LEAQ <text:s text:c="3"/>8(SP), BP <text:s/></text:span><text:span text:style-name="T13">&lt;&lt; (4)</text:span></text:p>
          <text:p text:style-name="P15"><text:span text:style-name="T5"/></text:p>
          <text:p text:style-name="P15"><text:span text:style-name="T7">&lt; jump to the new base point 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50.587cm" svg:y1="2.888cm" svg:x2="50.587cm" svg:y2="27.888cm">
          <text:p/>
        </draw:line>
        <draw:frame draw:style-name="gr17" draw:text-style-name="P22" draw:layer="layout" svg:width="2.997cm" svg:height="0.761cm" svg:x="45.538cm" svg:y="5.487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44.186cm" svg:y="5.286cm">
          <draw:text-box>
            <text:p><text:span text:style-name="T2">S104</text:span></text:p>
          </draw:text-box>
        </draw:frame>
        <draw:line draw:style-name="gr14" draw:text-style-name="P3" draw:layer="layout" svg:x1="45.787cm" svg:y1="5.638cm" svg:x2="50.537cm" svg:y2="5.637cm">
          <text:p/>
        </draw:line>
        <draw:frame draw:style-name="gr10" draw:text-style-name="P9" draw:layer="layout" svg:width="1.499cm" svg:height="0.725cm" svg:x="45.538cm" svg:y="2.256cm">
          <draw:text-box>
            <text:p><text:span text:style-name="T2">S088</text:span></text:p>
          </draw:text-box>
        </draw:frame>
        <draw:line draw:style-name="gr14" draw:text-style-name="P3" draw:layer="layout" svg:x1="46.886cm" svg:y1="2.637cm" svg:x2="50.886cm" svg:y2="2.637cm">
          <text:p/>
        </draw:line>
        <draw:line draw:style-name="gr14" draw:text-style-name="P3" draw:layer="layout" svg:x1="45.787cm" svg:y1="4.139cm" svg:x2="50.537cm" svg:y2="4.138cm">
          <text:p/>
        </draw:line>
        <draw:frame draw:style-name="gr25" draw:text-style-name="P9" draw:layer="layout" svg:width="2.25cm" svg:height="0.728cm" svg:x="43.586cm" svg:y="3.758cm">
          <draw:text-box>
            <text:p><text:span text:style-name="T2">S96(8sp)</text:span></text:p>
          </draw:text-box>
        </draw:frame>
        <draw:frame draw:style-name="gr27" draw:text-style-name="P25" draw:layer="layout" svg:width="14.5cm" svg:height="22.75cm" svg:x="0.635cm" svg:y="5.635cm">
          <draw:text-box>
            <text:p text:style-name="P24"><text:span text:style-name="T7">main.add STEXT nosplit size=71 args=0x8 locals=0x10 funcid=0x0 align=0x0</text:span><text:span text:style-name="T14"> <text:s/></text:span><text:span text:style-name="T15">&lt;&lt; <text:s/>(</text:span><text:span text:style-name="T15">副程式</text:span><text:span text:style-name="T15">)</text:span></text:p>
            <text:p><text:span text:style-name="T16">TEXT <text:s text:c="3"/>main.add(SB), NOSPLIT|ABIInternal, $16-8 <text:s/></text:span><text:span text:style-name="T15">&lt;&lt; (8)</text:span></text:p>
            <text:p><text:span text:style-name="T16">SUBQ <text:s text:c="3"/>$16, SP </text:span><text:span text:style-name="T15">&lt;&lt; (9)</text:span></text:p>
            <text:p text:style-name="P24"><text:span text:style-name="T12">MOVQ <text:s text:c="3"/>BP, 8(SP)</text:span><text:span text:style-name="T16"> </text:span><text:span text:style-name="T15">&lt;&lt; (10)</text:span></text:p>
            <text:p text:style-name="P24"><text:span text:style-name="T12">LEAQ <text:s text:c="3"/>8(SP), BP</text:span><text:span text:style-name="T16"> </text:span><text:span text:style-name="T15">&lt;&lt; (11)</text:span></text:p>
            <text:p><text:span text:style-name="T16">FUNCDATA <text:s text:c="7"/>$0, gclocals·g2BeySu+wFnoycgXfElmcg==(SB)</text:span></text:p>
            <text:p><text:span text:style-name="T16">FUNCDATA <text:s text:c="7"/>$1, gclocals·g2BeySu+wFnoycgXfElmcg==(SB)</text:span></text:p>
            <text:p><text:span text:style-name="T16">FUNCDATA <text:s text:c="7"/>$5, main.add.arginfo1(SB)</text:span></text:p>
            <text:p><text:span text:style-name="T16">MOVL <text:s text:c="3"/>AX, main.a+24(SP) </text:span><text:span text:style-name="T15">&lt;&lt; (12)</text:span></text:p>
            <text:p><text:span text:style-name="T16">MOVL <text:s text:c="3"/>BX, main.b+28(SP)</text:span><text:span text:style-name="T15"> &lt;&lt; (13)</text:span></text:p>
            <text:p text:style-name="P24"><text:span text:style-name="T12">MOVL <text:s text:c="3"/>$0, main.~r0+4(SP)</text:span><text:span text:style-name="T15"> &lt;&lt; (14)</text:span></text:p>
            <text:p><text:span text:style-name="T16">MOVB <text:s text:c="3"/>$0, main.~r1+3(SP) </text:span><text:span text:style-name="T15">&lt;&lt; (15)</text:span></text:p>
            <text:p><text:span text:style-name="T16">MOVL <text:s text:c="3"/>main.a+24(SP), CX </text:span><text:span text:style-name="T15">&lt;&lt; (16)</text:span></text:p>
            <text:p><text:span text:style-name="T16">ADDL <text:s text:c="3"/>main.b+28(SP), CX </text:span><text:span text:style-name="T15">&lt;&lt; (17)</text:span></text:p>
            <text:p><text:span text:style-name="T16">MOVL <text:s text:c="3"/>CX, main.~r0+4(SP) </text:span><text:span text:style-name="T15">&lt;&lt; (18)</text:span></text:p>
            <text:p><text:span text:style-name="T16">MOVB <text:s text:c="3"/>$1, main.~r1+3(SP) </text:span><text:span text:style-name="T15">&lt;&lt; (19)</text:span></text:p>
            <text:p><text:span text:style-name="T16">MOVL <text:s text:c="3"/>main.~r0+4(SP), AX </text:span><text:span text:style-name="T15">&lt;&lt; (20)</text:span></text:p>
            <text:p text:style-name="P24"><text:span text:style-name="T12">MOVL <text:s text:c="3"/>$1, BX </text:span><text:span text:style-name="T15">&lt;&lt; (21)</text:span></text:p>
            <text:p text:style-name="P24"><text:span text:style-name="T12">MOVQ <text:s text:c="3"/>8(SP), BP </text:span><text:span text:style-name="T15">&lt;&lt; (22)</text:span></text:p>
            <text:p text:style-name="P24"><text:span text:style-name="T12">ADDQ <text:s text:c="3"/>$16, SP </text:span><text:span text:style-name="T15">&lt;&lt; (23)</text:span></text:p>
            <text:p text:style-name="P24"><text:span text:style-name="T12">RET </text:span><text:span text:style-name="T15">&lt;&lt; (24)</text:span></text:p>
            <text:p><text:span text:style-name="T16"/></text:p>
            <text:p><text:span text:style-name="T14">main.main STEXT size=54 args=0x0 locals=0x10 funcid=0x0 align=0x0 <text:s/></text:span><text:span text:style-name="T15">&lt;&lt; <text:s/>(</text:span><text:span text:style-name="T15">主程式</text:span><text:span text:style-name="T15">)</text:span></text:p>
            <text:p><text:span text:style-name="T16">TEXT <text:s text:c="3"/>main.main(SB), ABIInternal, $16-0 </text:span><text:span text:style-name="T15">&lt;&lt; (1)</text:span></text:p>
            <text:p><text:span text:style-name="T16">CMPQ <text:s text:c="3"/>SP, 16(R14)</text:span></text:p>
            <text:p><text:span text:style-name="T16">PCDATA <text:s/>$0, $-2</text:span></text:p>
            <text:p><text:span text:style-name="T16">JLS <text:s text:c="4"/>47</text:span></text:p>
            <text:p><text:span text:style-name="T16">PCDATA <text:s/>$0, $-1</text:span></text:p>
            <text:p><text:span text:style-name="T16">SUBQ <text:s text:c="3"/>$16, SP </text:span><text:span text:style-name="T15">&lt;&lt; (2)</text:span></text:p>
            <text:p><text:span text:style-name="T16">MOVQ <text:s text:c="3"/>BP, 8(SP) </text:span><text:span text:style-name="T15">&lt;&lt; (3)</text:span></text:p>
            <text:p><text:span text:style-name="T16">LEAQ <text:s text:c="3"/>8(SP), BP </text:span><text:span text:style-name="T15">&lt;&lt; (4)</text:span></text:p>
            <text:p><text:span text:style-name="T16">FUNCDATA <text:s text:c="7"/>$0, gclocals·g2BeySu+wFnoycgXfElmcg==(SB)</text:span></text:p>
            <text:p><text:span text:style-name="T16">FUNCDATA <text:s text:c="7"/>$1, gclocals·g2BeySu+wFnoycgXfElmcg==(SB)</text:span></text:p>
            <text:p text:style-name="P24"><text:span text:style-name="T12">MOVL <text:s text:c="3"/>$10, AX </text:span><text:span text:style-name="T16"><text:s/></text:span><text:span text:style-name="T15">&lt;&lt; (5)</text:span></text:p>
            <text:p text:style-name="P24"><text:span text:style-name="T12">MOVL <text:s text:c="3"/>$32, BX </text:span><text:span text:style-name="T16"><text:s/></text:span><text:span text:style-name="T15">&lt;&lt; (6)</text:span></text:p>
            <text:p><text:span text:style-name="T16">PCDATA <text:s/>$1, $0</text:span></text:p>
            <text:p><text:span text:style-name="T16">NOP</text:span></text:p>
            <text:p text:style-name="P24"><text:span text:style-name="T12">CALL <text:s text:c="3"/>main.add(SB) </text:span><text:span text:style-name="T16"><text:s/></text:span><text:span text:style-name="T15">&lt;&lt; (7)</text:span></text:p>
            <text:p><text:span text:style-name="T16">MOVQ <text:s text:c="3"/>8(SP), BP </text:span><text:span text:style-name="T15">&lt;&lt; (25)</text:span></text:p>
            <text:p text:style-name="P24"><text:span text:style-name="T12">ADDQ <text:s text:c="3"/>$16, SP</text:span><text:span text:style-name="T16"> </text:span><text:span text:style-name="T15">&lt;&lt; (26)</text:span></text:p>
            <text:p text:style-name="P24"><text:span text:style-name="T12">RET</text:span><text:span text:style-name="T16"> </text:span><text:span text:style-name="T15">&lt;&lt; (27)</text:span></text:p>
            <text:p><text:span text:style-name="T16">NOP</text:span></text:p>
            <text:p><text:span text:style-name="T16">PCDATA <text:s/>$1, $-1</text:span></text:p>
            <text:p><text:span text:style-name="T16">PCDATA <text:s/>$0, $-2</text:span></text:p>
            <text:p><text:span text:style-name="T16">CALL <text:s text:c="3"/>runtime.morestack_noctxt(SB)</text:span></text:p>
            <text:p><text:span text:style-name="T16">PCDATA <text:s/>$0, $-1</text:span></text:p>
            <text:p><text:span text:style-name="T16">JMP <text:s text:c="4"/>0</text:span></text:p>
          </draw:text-box>
        </draw:frame>
        <draw:custom-shape draw:style-name="gr28" draw:text-style-name="P26" draw:layer="layout" svg:width="1.509cm" svg:height="1.261cm" svg:x="22.426cm" svg:y="6.224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22.426cm" svg:y="8.324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32.113cm" svg:y="7.824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32.113cm" svg:y="9.924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41.713cm" svg:y="7.824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41.713cm" svg:y="9.924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51.313cm" svg:y="7.824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51.313cm" svg:y="9.924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2" draw:layer="layout" svg:width="4.853cm" svg:height="1.499cm" svg:x="55.285cm" svg:y="2.638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55.239cm" svg:y1="2.623cm" svg:x2="55.239cm" svg:y2="28.552cm">
          <text:p/>
        </draw:line>
        <draw:custom-shape draw:style-name="gr11" draw:text-style-name="P11" draw:layer="layout" svg:width="1.509cm" svg:height="1.261cm" svg:x="60.888cm" svg:y="5.627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60.888cm" svg:y="4.127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61.045cm" svg:y="28.139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61.638cm" svg:y1="4.138cm" svg:x2="60.638cm" svg:y2="4.138cm">
          <text:p/>
        </draw:line>
        <draw:line draw:style-name="gr12" draw:text-style-name="P3" draw:layer="layout" svg:x1="61.388cm" svg:y1="5.638cm" svg:x2="60.388cm" svg:y2="5.638cm">
          <text:p/>
        </draw:line>
        <draw:frame draw:style-name="gr13" draw:text-style-name="P12" draw:layer="layout" svg:width="2.012cm" svg:height="0.971cm" svg:x="55.239cm" svg:y="27.581cm">
          <draw:text-box>
            <text:p><text:span text:style-name="T3">S???</text:span></text:p>
          </draw:text-box>
        </draw:frame>
        <draw:line draw:style-name="gr14" draw:text-style-name="P3" draw:layer="layout" svg:x1="57.251cm" svg:y1="28.148cm" svg:x2="60.738cm" svg:y2="28.139cm">
          <text:p/>
        </draw:line>
        <draw:line draw:style-name="gr12" draw:text-style-name="P3" draw:layer="layout" svg:x1="61.738cm" svg:y1="28.141cm" svg:x2="60.738cm" svg:y2="28.141cm">
          <text:p/>
        </draw:line>
        <draw:custom-shape draw:style-name="gr15" draw:text-style-name="P13" draw:layer="layout" svg:width="4.497cm" svg:height="1cm" svg:x="55.491cm" svg:y="26.639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55.488cm" svg:y="25.439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55.491cm" svg:y="24.339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custom-shape draw:style-name="gr29" draw:text-style-name="P21" draw:layer="layout" svg:width="8.75cm" svg:height="1.732cm" svg:x="54.988cm" svg:y="0.639cm">
          <text:p text:style-name="P15"><text:span text:style-name="T12">MOVL <text:s text:c="3"/>$10, AX <text:s/></text:span><text:span text:style-name="T13">&lt;&lt; (5)</text:span></text:p>
          <text:p text:style-name="P15"><text:span text:style-name="T13"/></text:p>
          <text:p text:style-name="P15"><text:span text:style-name="T12">MOVL <text:s text:c="3"/>$32, BX <text:s/></text:span><text:span text:style-name="T13">&lt;&lt; (6)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60.188cm" svg:y1="2.889cm" svg:x2="60.188cm" svg:y2="27.889cm">
          <text:p/>
        </draw:line>
        <draw:frame draw:style-name="gr17" draw:text-style-name="P22" draw:layer="layout" svg:width="2.997cm" svg:height="0.761cm" svg:x="55.139cm" svg:y="5.488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53.787cm" svg:y="5.287cm">
          <draw:text-box>
            <text:p><text:span text:style-name="T2">S104</text:span></text:p>
          </draw:text-box>
        </draw:frame>
        <draw:line draw:style-name="gr14" draw:text-style-name="P3" draw:layer="layout" svg:x1="55.388cm" svg:y1="5.639cm" svg:x2="60.138cm" svg:y2="5.638cm">
          <text:p/>
        </draw:line>
        <draw:frame draw:style-name="gr10" draw:text-style-name="P9" draw:layer="layout" svg:width="1.499cm" svg:height="0.725cm" svg:x="55.139cm" svg:y="2.257cm">
          <draw:text-box>
            <text:p><text:span text:style-name="T2">S088</text:span></text:p>
          </draw:text-box>
        </draw:frame>
        <draw:line draw:style-name="gr14" draw:text-style-name="P3" draw:layer="layout" svg:x1="56.487cm" svg:y1="2.638cm" svg:x2="60.487cm" svg:y2="2.638cm">
          <text:p/>
        </draw:line>
        <draw:line draw:style-name="gr14" draw:text-style-name="P3" draw:layer="layout" svg:x1="55.388cm" svg:y1="4.14cm" svg:x2="60.138cm" svg:y2="4.139cm">
          <text:p/>
        </draw:line>
        <draw:custom-shape draw:style-name="gr28" draw:text-style-name="P26" draw:layer="layout" svg:width="1.509cm" svg:height="1.261cm" svg:x="60.914cm" svg:y="7.825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60.914cm" svg:y="9.925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60.787cm" svg:y="7.588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60.788cm" svg:y="9.689cm">
          <draw:text-box>
            <text:p><text:span text:style-name="T17">32</text:span></text:p>
          </draw:text-box>
        </draw:frame>
        <draw:frame draw:style-name="gr25" draw:text-style-name="P9" draw:layer="layout" svg:width="2.25cm" svg:height="0.728cm" svg:x="53.186cm" svg:y="3.758cm">
          <draw:text-box>
            <text:p><text:span text:style-name="T2">S96(8sp)</text:span></text:p>
          </draw:text-box>
        </draw:frame>
        <draw:custom-shape draw:style-name="gr2" draw:text-style-name="P2" draw:layer="layout" svg:width="4.853cm" svg:height="1.499cm" svg:x="64.886cm" svg:y="2.639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64.84cm" svg:y1="2.624cm" svg:x2="64.84cm" svg:y2="28.553cm">
          <text:p/>
        </draw:line>
        <draw:custom-shape draw:style-name="gr11" draw:text-style-name="P11" draw:layer="layout" svg:width="1.509cm" svg:height="1.261cm" svg:x="70.489cm" svg:y="7.228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70.489cm" svg:y="4.128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70.646cm" svg:y="28.14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71.239cm" svg:y1="4.139cm" svg:x2="70.239cm" svg:y2="4.139cm">
          <text:p/>
        </draw:line>
        <draw:line draw:style-name="gr12" draw:text-style-name="P3" draw:layer="layout" svg:x1="70.989cm" svg:y1="7.239cm" svg:x2="69.989cm" svg:y2="7.239cm">
          <text:p/>
        </draw:line>
        <draw:frame draw:style-name="gr13" draw:text-style-name="P12" draw:layer="layout" svg:width="2.012cm" svg:height="0.971cm" svg:x="64.84cm" svg:y="27.582cm">
          <draw:text-box>
            <text:p><text:span text:style-name="T3">S???</text:span></text:p>
          </draw:text-box>
        </draw:frame>
        <draw:line draw:style-name="gr14" draw:text-style-name="P3" draw:layer="layout" svg:x1="66.852cm" svg:y1="28.149cm" svg:x2="70.339cm" svg:y2="28.14cm">
          <text:p/>
        </draw:line>
        <draw:line draw:style-name="gr12" draw:text-style-name="P3" draw:layer="layout" svg:x1="71.339cm" svg:y1="28.142cm" svg:x2="70.339cm" svg:y2="28.142cm">
          <text:p/>
        </draw:line>
        <draw:custom-shape draw:style-name="gr15" draw:text-style-name="P13" draw:layer="layout" svg:width="4.497cm" svg:height="1cm" svg:x="65.092cm" svg:y="26.64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65.089cm" svg:y="25.44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65.092cm" svg:y="24.34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custom-shape draw:style-name="gr30" draw:text-style-name="P29" draw:layer="layout" svg:width="8.75cm" svg:height="1.732cm" svg:x="64.589cm" svg:y="0.64cm">
          <text:p text:style-name="P28"><text:span text:style-name="T12">CALL <text:s text:c="3"/>main.add(SB) </text:span><text:span text:style-name="T18"><text:s/></text:span><text:span text:style-name="T13">&lt;&lt; (7)</text:span></text:p>
          <text:p text:style-name="P28"><text:span text:style-name="T5"/></text:p>
          <text:p text:style-name="P28"><text:span text:style-name="T7">&lt; jump to the subfunction block 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69.789cm" svg:y1="2.89cm" svg:x2="69.789cm" svg:y2="27.89cm">
          <text:p/>
        </draw:line>
        <draw:frame draw:style-name="gr17" draw:text-style-name="P22" draw:layer="layout" svg:width="2.997cm" svg:height="0.761cm" svg:x="64.74cm" svg:y="7.189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63.388cm" svg:y="5.288cm">
          <draw:text-box>
            <text:p><text:span text:style-name="T2">S104</text:span></text:p>
          </draw:text-box>
        </draw:frame>
        <draw:line draw:style-name="gr14" draw:text-style-name="P3" draw:layer="layout" svg:x1="64.989cm" svg:y1="5.64cm" svg:x2="69.739cm" svg:y2="5.639cm">
          <text:p/>
        </draw:line>
        <draw:frame draw:style-name="gr10" draw:text-style-name="P9" draw:layer="layout" svg:width="1.499cm" svg:height="0.725cm" svg:x="64.74cm" svg:y="2.258cm">
          <draw:text-box>
            <text:p><text:span text:style-name="T2">S088</text:span></text:p>
          </draw:text-box>
        </draw:frame>
        <draw:line draw:style-name="gr14" draw:text-style-name="P3" draw:layer="layout" svg:x1="66.088cm" svg:y1="2.639cm" svg:x2="70.088cm" svg:y2="2.639cm">
          <text:p/>
        </draw:line>
        <draw:line draw:style-name="gr14" draw:text-style-name="P3" draw:layer="layout" svg:x1="64.989cm" svg:y1="4.141cm" svg:x2="69.739cm" svg:y2="4.14cm">
          <text:p/>
        </draw:line>
        <draw:custom-shape draw:style-name="gr28" draw:text-style-name="P26" draw:layer="layout" svg:width="1.509cm" svg:height="1.261cm" svg:x="70.515cm" svg:y="9.426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70.515cm" svg:y="11.526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70.388cm" svg:y="9.189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70.389cm" svg:y="11.29cm">
          <draw:text-box>
            <text:p><text:span text:style-name="T17">32</text:span></text:p>
          </draw:text-box>
        </draw:frame>
        <draw:frame draw:style-name="gr25" draw:text-style-name="P9" draw:layer="layout" svg:width="2.25cm" svg:height="0.728cm" svg:x="62.787cm" svg:y="3.759cm">
          <draw:text-box>
            <text:p><text:span text:style-name="T2">S96(8sp)</text:span></text:p>
          </draw:text-box>
        </draw:frame>
        <draw:custom-shape draw:style-name="gr31" draw:text-style-name="P30" draw:layer="layout" svg:width="1.509cm" svg:height="1.261cm" svg:x="22.426cm" svg:y="10.424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30" draw:layer="layout" svg:width="1.509cm" svg:height="1.261cm" svg:x="32.126cm" svg:y="12.025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30" draw:layer="layout" svg:width="1.509cm" svg:height="1.261cm" svg:x="41.726cm" svg:y="12.026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30" draw:layer="layout" svg:width="1.509cm" svg:height="1.261cm" svg:x="51.326cm" svg:y="12.027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30" draw:layer="layout" svg:width="1.509cm" svg:height="1.261cm" svg:x="60.926cm" svg:y="12.028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1" draw:text-style-name="P30" draw:layer="layout" svg:width="1.509cm" svg:height="1.261cm" svg:x="70.526cm" svg:y="13.629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5cm" svg:height="0.725cm" svg:x="21.585cm" svg:y="10.385cm">
          <draw:text-box>
            <text:p><text:span text:style-name="T17">main</text:span></text:p>
          </draw:text-box>
        </draw:frame>
        <draw:frame draw:style-name="gr10" draw:text-style-name="P27" draw:layer="layout" svg:width="1.5cm" svg:height="0.725cm" svg:x="31.335cm" svg:y="12.135cm">
          <draw:text-box>
            <text:p><text:span text:style-name="T17">main</text:span></text:p>
          </draw:text-box>
        </draw:frame>
        <draw:frame draw:style-name="gr10" draw:text-style-name="P27" draw:layer="layout" svg:width="1.5cm" svg:height="0.725cm" svg:x="40.935cm" svg:y="12.136cm">
          <draw:text-box>
            <text:p><text:span text:style-name="T17">main</text:span></text:p>
          </draw:text-box>
        </draw:frame>
        <draw:frame draw:style-name="gr10" draw:text-style-name="P27" draw:layer="layout" svg:width="1.5cm" svg:height="0.725cm" svg:x="50.485cm" svg:y="12.135cm">
          <draw:text-box>
            <text:p><text:span text:style-name="T17">main</text:span></text:p>
          </draw:text-box>
        </draw:frame>
        <draw:frame draw:style-name="gr10" draw:text-style-name="P27" draw:layer="layout" svg:width="1.5cm" svg:height="0.725cm" svg:x="60.085cm" svg:y="12.136cm">
          <draw:text-box>
            <text:p><text:span text:style-name="T17">main</text:span></text:p>
          </draw:text-box>
        </draw:frame>
        <draw:frame draw:style-name="gr10" draw:text-style-name="P27" draw:layer="layout" svg:width="1.4cm" svg:height="0.725cm" svg:x="69.785cm" svg:y="13.737cm">
          <draw:text-box>
            <text:p><text:span text:style-name="T17">add</text:span></text:p>
          </draw:text-box>
        </draw:frame>
        <draw:custom-shape draw:style-name="gr32" draw:text-style-name="P31" draw:layer="layout" svg:width="4.853cm" svg:height="1.499cm" svg:x="64.886cm" svg:y="5.739cm">
          <text:p text:style-name="P23">main ip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64.989cm" svg:y1="7.241cm" svg:x2="69.739cm" svg:y2="7.24cm">
          <text:p/>
        </draw:line>
        <draw:custom-shape draw:style-name="gr2" draw:text-style-name="P2" draw:layer="layout" svg:width="4.853cm" svg:height="1.499cm" svg:x="74.587cm" svg:y="4.1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74.587cm" svg:y="2.64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74.541cm" svg:y1="2.625cm" svg:x2="74.541cm" svg:y2="28.554cm">
          <text:p/>
        </draw:line>
        <draw:custom-shape draw:style-name="gr11" draw:text-style-name="P11" draw:layer="layout" svg:width="1.509cm" svg:height="1.261cm" svg:x="80.19cm" svg:y="7.22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80.19cm" svg:y="4.12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80.347cm" svg:y="28.141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80.94cm" svg:y1="4.14cm" svg:x2="79.94cm" svg:y2="4.14cm">
          <text:p/>
        </draw:line>
        <draw:line draw:style-name="gr12" draw:text-style-name="P3" draw:layer="layout" svg:x1="80.69cm" svg:y1="7.24cm" svg:x2="79.69cm" svg:y2="7.24cm">
          <text:p/>
        </draw:line>
        <draw:frame draw:style-name="gr13" draw:text-style-name="P12" draw:layer="layout" svg:width="2.012cm" svg:height="0.971cm" svg:x="74.541cm" svg:y="27.583cm">
          <draw:text-box>
            <text:p><text:span text:style-name="T3">S???</text:span></text:p>
          </draw:text-box>
        </draw:frame>
        <draw:line draw:style-name="gr14" draw:text-style-name="P3" draw:layer="layout" svg:x1="76.553cm" svg:y1="28.15cm" svg:x2="80.04cm" svg:y2="28.141cm">
          <text:p/>
        </draw:line>
        <draw:line draw:style-name="gr12" draw:text-style-name="P3" draw:layer="layout" svg:x1="81.04cm" svg:y1="28.143cm" svg:x2="80.04cm" svg:y2="28.143cm">
          <text:p/>
        </draw:line>
        <draw:custom-shape draw:style-name="gr15" draw:text-style-name="P13" draw:layer="layout" svg:width="4.497cm" svg:height="1cm" svg:x="74.793cm" svg:y="26.641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74.79cm" svg:y="25.441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74.793cm" svg:y="24.341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custom-shape draw:style-name="gr33" draw:text-style-name="P29" draw:layer="layout" svg:width="16.045cm" svg:height="1.732cm" svg:x="74.29cm" svg:y="0.641cm">
          <text:p text:style-name="P28"><text:span text:style-name="T18">TEXT <text:s text:c="3"/>main.add(SB), NOSPLIT|ABIInternal, $16-8 <text:s/></text:span><text:span text:style-name="T19">&lt;&lt; (8)</text:span></text:p>
          <text:p text:style-name="P28"><text:span text:style-name="T5"/></text:p>
          <text:p text:style-name="P28"><text:span text:style-name="T7">&lt; jump to subfunction 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79.49cm" svg:y1="2.891cm" svg:x2="79.49cm" svg:y2="27.891cm">
          <text:p/>
        </draw:line>
        <draw:frame draw:style-name="gr17" draw:text-style-name="P22" draw:layer="layout" svg:width="2.997cm" svg:height="0.761cm" svg:x="74.441cm" svg:y="7.19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73.089cm" svg:y="5.289cm">
          <draw:text-box>
            <text:p><text:span text:style-name="T2">S104</text:span></text:p>
          </draw:text-box>
        </draw:frame>
        <draw:line draw:style-name="gr14" draw:text-style-name="P3" draw:layer="layout" svg:x1="74.69cm" svg:y1="5.641cm" svg:x2="79.44cm" svg:y2="5.64cm">
          <text:p/>
        </draw:line>
        <draw:frame draw:style-name="gr10" draw:text-style-name="P9" draw:layer="layout" svg:width="1.499cm" svg:height="0.725cm" svg:x="74.441cm" svg:y="2.259cm">
          <draw:text-box>
            <text:p><text:span text:style-name="T2">S088</text:span></text:p>
          </draw:text-box>
        </draw:frame>
        <draw:line draw:style-name="gr14" draw:text-style-name="P3" draw:layer="layout" svg:x1="75.789cm" svg:y1="2.64cm" svg:x2="79.789cm" svg:y2="2.64cm">
          <text:p/>
        </draw:line>
        <draw:line draw:style-name="gr14" draw:text-style-name="P3" draw:layer="layout" svg:x1="74.69cm" svg:y1="4.142cm" svg:x2="79.44cm" svg:y2="4.141cm">
          <text:p/>
        </draw:line>
        <draw:custom-shape draw:style-name="gr28" draw:text-style-name="P26" draw:layer="layout" svg:width="1.509cm" svg:height="1.261cm" svg:x="80.216cm" svg:y="10.92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80.216cm" svg:y="13.02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80.089cm" svg:y="10.69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80.09cm" svg:y="12.791cm">
          <draw:text-box>
            <text:p><text:span text:style-name="T17">32</text:span></text:p>
          </draw:text-box>
        </draw:frame>
        <draw:frame draw:style-name="gr25" draw:text-style-name="P9" draw:layer="layout" svg:width="2.25cm" svg:height="0.728cm" svg:x="72.488cm" svg:y="3.76cm">
          <draw:text-box>
            <text:p><text:span text:style-name="T2">S96(8sp)</text:span></text:p>
          </draw:text-box>
        </draw:frame>
        <draw:custom-shape draw:style-name="gr31" draw:text-style-name="P30" draw:layer="layout" svg:width="1.509cm" svg:height="1.261cm" svg:x="80.227cm" svg:y="15.13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79.486cm" svg:y="15.238cm">
          <draw:text-box>
            <text:p><text:span text:style-name="T17">add</text:span></text:p>
          </draw:text-box>
        </draw:frame>
        <draw:custom-shape draw:style-name="gr34" draw:text-style-name="P31" draw:layer="layout" svg:width="4.853cm" svg:height="1.499cm" svg:x="74.587cm" svg:y="5.74cm">
          <text:p text:style-name="P23">main ip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74.69cm" svg:y1="7.242cm" svg:x2="79.44cm" svg:y2="7.241cm">
          <text:p/>
        </draw:line>
        <draw:custom-shape draw:style-name="gr35" draw:text-style-name="P32" draw:layer="layout" svg:width="4.5cm" svg:height="2.75cm" svg:x="84.635cm" svg:y="7.435cm">
          <text:p text:style-name="P18"><text:span text:style-name="T4">16 bytes reserved</text:span><text:span text:style-name="T4"><text:line-break/></text:span><text:span text:style-name="T4">for the new stack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9" draw:text-style-name="P3" draw:layer="layout" svg:x1="84.435cm" svg:y1="6.885cm" svg:x2="84.442cm" svg:y2="28.555cm">
          <text:p/>
        </draw:line>
        <draw:line draw:style-name="gr14" draw:text-style-name="P3" draw:layer="layout" svg:x1="84.685cm" svg:y1="28.135cm" svg:x2="89.941cm" svg:y2="28.142cm">
          <text:p/>
        </draw:line>
        <draw:line draw:style-name="gr20" draw:text-style-name="P17" draw:layer="layout" svg:x1="89.435cm" svg:y1="6.885cm" svg:x2="89.435cm" svg:y2="27.885cm">
          <text:p/>
        </draw:line>
        <draw:line draw:style-name="gr14" draw:text-style-name="P3" draw:layer="layout" svg:x1="84.591cm" svg:y1="7.243cm" svg:x2="89.341cm" svg:y2="7.242cm">
          <text:p/>
        </draw:line>
        <draw:frame draw:style-name="gr10" draw:text-style-name="P9" draw:layer="layout" svg:width="1.664cm" svg:height="0.725cm" svg:x="82.99cm" svg:y="6.891cm">
          <draw:text-box>
            <text:p><text:span text:style-name="T2">S112</text:span></text:p>
          </draw:text-box>
        </draw:frame>
        <draw:frame draw:style-name="gr10" draw:text-style-name="P9" draw:layer="layout" svg:width="1.664cm" svg:height="0.725cm" svg:x="73.089cm" svg:y="6.89cm">
          <draw:text-box>
            <text:p><text:span text:style-name="T2">S112</text:span></text:p>
          </draw:text-box>
        </draw:frame>
        <draw:frame draw:style-name="gr10" draw:text-style-name="P9" draw:layer="layout" svg:width="1.664cm" svg:height="0.725cm" svg:x="63.388cm" svg:y="6.889cm">
          <draw:text-box>
            <text:p><text:span text:style-name="T2">S112</text:span></text:p>
          </draw:text-box>
        </draw:frame>
        <draw:line draw:style-name="gr14" draw:text-style-name="P3" draw:layer="layout" svg:x1="84.591cm" svg:y1="10.444cm" svg:x2="89.341cm" svg:y2="10.443cm">
          <text:p/>
        </draw:line>
        <draw:frame draw:style-name="gr10" draw:text-style-name="P9" draw:layer="layout" svg:width="1.664cm" svg:height="0.725cm" svg:x="82.99cm" svg:y="10.092cm">
          <draw:text-box>
            <text:p><text:span text:style-name="T2">S128</text:span></text:p>
          </draw:text-box>
        </draw:frame>
        <draw:line draw:style-name="gr23" draw:text-style-name="P3" draw:layer="layout" svg:x1="79.485cm" svg:y1="6.935cm" svg:x2="84.235cm" svg:y2="6.935cm">
          <text:p/>
        </draw:line>
        <draw:line draw:style-name="gr23" draw:text-style-name="P3" draw:layer="layout" svg:x1="79.485cm" svg:y1="10.135cm" svg:x2="84.235cm" svg:y2="10.135cm">
          <text:p/>
        </draw:line>
        <draw:custom-shape draw:style-name="gr11" draw:text-style-name="P11" draw:layer="layout" svg:width="1.509cm" svg:height="1.261cm" svg:x="100.39cm" svg:y="10.42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100.39cm" svg:y="4.12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01.14cm" svg:y1="4.14cm" svg:x2="100.14cm" svg:y2="4.14cm">
          <text:p/>
        </draw:line>
        <draw:line draw:style-name="gr12" draw:text-style-name="P3" draw:layer="layout" svg:x1="100.89cm" svg:y1="10.44cm" svg:x2="99.89cm" svg:y2="10.44cm">
          <text:p/>
        </draw:line>
        <draw:custom-shape draw:style-name="gr36" draw:text-style-name="P29" draw:layer="layout" svg:width="8.75cm" svg:height="1.732cm" svg:x="94.39cm" svg:y="0.641cm">
          <text:p text:style-name="P28"><text:span text:style-name="T18">SUBQ <text:s text:c="3"/>$16, SP </text:span><text:span text:style-name="T19">&lt;&lt; (9)</text:span></text:p>
          <text:p text:style-name="P28"><text:span text:style-name="T5"/></text:p>
          <text:p text:style-name="P28"><text:span text:style-name="T7">&lt; SP decreases by 16 bytes, forming the subroutine &gt;</text:span></text:p>
          <draw:enhanced-geometry svg:viewBox="0 0 21600 21600" draw:type="rectangle" draw:enhanced-path="M 0 0 L 21600 0 21600 21600 0 21600 0 0 Z N"/>
        </draw:custom-shape>
        <draw:frame draw:style-name="gr17" draw:text-style-name="P22" draw:layer="layout" svg:width="2.997cm" svg:height="0.761cm" svg:x="84.588cm" svg:y="10.335cm">
          <draw:text-box>
            <text:p><text:span text:style-name="T10">[add ]</text:span></text:p>
          </draw:text-box>
        </draw:frame>
        <draw:custom-shape draw:style-name="gr28" draw:text-style-name="P26" draw:layer="layout" svg:width="1.509cm" svg:height="1.261cm" svg:x="100.416cm" svg:y="12.62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100.416cm" svg:y="14.72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100.289cm" svg:y="12.39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100.29cm" svg:y="14.491cm">
          <draw:text-box>
            <text:p><text:span text:style-name="T17">32</text:span></text:p>
          </draw:text-box>
        </draw:frame>
        <draw:custom-shape draw:style-name="gr31" draw:text-style-name="P30" draw:layer="layout" svg:width="1.509cm" svg:height="1.261cm" svg:x="100.427cm" svg:y="16.83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99.686cm" svg:y="16.938cm">
          <draw:text-box>
            <text:p><text:span text:style-name="T17">add</text:span></text:p>
          </draw:text-box>
        </draw:frame>
        <draw:line draw:style-name="gr9" draw:text-style-name="P3" draw:layer="layout" svg:x1="94.636cm" svg:y1="6.885cm" svg:x2="94.643cm" svg:y2="28.555cm">
          <text:p/>
        </draw:line>
        <draw:line draw:style-name="gr14" draw:text-style-name="P3" draw:layer="layout" svg:x1="94.886cm" svg:y1="28.135cm" svg:x2="100.142cm" svg:y2="28.142cm">
          <text:p/>
        </draw:line>
        <draw:line draw:style-name="gr20" draw:text-style-name="P17" draw:layer="layout" svg:x1="99.636cm" svg:y1="6.885cm" svg:x2="99.636cm" svg:y2="27.885cm">
          <text:p/>
        </draw:line>
        <draw:line draw:style-name="gr14" draw:text-style-name="P3" draw:layer="layout" svg:x1="94.792cm" svg:y1="7.243cm" svg:x2="99.542cm" svg:y2="7.242cm">
          <text:p/>
        </draw:line>
        <draw:frame draw:style-name="gr10" draw:text-style-name="P9" draw:layer="layout" svg:width="1.664cm" svg:height="0.725cm" svg:x="93.191cm" svg:y="6.891cm">
          <draw:text-box>
            <text:p><text:span text:style-name="T2">S112</text:span></text:p>
          </draw:text-box>
        </draw:frame>
        <draw:line draw:style-name="gr14" draw:text-style-name="P3" draw:layer="layout" svg:x1="94.792cm" svg:y1="10.444cm" svg:x2="99.542cm" svg:y2="10.443cm">
          <text:p/>
        </draw:line>
        <draw:frame draw:style-name="gr10" draw:text-style-name="P9" draw:layer="layout" svg:width="1.664cm" svg:height="0.725cm" svg:x="93.191cm" svg:y="10.092cm">
          <draw:text-box>
            <text:p><text:span text:style-name="T2">S128</text:span></text:p>
          </draw:text-box>
        </draw:frame>
        <draw:frame draw:style-name="gr17" draw:text-style-name="P14" draw:layer="layout" svg:width="2.997cm" svg:height="0.761cm" svg:x="94.789cm" svg:y="8.435cm">
          <draw:text-box>
            <text:p><text:span text:style-name="T4">[add ]</text:span></text:p>
          </draw:text-box>
        </draw:frame>
        <draw:line draw:style-name="gr23" draw:text-style-name="P3" draw:layer="layout" svg:x1="79.735cm" svg:y1="3.985cm" svg:x2="100.235cm" svg:y2="3.985cm">
          <text:p/>
        </draw:line>
        <draw:custom-shape draw:style-name="gr11" draw:text-style-name="P11" draw:layer="layout" svg:width="1.509cm" svg:height="1.261cm" svg:x="114.191cm" svg:y="10.42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114.191cm" svg:y="4.12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14.941cm" svg:y1="4.14cm" svg:x2="113.941cm" svg:y2="4.14cm">
          <text:p/>
        </draw:line>
        <draw:line draw:style-name="gr12" draw:text-style-name="P3" draw:layer="layout" svg:x1="114.691cm" svg:y1="10.44cm" svg:x2="113.691cm" svg:y2="10.44cm">
          <text:p/>
        </draw:line>
        <draw:custom-shape draw:style-name="gr37" draw:text-style-name="P29" draw:layer="layout" svg:width="8.75cm" svg:height="1.732cm" svg:x="108.191cm" svg:y="0.641cm">
          <text:p text:style-name="P28"><text:span text:style-name="T18">MOVQ <text:s text:c="3"/>BP, 8(SP) </text:span><text:span text:style-name="T19">&lt;&lt; (10)</text:span></text:p>
          <text:p text:style-name="P28"><text:span text:style-name="T5"/></text:p>
          <text:p text:style-name="P28"><text:span text:style-name="T7">&lt; store the current base point &gt;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509cm" svg:height="1.261cm" svg:x="114.217cm" svg:y="12.62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114.217cm" svg:y="14.72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114.09cm" svg:y="12.39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114.091cm" svg:y="14.491cm">
          <draw:text-box>
            <text:p><text:span text:style-name="T17">32</text:span></text:p>
          </draw:text-box>
        </draw:frame>
        <draw:custom-shape draw:style-name="gr31" draw:text-style-name="P30" draw:layer="layout" svg:width="1.509cm" svg:height="1.261cm" svg:x="114.228cm" svg:y="16.83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113.487cm" svg:y="16.938cm">
          <draw:text-box>
            <text:p><text:span text:style-name="T17">add</text:span></text:p>
          </draw:text-box>
        </draw:frame>
        <draw:line draw:style-name="gr9" draw:text-style-name="P3" draw:layer="layout" svg:x1="108.437cm" svg:y1="6.885cm" svg:x2="108.444cm" svg:y2="28.555cm">
          <text:p/>
        </draw:line>
        <draw:line draw:style-name="gr14" draw:text-style-name="P3" draw:layer="layout" svg:x1="108.687cm" svg:y1="28.135cm" svg:x2="113.943cm" svg:y2="28.142cm">
          <text:p/>
        </draw:line>
        <draw:line draw:style-name="gr20" draw:text-style-name="P17" draw:layer="layout" svg:x1="113.437cm" svg:y1="6.885cm" svg:x2="113.437cm" svg:y2="27.885cm">
          <text:p/>
        </draw:line>
        <draw:line draw:style-name="gr14" draw:text-style-name="P3" draw:layer="layout" svg:x1="108.593cm" svg:y1="7.243cm" svg:x2="113.343cm" svg:y2="7.242cm">
          <text:p/>
        </draw:line>
        <draw:frame draw:style-name="gr10" draw:text-style-name="P9" draw:layer="layout" svg:width="1.664cm" svg:height="0.725cm" svg:x="106.992cm" svg:y="6.891cm">
          <draw:text-box>
            <text:p><text:span text:style-name="T2">S112</text:span></text:p>
          </draw:text-box>
        </draw:frame>
        <draw:line draw:style-name="gr14" draw:text-style-name="P3" draw:layer="layout" svg:x1="108.593cm" svg:y1="10.444cm" svg:x2="113.343cm" svg:y2="10.443cm">
          <text:p/>
        </draw:line>
        <draw:frame draw:style-name="gr10" draw:text-style-name="P9" draw:layer="layout" svg:width="1.664cm" svg:height="0.725cm" svg:x="106.992cm" svg:y="10.092cm">
          <draw:text-box>
            <text:p><text:span text:style-name="T2">S128</text:span></text:p>
          </draw:text-box>
        </draw:frame>
        <draw:frame draw:style-name="gr17" draw:text-style-name="P22" draw:layer="layout" svg:width="2.997cm" svg:height="0.761cm" svg:x="108.59cm" svg:y="10.335cm">
          <draw:text-box>
            <text:p><text:span text:style-name="T10">[add ]</text:span></text:p>
          </draw:text-box>
        </draw:frame>
        <draw:custom-shape draw:style-name="gr38" draw:text-style-name="P1" draw:layer="layout" svg:width="4.853cm" svg:height="1.499cm" svg:x="108.383cm" svg:y="7.336cm">
          <text:p text:style-name="P23">S96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853cm" svg:height="1.499cm" svg:x="108.383cm" svg:y="8.936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08.593cm" svg:y1="8.844cm" svg:x2="113.343cm" svg:y2="8.843cm">
          <text:p/>
        </draw:line>
        <draw:frame draw:style-name="gr10" draw:text-style-name="P9" draw:layer="layout" svg:width="1.664cm" svg:height="0.725cm" svg:x="106.992cm" svg:y="8.492cm">
          <draw:text-box>
            <text:p><text:span text:style-name="T2">S120</text:span></text:p>
          </draw:text-box>
        </draw:frame>
        <draw:custom-shape draw:style-name="gr11" draw:text-style-name="P11" draw:layer="layout" svg:width="1.509cm" svg:height="1.261cm" svg:x="127.634cm" svg:y="10.65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127.634cm" svg:y="9.05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28.384cm" svg:y1="9.07cm" svg:x2="127.384cm" svg:y2="9.07cm">
          <text:p/>
        </draw:line>
        <draw:line draw:style-name="gr12" draw:text-style-name="P3" draw:layer="layout" svg:x1="128.134cm" svg:y1="10.67cm" svg:x2="127.134cm" svg:y2="10.67cm">
          <text:p/>
        </draw:line>
        <draw:custom-shape draw:style-name="gr39" draw:text-style-name="P29" draw:layer="layout" svg:width="8.75cm" svg:height="1.732cm" svg:x="121.634cm" svg:y="0.671cm">
          <text:p text:style-name="P28"><text:span text:style-name="T18">LEAQ <text:s text:c="3"/>8(SP), BP </text:span><text:span text:style-name="T19">&lt;&lt; (11)</text:span></text:p>
          <text:p text:style-name="P28"><text:span text:style-name="T5"/></text:p>
          <text:p text:style-name="P28"><text:span text:style-name="T7">&lt; jump to the new base point &gt;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509cm" svg:height="1.261cm" svg:x="127.66cm" svg:y="12.85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127.66cm" svg:y="14.95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127.533cm" svg:y="12.62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127.534cm" svg:y="14.721cm">
          <draw:text-box>
            <text:p><text:span text:style-name="T17">32</text:span></text:p>
          </draw:text-box>
        </draw:frame>
        <draw:custom-shape draw:style-name="gr31" draw:text-style-name="P30" draw:layer="layout" svg:width="1.509cm" svg:height="1.261cm" svg:x="127.671cm" svg:y="17.06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126.93cm" svg:y="17.168cm">
          <draw:text-box>
            <text:p><text:span text:style-name="T17">add</text:span></text:p>
          </draw:text-box>
        </draw:frame>
        <draw:line draw:style-name="gr9" draw:text-style-name="P3" draw:layer="layout" svg:x1="121.88cm" svg:y1="7.115cm" svg:x2="121.887cm" svg:y2="28.785cm">
          <text:p/>
        </draw:line>
        <draw:line draw:style-name="gr14" draw:text-style-name="P3" draw:layer="layout" svg:x1="122.13cm" svg:y1="28.365cm" svg:x2="127.386cm" svg:y2="28.372cm">
          <text:p/>
        </draw:line>
        <draw:line draw:style-name="gr20" draw:text-style-name="P17" draw:layer="layout" svg:x1="126.88cm" svg:y1="7.115cm" svg:x2="126.88cm" svg:y2="28.115cm">
          <text:p/>
        </draw:line>
        <draw:line draw:style-name="gr14" draw:text-style-name="P3" draw:layer="layout" svg:x1="122.036cm" svg:y1="7.473cm" svg:x2="126.786cm" svg:y2="7.472cm">
          <text:p/>
        </draw:line>
        <draw:frame draw:style-name="gr10" draw:text-style-name="P9" draw:layer="layout" svg:width="1.664cm" svg:height="0.725cm" svg:x="120.435cm" svg:y="7.121cm">
          <draw:text-box>
            <text:p><text:span text:style-name="T2">S112</text:span></text:p>
          </draw:text-box>
        </draw:frame>
        <draw:line draw:style-name="gr14" draw:text-style-name="P3" draw:layer="layout" svg:x1="122.036cm" svg:y1="10.674cm" svg:x2="126.786cm" svg:y2="10.673cm">
          <text:p/>
        </draw:line>
        <draw:frame draw:style-name="gr10" draw:text-style-name="P9" draw:layer="layout" svg:width="1.664cm" svg:height="0.725cm" svg:x="120.435cm" svg:y="10.322cm">
          <draw:text-box>
            <text:p><text:span text:style-name="T2">S128</text:span></text:p>
          </draw:text-box>
        </draw:frame>
        <draw:frame draw:style-name="gr17" draw:text-style-name="P22" draw:layer="layout" svg:width="2.997cm" svg:height="0.761cm" svg:x="122.033cm" svg:y="10.565cm">
          <draw:text-box>
            <text:p><text:span text:style-name="T10">[add ]</text:span></text:p>
          </draw:text-box>
        </draw:frame>
        <draw:custom-shape draw:style-name="gr38" draw:text-style-name="P1" draw:layer="layout" svg:width="4.853cm" svg:height="1.499cm" svg:x="121.826cm" svg:y="7.566cm">
          <text:p text:style-name="P23">S96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853cm" svg:height="1.499cm" svg:x="121.826cm" svg:y="9.166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22.036cm" svg:y1="9.074cm" svg:x2="126.786cm" svg:y2="9.073cm">
          <text:p/>
        </draw:line>
        <draw:frame draw:style-name="gr10" draw:text-style-name="P9" draw:layer="layout" svg:width="1.664cm" svg:height="0.725cm" svg:x="120.435cm" svg:y="8.722cm">
          <draw:text-box>
            <text:p><text:span text:style-name="T2">S120</text:span></text:p>
          </draw:text-box>
        </draw:frame>
        <draw:line draw:style-name="gr23" draw:text-style-name="P3" draw:layer="layout" svg:x1="101.135cm" svg:y1="4.035cm" svg:x2="113.885cm" svg:y2="4.035cm">
          <text:p/>
        </draw:line>
        <draw:custom-shape draw:style-name="gr11" draw:text-style-name="P11" draw:layer="layout" svg:width="1.509cm" svg:height="1.261cm" svg:x="151.339cm" svg:y="10.461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151.339cm" svg:y="8.861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52.089cm" svg:y1="8.872cm" svg:x2="151.089cm" svg:y2="8.872cm">
          <text:p/>
        </draw:line>
        <draw:line draw:style-name="gr12" draw:text-style-name="P3" draw:layer="layout" svg:x1="151.839cm" svg:y1="10.472cm" svg:x2="150.839cm" svg:y2="10.472cm">
          <text:p/>
        </draw:line>
        <draw:custom-shape draw:style-name="gr40" draw:text-style-name="P29" draw:layer="layout" svg:width="15cm" svg:height="1.732cm" svg:x="135.668cm" svg:y="0.617cm">
          <text:p text:style-name="P28"><text:span text:style-name="T12">MOVL <text:s text:c="3"/>AX, main.a+24(SP) </text:span><text:span text:style-name="T19">&lt;&lt; (12)</text:span></text:p>
          <text:p text:style-name="P28"><text:span text:style-name="T12"/></text:p>
          <text:p text:style-name="P33"><text:span text:style-name="T12">MOVL <text:s text:c="3"/>BX, main.b+28(SP) </text:span><text:span text:style-name="T19">&lt;&lt; (13)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509cm" svg:height="1.261cm" svg:x="151.365cm" svg:y="12.659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151.365cm" svg:y="14.759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151.238cm" svg:y="12.422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151.239cm" svg:y="14.523cm">
          <draw:text-box>
            <text:p><text:span text:style-name="T17">32</text:span></text:p>
          </draw:text-box>
        </draw:frame>
        <draw:custom-shape draw:style-name="gr31" draw:text-style-name="P30" draw:layer="layout" svg:width="1.509cm" svg:height="1.261cm" svg:x="151.376cm" svg:y="16.862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150.635cm" svg:y="16.97cm">
          <draw:text-box>
            <text:p><text:span text:style-name="T17">add</text:span></text:p>
          </draw:text-box>
        </draw:frame>
        <draw:line draw:style-name="gr9" draw:text-style-name="P3" draw:layer="layout" svg:x1="145.585cm" svg:y1="6.917cm" svg:x2="145.592cm" svg:y2="28.587cm">
          <text:p/>
        </draw:line>
        <draw:line draw:style-name="gr14" draw:text-style-name="P3" draw:layer="layout" svg:x1="145.835cm" svg:y1="28.167cm" svg:x2="151.091cm" svg:y2="28.174cm">
          <text:p/>
        </draw:line>
        <draw:line draw:style-name="gr20" draw:text-style-name="P17" draw:layer="layout" svg:x1="150.585cm" svg:y1="6.917cm" svg:x2="150.585cm" svg:y2="27.917cm">
          <text:p/>
        </draw:line>
        <draw:line draw:style-name="gr14" draw:text-style-name="P3" draw:layer="layout" svg:x1="145.741cm" svg:y1="7.275cm" svg:x2="150.491cm" svg:y2="7.274cm">
          <text:p/>
        </draw:line>
        <draw:frame draw:style-name="gr10" draw:text-style-name="P9" draw:layer="layout" svg:width="1.664cm" svg:height="0.725cm" svg:x="144.14cm" svg:y="6.923cm">
          <draw:text-box>
            <text:p><text:span text:style-name="T2">S112</text:span></text:p>
          </draw:text-box>
        </draw:frame>
        <draw:line draw:style-name="gr14" draw:text-style-name="P3" draw:layer="layout" svg:x1="145.741cm" svg:y1="10.476cm" svg:x2="150.491cm" svg:y2="10.475cm">
          <text:p/>
        </draw:line>
        <draw:frame draw:style-name="gr10" draw:text-style-name="P9" draw:layer="layout" svg:width="1.664cm" svg:height="0.725cm" svg:x="144.14cm" svg:y="10.124cm">
          <draw:text-box>
            <text:p><text:span text:style-name="T2">S128</text:span></text:p>
          </draw:text-box>
        </draw:frame>
        <draw:frame draw:style-name="gr17" draw:text-style-name="P22" draw:layer="layout" svg:width="2.997cm" svg:height="0.761cm" svg:x="145.738cm" svg:y="10.367cm">
          <draw:text-box>
            <text:p><text:span text:style-name="T10">[add ]</text:span></text:p>
          </draw:text-box>
        </draw:frame>
        <draw:custom-shape draw:style-name="gr38" draw:text-style-name="P1" draw:layer="layout" svg:width="4.853cm" svg:height="1.499cm" svg:x="145.531cm" svg:y="7.368cm">
          <text:p text:style-name="P23">S96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4.853cm" svg:height="1.499cm" svg:x="145.531cm" svg:y="8.968cm">
          <text:p/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45.741cm" svg:y1="8.876cm" svg:x2="150.491cm" svg:y2="8.875cm">
          <text:p/>
        </draw:line>
        <draw:frame draw:style-name="gr10" draw:text-style-name="P9" draw:layer="layout" svg:width="1.664cm" svg:height="0.725cm" svg:x="144.14cm" svg:y="8.524cm">
          <draw:text-box>
            <text:p><text:span text:style-name="T2">S120</text:span></text:p>
          </draw:text-box>
        </draw:frame>
        <draw:custom-shape draw:style-name="gr41" draw:text-style-name="P2" draw:layer="layout" svg:width="4.853cm" svg:height="0.605cm" svg:x="135.721cm" svg:y="5.067cm">
          <text:p text:style-name="P23">1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135.721cm" svg:y="2.673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35.675cm" svg:y1="2.658cm" svg:x2="135.675cm" svg:y2="28.587cm">
          <text:p/>
        </draw:line>
        <draw:custom-shape draw:style-name="gr11" draw:text-style-name="P11" draw:layer="layout" svg:width="1.509cm" svg:height="1.261cm" svg:x="141.481cm" svg:y="28.174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2.012cm" svg:height="0.971cm" svg:x="135.675cm" svg:y="27.616cm">
          <draw:text-box>
            <text:p><text:span text:style-name="T3">S???</text:span></text:p>
          </draw:text-box>
        </draw:frame>
        <draw:line draw:style-name="gr14" draw:text-style-name="P3" draw:layer="layout" svg:x1="137.687cm" svg:y1="28.183cm" svg:x2="141.174cm" svg:y2="28.174cm">
          <text:p/>
        </draw:line>
        <draw:line draw:style-name="gr12" draw:text-style-name="P3" draw:layer="layout" svg:x1="142.174cm" svg:y1="28.176cm" svg:x2="141.174cm" svg:y2="28.176cm">
          <text:p/>
        </draw:line>
        <draw:custom-shape draw:style-name="gr15" draw:text-style-name="P13" draw:layer="layout" svg:width="4.497cm" svg:height="1cm" svg:x="135.927cm" svg:y="26.674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135.924cm" svg:y="25.474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135.927cm" svg:y="24.374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140.624cm" svg:y1="2.924cm" svg:x2="140.624cm" svg:y2="27.924cm">
          <text:p/>
        </draw:line>
        <draw:frame draw:style-name="gr17" draw:text-style-name="P22" draw:layer="layout" svg:width="2.997cm" svg:height="0.761cm" svg:x="135.575cm" svg:y="7.223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134.223cm" svg:y="5.322cm">
          <draw:text-box>
            <text:p><text:span text:style-name="T2">S104</text:span></text:p>
          </draw:text-box>
        </draw:frame>
        <draw:line draw:style-name="gr14" draw:text-style-name="P3" draw:layer="layout" svg:x1="135.824cm" svg:y1="5.674cm" svg:x2="140.574cm" svg:y2="5.673cm">
          <text:p/>
        </draw:line>
        <draw:frame draw:style-name="gr10" draw:text-style-name="P9" draw:layer="layout" svg:width="1.499cm" svg:height="0.725cm" svg:x="135.575cm" svg:y="2.292cm">
          <draw:text-box>
            <text:p><text:span text:style-name="T2">S088</text:span></text:p>
          </draw:text-box>
        </draw:frame>
        <draw:line draw:style-name="gr14" draw:text-style-name="P3" draw:layer="layout" svg:x1="136.923cm" svg:y1="2.673cm" svg:x2="140.923cm" svg:y2="2.673cm">
          <text:p/>
        </draw:line>
        <draw:line draw:style-name="gr14" draw:text-style-name="P3" draw:layer="layout" svg:x1="135.824cm" svg:y1="4.175cm" svg:x2="140.574cm" svg:y2="4.174cm">
          <text:p/>
        </draw:line>
        <draw:frame draw:style-name="gr25" draw:text-style-name="P9" draw:layer="layout" svg:width="2.25cm" svg:height="0.728cm" svg:x="133.622cm" svg:y="3.793cm">
          <draw:text-box>
            <text:p><text:span text:style-name="T2">S96(8sp)</text:span></text:p>
          </draw:text-box>
        </draw:frame>
        <draw:custom-shape draw:style-name="gr42" draw:text-style-name="P35" draw:layer="layout" svg:width="4.853cm" svg:height="1.499cm" svg:x="135.721cm" svg:y="5.773cm">
          <text:p text:style-name="P34"><text:span text:style-name="T20">main ip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35.824cm" svg:y1="7.275cm" svg:x2="140.574cm" svg:y2="7.274cm">
          <text:p/>
        </draw:line>
        <draw:frame draw:style-name="gr10" draw:text-style-name="P9" draw:layer="layout" svg:width="1.664cm" svg:height="0.725cm" svg:x="134.223cm" svg:y="6.923cm">
          <draw:text-box>
            <text:p><text:span text:style-name="T2">S112</text:span></text:p>
          </draw:text-box>
        </draw:frame>
        <draw:custom-shape draw:style-name="gr41" draw:text-style-name="P2" draw:layer="layout" svg:width="4.853cm" svg:height="0.605cm" svg:x="135.721cm" svg:y="4.267cm">
          <text:p text:style-name="P23">3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35.824cm" svg:y1="4.976cm" svg:x2="140.574cm" svg:y2="4.975cm">
          <text:p/>
        </draw:line>
        <draw:line draw:style-name="gr43" draw:text-style-name="P3" draw:layer="layout" svg:x1="138.668cm" svg:y1="5.317cm" svg:x2="141.918cm" svg:y2="5.317cm">
          <text:p/>
        </draw:line>
        <draw:line draw:style-name="gr43" draw:text-style-name="P3" draw:layer="layout" svg:x1="138.668cm" svg:y1="4.567cm" svg:x2="143.168cm" svg:y2="4.567cm">
          <text:p/>
        </draw:line>
        <draw:line draw:style-name="gr44" draw:text-style-name="P3" draw:layer="layout" svg:x1="141.918cm" svg:y1="14.817cm" svg:x2="141.918cm" svg:y2="5.317cm">
          <text:p/>
        </draw:line>
        <draw:line draw:style-name="gr43" draw:text-style-name="P3" draw:layer="layout" svg:x1="151.418cm" svg:y1="14.817cm" svg:x2="141.918cm" svg:y2="14.817cm">
          <text:p/>
        </draw:line>
        <draw:line draw:style-name="gr44" draw:text-style-name="P3" draw:layer="layout" svg:x1="143.168cm" svg:y1="12.817cm" svg:x2="143.168cm" svg:y2="4.567cm">
          <text:p/>
        </draw:line>
        <draw:line draw:style-name="gr43" draw:text-style-name="P3" draw:layer="layout" svg:x1="151.418cm" svg:y1="12.817cm" svg:x2="143.168cm" svg:y2="12.817cm">
          <text:p/>
        </draw:line>
        <draw:custom-shape draw:style-name="gr11" draw:text-style-name="P11" draw:layer="layout" svg:width="1.509cm" svg:height="1.261cm" svg:x="164.385cm" svg:y="10.50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164.385cm" svg:y="8.90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65.135cm" svg:y1="8.92cm" svg:x2="164.135cm" svg:y2="8.92cm">
          <text:p/>
        </draw:line>
        <draw:line draw:style-name="gr12" draw:text-style-name="P3" draw:layer="layout" svg:x1="164.885cm" svg:y1="10.52cm" svg:x2="163.885cm" svg:y2="10.52cm">
          <text:p/>
        </draw:line>
        <draw:custom-shape draw:style-name="gr45" draw:text-style-name="P29" draw:layer="layout" svg:width="8.75cm" svg:height="1.732cm" svg:x="158.385cm" svg:y="0.621cm">
          <text:p text:style-name="P28"><text:span text:style-name="T12">MOVL <text:s text:c="3"/>$0, main.~r0+4(SP) </text:span><text:span text:style-name="T19">&lt;&lt; (14)</text:span></text:p>
          <text:p text:style-name="P28"><text:span text:style-name="T12"/></text:p>
          <text:p text:style-name="P28"><text:span text:style-name="T12">MOVB <text:s text:c="3"/>$0, main.~r1+3(SP) </text:span><text:span text:style-name="T19">&lt;&lt; (15)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509cm" svg:height="1.261cm" svg:x="164.411cm" svg:y="12.70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164.411cm" svg:y="14.80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164.284cm" svg:y="12.47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164.285cm" svg:y="14.571cm">
          <draw:text-box>
            <text:p><text:span text:style-name="T17">32</text:span></text:p>
          </draw:text-box>
        </draw:frame>
        <draw:custom-shape draw:style-name="gr31" draw:text-style-name="P30" draw:layer="layout" svg:width="1.509cm" svg:height="1.261cm" svg:x="164.422cm" svg:y="16.91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163.681cm" svg:y="17.018cm">
          <draw:text-box>
            <text:p><text:span text:style-name="T17">add</text:span></text:p>
          </draw:text-box>
        </draw:frame>
        <draw:line draw:style-name="gr9" draw:text-style-name="P3" draw:layer="layout" svg:x1="158.631cm" svg:y1="6.965cm" svg:x2="158.638cm" svg:y2="28.635cm">
          <text:p/>
        </draw:line>
        <draw:line draw:style-name="gr14" draw:text-style-name="P3" draw:layer="layout" svg:x1="158.881cm" svg:y1="28.215cm" svg:x2="164.137cm" svg:y2="28.222cm">
          <text:p/>
        </draw:line>
        <draw:line draw:style-name="gr20" draw:text-style-name="P17" draw:layer="layout" svg:x1="163.631cm" svg:y1="6.965cm" svg:x2="163.631cm" svg:y2="27.965cm">
          <text:p/>
        </draw:line>
        <draw:line draw:style-name="gr14" draw:text-style-name="P3" draw:layer="layout" svg:x1="158.787cm" svg:y1="7.323cm" svg:x2="163.537cm" svg:y2="7.322cm">
          <text:p/>
        </draw:line>
        <draw:frame draw:style-name="gr10" draw:text-style-name="P9" draw:layer="layout" svg:width="1.664cm" svg:height="0.725cm" svg:x="157.186cm" svg:y="6.971cm">
          <draw:text-box>
            <text:p><text:span text:style-name="T2">S112</text:span></text:p>
          </draw:text-box>
        </draw:frame>
        <draw:line draw:style-name="gr14" draw:text-style-name="P3" draw:layer="layout" svg:x1="158.787cm" svg:y1="10.524cm" svg:x2="163.537cm" svg:y2="10.523cm">
          <text:p/>
        </draw:line>
        <draw:frame draw:style-name="gr10" draw:text-style-name="P9" draw:layer="layout" svg:width="1.664cm" svg:height="0.725cm" svg:x="157.186cm" svg:y="10.172cm">
          <draw:text-box>
            <text:p><text:span text:style-name="T2">S128</text:span></text:p>
          </draw:text-box>
        </draw:frame>
        <draw:frame draw:style-name="gr17" draw:text-style-name="P22" draw:layer="layout" svg:width="2.997cm" svg:height="0.761cm" svg:x="158.784cm" svg:y="10.415cm">
          <draw:text-box>
            <text:p><text:span text:style-name="T10">[add ]</text:span></text:p>
          </draw:text-box>
        </draw:frame>
        <draw:custom-shape draw:style-name="gr38" draw:text-style-name="P1" draw:layer="layout" svg:width="4.853cm" svg:height="1.499cm" svg:x="158.677cm" svg:y="7.416cm">
          <text:p text:style-name="P23">S96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4.853cm" svg:height="0.599cm" svg:x="158.677cm" svg:y="9.016cm">
          <text:p text:style-name="P23">0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8.787cm" svg:y1="8.924cm" svg:x2="163.537cm" svg:y2="8.923cm">
          <text:p/>
        </draw:line>
        <draw:frame draw:style-name="gr10" draw:text-style-name="P9" draw:layer="layout" svg:width="1.664cm" svg:height="0.725cm" svg:x="157.186cm" svg:y="8.572cm">
          <draw:text-box>
            <text:p><text:span text:style-name="T2">S120</text:span></text:p>
          </draw:text-box>
        </draw:frame>
        <draw:custom-shape draw:style-name="gr47" draw:text-style-name="P37" draw:layer="layout" svg:width="4.853cm" svg:height="0.399cm" svg:x="158.677cm" svg:y="9.716cm">
          <text:p text:style-name="P36"><text:span text:style-name="T21">false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58.787cm" svg:y1="9.725cm" svg:x2="163.537cm" svg:y2="9.724cm">
          <text:p/>
        </draw:line>
        <draw:frame draw:style-name="gr10" draw:text-style-name="P9" draw:layer="layout" svg:width="1.664cm" svg:height="0.725cm" svg:x="157.186cm" svg:y="9.273cm">
          <draw:text-box>
            <text:p><text:span text:style-name="T2">S124</text:span></text:p>
          </draw:text-box>
        </draw:frame>
        <draw:frame draw:style-name="gr10" draw:text-style-name="P9" draw:layer="layout" svg:width="1.664cm" svg:height="0.725cm" svg:x="157.186cm" svg:y="9.674cm">
          <draw:text-box>
            <text:p><text:span text:style-name="T2">S123</text:span></text:p>
          </draw:text-box>
        </draw:frame>
        <draw:custom-shape draw:style-name="gr47" draw:text-style-name="P1" draw:layer="layout" svg:width="4.853cm" svg:height="0.399cm" svg:x="158.677cm" svg:y="10.116cm">
          <text:p/>
          <draw:enhanced-geometry svg:viewBox="0 0 21600 21600" draw:type="rectangle" draw:enhanced-path="M 0 0 L 21600 0 21600 21600 0 21600 0 0 Z N"/>
        </draw:custom-shape>
        <draw:custom-shape draw:style-name="gr48" draw:text-style-name="P29" draw:layer="layout" svg:width="15cm" svg:height="1.732cm" svg:x="172.681cm" svg:y="0.635cm">
          <text:p text:style-name="P28"><text:span text:style-name="T18">MOVL <text:s text:c="3"/>main.a+24(SP), CX </text:span><text:span text:style-name="T19">&lt;&lt; (16)</text:span></text:p>
          <text:p text:style-name="P28"><text:span text:style-name="T19"/></text:p>
          <text:p text:style-name="P28"><text:span text:style-name="T18">ADDL <text:s text:c="3"/>main.b+28(SP), CX </text:span><text:span text:style-name="T19">&lt;&lt; (17)</text:span></text:p>
          <text:p text:style-name="P28"><text:span text:style-name="T19"/></text:p>
          <text:p text:style-name="P28"><text:span text:style-name="T18">MOVL <text:s text:c="3"/>CX, main.~r0+4(SP) </text:span><text:span text:style-name="T19">&lt;&lt; (18)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4.853cm" svg:height="0.605cm" svg:x="172.734cm" svg:y="5.085cm">
          <text:p text:style-name="P23">1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172.734cm" svg:y="2.691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72.688cm" svg:y1="2.676cm" svg:x2="172.688cm" svg:y2="28.605cm">
          <text:p/>
        </draw:line>
        <draw:custom-shape draw:style-name="gr11" draw:text-style-name="P11" draw:layer="layout" svg:width="1.509cm" svg:height="1.261cm" svg:x="178.494cm" svg:y="28.192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2.012cm" svg:height="0.971cm" svg:x="172.688cm" svg:y="27.634cm">
          <draw:text-box>
            <text:p><text:span text:style-name="T3">S???</text:span></text:p>
          </draw:text-box>
        </draw:frame>
        <draw:line draw:style-name="gr14" draw:text-style-name="P3" draw:layer="layout" svg:x1="174.7cm" svg:y1="28.201cm" svg:x2="178.187cm" svg:y2="28.192cm">
          <text:p/>
        </draw:line>
        <draw:line draw:style-name="gr12" draw:text-style-name="P3" draw:layer="layout" svg:x1="179.187cm" svg:y1="28.194cm" svg:x2="178.187cm" svg:y2="28.194cm">
          <text:p/>
        </draw:line>
        <draw:custom-shape draw:style-name="gr15" draw:text-style-name="P13" draw:layer="layout" svg:width="4.497cm" svg:height="1cm" svg:x="172.94cm" svg:y="26.692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172.937cm" svg:y="25.492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172.94cm" svg:y="24.392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177.637cm" svg:y1="2.942cm" svg:x2="177.637cm" svg:y2="27.942cm">
          <text:p/>
        </draw:line>
        <draw:frame draw:style-name="gr17" draw:text-style-name="P22" draw:layer="layout" svg:width="2.997cm" svg:height="0.761cm" svg:x="172.588cm" svg:y="7.241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171.236cm" svg:y="5.34cm">
          <draw:text-box>
            <text:p><text:span text:style-name="T2">S104</text:span></text:p>
          </draw:text-box>
        </draw:frame>
        <draw:line draw:style-name="gr14" draw:text-style-name="P3" draw:layer="layout" svg:x1="172.837cm" svg:y1="5.692cm" svg:x2="177.587cm" svg:y2="5.691cm">
          <text:p/>
        </draw:line>
        <draw:frame draw:style-name="gr10" draw:text-style-name="P9" draw:layer="layout" svg:width="1.499cm" svg:height="0.725cm" svg:x="172.588cm" svg:y="2.31cm">
          <draw:text-box>
            <text:p><text:span text:style-name="T2">S088</text:span></text:p>
          </draw:text-box>
        </draw:frame>
        <draw:line draw:style-name="gr14" draw:text-style-name="P3" draw:layer="layout" svg:x1="173.936cm" svg:y1="2.691cm" svg:x2="177.936cm" svg:y2="2.691cm">
          <text:p/>
        </draw:line>
        <draw:line draw:style-name="gr14" draw:text-style-name="P3" draw:layer="layout" svg:x1="172.837cm" svg:y1="4.193cm" svg:x2="177.587cm" svg:y2="4.192cm">
          <text:p/>
        </draw:line>
        <draw:frame draw:style-name="gr25" draw:text-style-name="P9" draw:layer="layout" svg:width="2.25cm" svg:height="0.728cm" svg:x="170.635cm" svg:y="3.811cm">
          <draw:text-box>
            <text:p><text:span text:style-name="T2">S96(8sp)</text:span></text:p>
          </draw:text-box>
        </draw:frame>
        <draw:custom-shape draw:style-name="gr34" draw:text-style-name="P31" draw:layer="layout" svg:width="4.853cm" svg:height="1.499cm" svg:x="172.734cm" svg:y="5.791cm">
          <text:p text:style-name="P23">main ip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72.837cm" svg:y1="7.293cm" svg:x2="177.587cm" svg:y2="7.292cm">
          <text:p/>
        </draw:line>
        <draw:frame draw:style-name="gr10" draw:text-style-name="P9" draw:layer="layout" svg:width="1.664cm" svg:height="0.725cm" svg:x="171.236cm" svg:y="6.941cm">
          <draw:text-box>
            <text:p><text:span text:style-name="T2">S112</text:span></text:p>
          </draw:text-box>
        </draw:frame>
        <draw:custom-shape draw:style-name="gr49" draw:text-style-name="P38" draw:layer="layout" svg:width="4.853cm" svg:height="0.605cm" svg:x="172.734cm" svg:y="4.285cm">
          <text:p text:style-name="P23">3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72.837cm" svg:y1="4.994cm" svg:x2="177.587cm" svg:y2="4.993cm">
          <text:p/>
        </draw:line>
        <draw:line draw:style-name="gr43" draw:text-style-name="P3" draw:layer="layout" svg:x1="175.681cm" svg:y1="5.335cm" svg:x2="178.931cm" svg:y2="5.335cm">
          <text:p/>
        </draw:line>
        <draw:line draw:style-name="gr43" draw:text-style-name="P3" draw:layer="layout" svg:x1="175.681cm" svg:y1="4.585cm" svg:x2="180.181cm" svg:y2="4.585cm">
          <text:p/>
        </draw:line>
        <draw:line draw:style-name="gr44" draw:text-style-name="P3" draw:layer="layout" svg:x1="178.93cm" svg:y1="17.085cm" svg:x2="178.931cm" svg:y2="5.335cm">
          <text:p/>
        </draw:line>
        <draw:line draw:style-name="gr43" draw:text-style-name="P3" draw:layer="layout" svg:x1="188.531cm" svg:y1="17.035cm" svg:x2="179.031cm" svg:y2="17.035cm">
          <text:p/>
        </draw:line>
        <draw:line draw:style-name="gr44" draw:text-style-name="P3" draw:layer="layout" svg:x1="180.18cm" svg:y1="16.835cm" svg:x2="180.181cm" svg:y2="4.585cm">
          <text:p/>
        </draw:line>
        <draw:line draw:style-name="gr43" draw:text-style-name="P3" draw:layer="layout" svg:x1="188.68cm" svg:y1="16.835cm" svg:x2="180.181cm" svg:y2="16.835cm">
          <text:p/>
        </draw:line>
        <draw:custom-shape draw:style-name="gr11" draw:text-style-name="P11" draw:layer="layout" svg:width="1.509cm" svg:height="1.261cm" svg:x="188.339cm" svg:y="10.47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188.339cm" svg:y="8.87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189.089cm" svg:y1="8.89cm" svg:x2="188.089cm" svg:y2="8.89cm">
          <text:p/>
        </draw:line>
        <draw:line draw:style-name="gr12" draw:text-style-name="P3" draw:layer="layout" svg:x1="188.839cm" svg:y1="10.49cm" svg:x2="187.839cm" svg:y2="10.49cm">
          <text:p/>
        </draw:line>
        <draw:custom-shape draw:style-name="gr28" draw:text-style-name="P26" draw:layer="layout" svg:width="1.509cm" svg:height="1.261cm" svg:x="188.365cm" svg:y="12.17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188.365cm" svg:y="13.87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188.238cm" svg:y="11.94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188.239cm" svg:y="13.641cm">
          <draw:text-box>
            <text:p><text:span text:style-name="T17">32</text:span></text:p>
          </draw:text-box>
        </draw:frame>
        <draw:custom-shape draw:style-name="gr31" draw:text-style-name="P30" draw:layer="layout" svg:width="1.509cm" svg:height="1.261cm" svg:x="188.376cm" svg:y="19.18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187.635cm" svg:y="19.288cm">
          <draw:text-box>
            <text:p><text:span text:style-name="T17">add</text:span></text:p>
          </draw:text-box>
        </draw:frame>
        <draw:line draw:style-name="gr9" draw:text-style-name="P3" draw:layer="layout" svg:x1="182.585cm" svg:y1="6.935cm" svg:x2="182.592cm" svg:y2="28.605cm">
          <text:p/>
        </draw:line>
        <draw:line draw:style-name="gr14" draw:text-style-name="P3" draw:layer="layout" svg:x1="182.835cm" svg:y1="28.185cm" svg:x2="188.091cm" svg:y2="28.192cm">
          <text:p/>
        </draw:line>
        <draw:line draw:style-name="gr20" draw:text-style-name="P17" draw:layer="layout" svg:x1="187.585cm" svg:y1="6.935cm" svg:x2="187.585cm" svg:y2="27.935cm">
          <text:p/>
        </draw:line>
        <draw:line draw:style-name="gr14" draw:text-style-name="P3" draw:layer="layout" svg:x1="182.741cm" svg:y1="7.293cm" svg:x2="187.491cm" svg:y2="7.292cm">
          <text:p/>
        </draw:line>
        <draw:frame draw:style-name="gr10" draw:text-style-name="P9" draw:layer="layout" svg:width="1.664cm" svg:height="0.725cm" svg:x="181.14cm" svg:y="6.941cm">
          <draw:text-box>
            <text:p><text:span text:style-name="T2">S112</text:span></text:p>
          </draw:text-box>
        </draw:frame>
        <draw:line draw:style-name="gr14" draw:text-style-name="P3" draw:layer="layout" svg:x1="182.741cm" svg:y1="10.494cm" svg:x2="187.491cm" svg:y2="10.493cm">
          <text:p/>
        </draw:line>
        <draw:frame draw:style-name="gr10" draw:text-style-name="P9" draw:layer="layout" svg:width="1.664cm" svg:height="0.725cm" svg:x="181.14cm" svg:y="10.142cm">
          <draw:text-box>
            <text:p><text:span text:style-name="T2">S128</text:span></text:p>
          </draw:text-box>
        </draw:frame>
        <draw:frame draw:style-name="gr17" draw:text-style-name="P22" draw:layer="layout" svg:width="2.997cm" svg:height="0.761cm" svg:x="182.738cm" svg:y="10.385cm">
          <draw:text-box>
            <text:p><text:span text:style-name="T10">[add ]</text:span></text:p>
          </draw:text-box>
        </draw:frame>
        <draw:custom-shape draw:style-name="gr38" draw:text-style-name="P1" draw:layer="layout" svg:width="4.853cm" svg:height="1.499cm" svg:x="182.631cm" svg:y="7.386cm">
          <text:p text:style-name="P23">S96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4.853cm" svg:height="0.599cm" svg:x="182.631cm" svg:y="8.986cm">
          <text:p text:style-name="P23">4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82.741cm" svg:y1="8.894cm" svg:x2="187.491cm" svg:y2="8.893cm">
          <text:p/>
        </draw:line>
        <draw:frame draw:style-name="gr10" draw:text-style-name="P9" draw:layer="layout" svg:width="1.664cm" svg:height="0.725cm" svg:x="181.14cm" svg:y="8.542cm">
          <draw:text-box>
            <text:p><text:span text:style-name="T2">S120</text:span></text:p>
          </draw:text-box>
        </draw:frame>
        <draw:custom-shape draw:style-name="gr47" draw:text-style-name="P37" draw:layer="layout" svg:width="4.853cm" svg:height="0.399cm" svg:x="182.631cm" svg:y="9.686cm">
          <text:p text:style-name="P36"><text:span text:style-name="T21">false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82.741cm" svg:y1="9.695cm" svg:x2="187.491cm" svg:y2="9.694cm">
          <text:p/>
        </draw:line>
        <draw:frame draw:style-name="gr10" draw:text-style-name="P9" draw:layer="layout" svg:width="1.664cm" svg:height="0.725cm" svg:x="181.14cm" svg:y="9.243cm">
          <draw:text-box>
            <text:p><text:span text:style-name="T2">S124</text:span></text:p>
          </draw:text-box>
        </draw:frame>
        <draw:frame draw:style-name="gr10" draw:text-style-name="P9" draw:layer="layout" svg:width="1.664cm" svg:height="0.725cm" svg:x="181.14cm" svg:y="9.644cm">
          <draw:text-box>
            <text:p><text:span text:style-name="T2">S123</text:span></text:p>
          </draw:text-box>
        </draw:frame>
        <draw:custom-shape draw:style-name="gr47" draw:text-style-name="P1" draw:layer="layout" svg:width="4.853cm" svg:height="0.399cm" svg:x="182.631cm" svg:y="10.0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509cm" svg:height="1.261cm" svg:x="189.166cm" svg:y="16.978cm">
          <text:p text:style-name="P10"><text:span text:style-name="T3">C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75cm" svg:height="0.725cm" svg:x="188.28cm" svg:y="16.742cm">
          <draw:text-box>
            <text:p><text:span text:style-name="T17">10+32</text:span></text:p>
          </draw:text-box>
        </draw:frame>
        <draw:line draw:style-name="gr50" draw:text-style-name="P3" draw:layer="layout" svg:x1="188.68cm" svg:y1="16.585cm" svg:x2="185.68cm" svg:y2="9.335cm">
          <text:p/>
        </draw:line>
        <draw:custom-shape draw:style-name="gr51" draw:text-style-name="P29" draw:layer="layout" svg:width="15cm" svg:height="1.732cm" svg:x="196.631cm" svg:y="0.635cm">
          <text:p text:style-name="P28"><text:span text:style-name="T18">MOVB <text:s text:c="3"/>$1, main.~r1+3(SP) </text:span><text:span text:style-name="T19">&lt;&lt; (19)</text:span></text:p>
          <text:p text:style-name="P28"><text:span text:style-name="T19"/></text:p>
          <text:p text:style-name="P28"><text:span text:style-name="T7">&lt; store the return value &gt;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4.853cm" svg:height="0.605cm" svg:x="196.684cm" svg:y="5.085cm">
          <text:p text:style-name="P23">1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196.684cm" svg:y="2.691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196.638cm" svg:y1="2.676cm" svg:x2="196.638cm" svg:y2="28.605cm">
          <text:p/>
        </draw:line>
        <draw:custom-shape draw:style-name="gr11" draw:text-style-name="P11" draw:layer="layout" svg:width="1.509cm" svg:height="1.261cm" svg:x="202.444cm" svg:y="28.192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2.012cm" svg:height="0.971cm" svg:x="196.638cm" svg:y="27.634cm">
          <draw:text-box>
            <text:p><text:span text:style-name="T3">S???</text:span></text:p>
          </draw:text-box>
        </draw:frame>
        <draw:line draw:style-name="gr14" draw:text-style-name="P3" draw:layer="layout" svg:x1="198.65cm" svg:y1="28.201cm" svg:x2="202.137cm" svg:y2="28.192cm">
          <text:p/>
        </draw:line>
        <draw:line draw:style-name="gr12" draw:text-style-name="P3" draw:layer="layout" svg:x1="203.137cm" svg:y1="28.194cm" svg:x2="202.137cm" svg:y2="28.194cm">
          <text:p/>
        </draw:line>
        <draw:custom-shape draw:style-name="gr15" draw:text-style-name="P13" draw:layer="layout" svg:width="4.497cm" svg:height="1cm" svg:x="196.89cm" svg:y="26.692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196.887cm" svg:y="25.492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196.89cm" svg:y="24.392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201.587cm" svg:y1="2.942cm" svg:x2="201.587cm" svg:y2="27.942cm">
          <text:p/>
        </draw:line>
        <draw:frame draw:style-name="gr17" draw:text-style-name="P22" draw:layer="layout" svg:width="2.997cm" svg:height="0.761cm" svg:x="196.538cm" svg:y="7.241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195.186cm" svg:y="5.34cm">
          <draw:text-box>
            <text:p><text:span text:style-name="T2">S104</text:span></text:p>
          </draw:text-box>
        </draw:frame>
        <draw:line draw:style-name="gr14" draw:text-style-name="P3" draw:layer="layout" svg:x1="196.787cm" svg:y1="5.692cm" svg:x2="201.537cm" svg:y2="5.691cm">
          <text:p/>
        </draw:line>
        <draw:frame draw:style-name="gr10" draw:text-style-name="P9" draw:layer="layout" svg:width="1.499cm" svg:height="0.725cm" svg:x="196.538cm" svg:y="2.31cm">
          <draw:text-box>
            <text:p><text:span text:style-name="T2">S088</text:span></text:p>
          </draw:text-box>
        </draw:frame>
        <draw:line draw:style-name="gr14" draw:text-style-name="P3" draw:layer="layout" svg:x1="197.886cm" svg:y1="2.691cm" svg:x2="201.886cm" svg:y2="2.691cm">
          <text:p/>
        </draw:line>
        <draw:line draw:style-name="gr14" draw:text-style-name="P3" draw:layer="layout" svg:x1="196.787cm" svg:y1="4.193cm" svg:x2="201.537cm" svg:y2="4.192cm">
          <text:p/>
        </draw:line>
        <draw:frame draw:style-name="gr25" draw:text-style-name="P9" draw:layer="layout" svg:width="2.25cm" svg:height="0.728cm" svg:x="194.585cm" svg:y="3.811cm">
          <draw:text-box>
            <text:p><text:span text:style-name="T2">S96(8sp)</text:span></text:p>
          </draw:text-box>
        </draw:frame>
        <draw:custom-shape draw:style-name="gr34" draw:text-style-name="P31" draw:layer="layout" svg:width="4.853cm" svg:height="1.499cm" svg:x="196.684cm" svg:y="5.791cm">
          <text:p text:style-name="P23">main ip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96.787cm" svg:y1="7.293cm" svg:x2="201.537cm" svg:y2="7.292cm">
          <text:p/>
        </draw:line>
        <draw:frame draw:style-name="gr10" draw:text-style-name="P9" draw:layer="layout" svg:width="1.664cm" svg:height="0.725cm" svg:x="195.186cm" svg:y="6.941cm">
          <draw:text-box>
            <text:p><text:span text:style-name="T2">S112</text:span></text:p>
          </draw:text-box>
        </draw:frame>
        <draw:custom-shape draw:style-name="gr49" draw:text-style-name="P38" draw:layer="layout" svg:width="4.853cm" svg:height="0.605cm" svg:x="196.684cm" svg:y="4.285cm">
          <text:p text:style-name="P23">3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196.787cm" svg:y1="4.994cm" svg:x2="201.537cm" svg:y2="4.993cm">
          <text:p/>
        </draw:line>
        <draw:custom-shape draw:style-name="gr11" draw:text-style-name="P11" draw:layer="layout" svg:width="1.509cm" svg:height="1.261cm" svg:x="212.289cm" svg:y="10.47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212.289cm" svg:y="8.87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213.039cm" svg:y1="8.89cm" svg:x2="212.039cm" svg:y2="8.89cm">
          <text:p/>
        </draw:line>
        <draw:line draw:style-name="gr12" draw:text-style-name="P3" draw:layer="layout" svg:x1="212.789cm" svg:y1="10.49cm" svg:x2="211.789cm" svg:y2="10.49cm">
          <text:p/>
        </draw:line>
        <draw:custom-shape draw:style-name="gr28" draw:text-style-name="P26" draw:layer="layout" svg:width="1.509cm" svg:height="1.261cm" svg:x="212.315cm" svg:y="12.67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212.315cm" svg:y="14.87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212.188cm" svg:y="12.44cm">
          <draw:text-box>
            <text:p><text:span text:style-name="T17">10</text:span></text:p>
          </draw:text-box>
        </draw:frame>
        <draw:frame draw:style-name="gr10" draw:text-style-name="P27" draw:layer="layout" svg:width="1.149cm" svg:height="0.725cm" svg:x="212.189cm" svg:y="14.641cm">
          <draw:text-box>
            <text:p><text:span text:style-name="T17">32</text:span></text:p>
          </draw:text-box>
        </draw:frame>
        <draw:custom-shape draw:style-name="gr31" draw:text-style-name="P30" draw:layer="layout" svg:width="1.509cm" svg:height="1.261cm" svg:x="212.326cm" svg:y="19.28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211.585cm" svg:y="19.388cm">
          <draw:text-box>
            <text:p><text:span text:style-name="T17">add</text:span></text:p>
          </draw:text-box>
        </draw:frame>
        <draw:line draw:style-name="gr9" draw:text-style-name="P3" draw:layer="layout" svg:x1="206.535cm" svg:y1="6.935cm" svg:x2="206.542cm" svg:y2="28.605cm">
          <text:p/>
        </draw:line>
        <draw:line draw:style-name="gr14" draw:text-style-name="P3" draw:layer="layout" svg:x1="206.785cm" svg:y1="28.185cm" svg:x2="212.041cm" svg:y2="28.192cm">
          <text:p/>
        </draw:line>
        <draw:line draw:style-name="gr20" draw:text-style-name="P17" draw:layer="layout" svg:x1="211.535cm" svg:y1="6.935cm" svg:x2="211.535cm" svg:y2="27.935cm">
          <text:p/>
        </draw:line>
        <draw:line draw:style-name="gr14" draw:text-style-name="P3" draw:layer="layout" svg:x1="206.691cm" svg:y1="7.293cm" svg:x2="211.441cm" svg:y2="7.292cm">
          <text:p/>
        </draw:line>
        <draw:frame draw:style-name="gr10" draw:text-style-name="P9" draw:layer="layout" svg:width="1.664cm" svg:height="0.725cm" svg:x="205.09cm" svg:y="6.941cm">
          <draw:text-box>
            <text:p><text:span text:style-name="T2">S112</text:span></text:p>
          </draw:text-box>
        </draw:frame>
        <draw:line draw:style-name="gr14" draw:text-style-name="P3" draw:layer="layout" svg:x1="206.691cm" svg:y1="10.494cm" svg:x2="211.441cm" svg:y2="10.493cm">
          <text:p/>
        </draw:line>
        <draw:frame draw:style-name="gr10" draw:text-style-name="P9" draw:layer="layout" svg:width="1.664cm" svg:height="0.725cm" svg:x="205.09cm" svg:y="10.142cm">
          <draw:text-box>
            <text:p><text:span text:style-name="T2">S128</text:span></text:p>
          </draw:text-box>
        </draw:frame>
        <draw:frame draw:style-name="gr17" draw:text-style-name="P22" draw:layer="layout" svg:width="2.997cm" svg:height="0.761cm" svg:x="206.688cm" svg:y="10.385cm">
          <draw:text-box>
            <text:p><text:span text:style-name="T10">[add ]</text:span></text:p>
          </draw:text-box>
        </draw:frame>
        <draw:custom-shape draw:style-name="gr38" draw:text-style-name="P1" draw:layer="layout" svg:width="4.853cm" svg:height="1.499cm" svg:x="206.581cm" svg:y="7.386cm">
          <text:p text:style-name="P23">S112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4.853cm" svg:height="0.599cm" svg:x="206.581cm" svg:y="8.986cm">
          <text:p text:style-name="P23">4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6.691cm" svg:y1="8.894cm" svg:x2="211.441cm" svg:y2="8.893cm">
          <text:p/>
        </draw:line>
        <draw:frame draw:style-name="gr10" draw:text-style-name="P9" draw:layer="layout" svg:width="1.664cm" svg:height="0.725cm" svg:x="205.09cm" svg:y="8.542cm">
          <draw:text-box>
            <text:p><text:span text:style-name="T2">S120</text:span></text:p>
          </draw:text-box>
        </draw:frame>
        <draw:custom-shape draw:style-name="gr47" draw:text-style-name="P37" draw:layer="layout" svg:width="4.853cm" svg:height="0.399cm" svg:x="206.581cm" svg:y="9.686cm">
          <text:p text:style-name="P36"><text:span text:style-name="T21">true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06.691cm" svg:y1="9.695cm" svg:x2="211.441cm" svg:y2="9.694cm">
          <text:p/>
        </draw:line>
        <draw:frame draw:style-name="gr10" draw:text-style-name="P9" draw:layer="layout" svg:width="1.664cm" svg:height="0.725cm" svg:x="205.09cm" svg:y="9.243cm">
          <draw:text-box>
            <text:p><text:span text:style-name="T2">S124</text:span></text:p>
          </draw:text-box>
        </draw:frame>
        <draw:frame draw:style-name="gr10" draw:text-style-name="P9" draw:layer="layout" svg:width="1.664cm" svg:height="0.725cm" svg:x="205.09cm" svg:y="9.644cm">
          <draw:text-box>
            <text:p><text:span text:style-name="T2">S123</text:span></text:p>
          </draw:text-box>
        </draw:frame>
        <draw:custom-shape draw:style-name="gr47" draw:text-style-name="P1" draw:layer="layout" svg:width="4.853cm" svg:height="0.399cm" svg:x="206.581cm" svg:y="10.086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509cm" svg:height="1.261cm" svg:x="212.316cm" svg:y="17.178cm">
          <text:p text:style-name="P10"><text:span text:style-name="T3">C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75cm" svg:height="0.725cm" svg:x="211.43cm" svg:y="16.942cm">
          <draw:text-box>
            <text:p><text:span text:style-name="T17">10+32</text:span></text:p>
          </draw:text-box>
        </draw:frame>
        <draw:line draw:style-name="gr4" draw:text-style-name="P3" draw:layer="layout" svg:x1="220.259cm" svg:y1="9.975cm" svg:x2="225.009cm" svg:y2="9.974cm">
          <text:p/>
        </draw:line>
        <draw:custom-shape draw:style-name="gr11" draw:text-style-name="P11" draw:layer="layout" svg:width="1.509cm" svg:height="1.261cm" svg:x="225.857cm" svg:y="10.45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225.857cm" svg:y="8.85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226.607cm" svg:y1="8.87cm" svg:x2="225.607cm" svg:y2="8.87cm">
          <text:p/>
        </draw:line>
        <draw:line draw:style-name="gr12" draw:text-style-name="P3" draw:layer="layout" svg:x1="226.357cm" svg:y1="10.47cm" svg:x2="225.357cm" svg:y2="10.47cm">
          <text:p/>
        </draw:line>
        <draw:custom-shape draw:style-name="gr52" draw:text-style-name="P29" draw:layer="layout" svg:width="8.75cm" svg:height="1.732cm" svg:x="219.857cm" svg:y="0.671cm">
          <text:p text:style-name="P28"><text:span text:style-name="T18">MOVL <text:s text:c="3"/>main.~r0+4(SP), AX </text:span><text:span text:style-name="T19">&lt;&lt; (20)</text:span></text:p>
          <text:p text:style-name="P28"><text:span text:style-name="T18"/></text:p>
          <text:p text:style-name="P28"><text:span text:style-name="T18">MOVL <text:s text:c="3"/>$1, BX </text:span><text:span text:style-name="T19">&lt;&lt; (21)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draw:layer="layout" svg:width="1.509cm" svg:height="1.261cm" svg:x="225.883cm" svg:y="12.65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225.883cm" svg:y="14.75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225.756cm" svg:y="12.42cm">
          <draw:text-box>
            <text:p><text:span text:style-name="T17">42</text:span></text:p>
          </draw:text-box>
        </draw:frame>
        <draw:frame draw:style-name="gr10" draw:text-style-name="P27" draw:layer="layout" svg:width="1.5cm" svg:height="0.725cm" svg:x="225.398cm" svg:y="14.521cm">
          <draw:text-box>
            <text:p><text:span text:style-name="T17">true</text:span></text:p>
          </draw:text-box>
        </draw:frame>
        <draw:custom-shape draw:style-name="gr31" draw:text-style-name="P30" draw:layer="layout" svg:width="1.509cm" svg:height="1.261cm" svg:x="225.894cm" svg:y="16.86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225.153cm" svg:y="16.968cm">
          <draw:text-box>
            <text:p><text:span text:style-name="T17">add</text:span></text:p>
          </draw:text-box>
        </draw:frame>
        <draw:line draw:style-name="gr9" draw:text-style-name="P3" draw:layer="layout" svg:x1="220.103cm" svg:y1="6.915cm" svg:x2="220.11cm" svg:y2="28.585cm">
          <text:p/>
        </draw:line>
        <draw:line draw:style-name="gr14" draw:text-style-name="P3" draw:layer="layout" svg:x1="220.353cm" svg:y1="28.165cm" svg:x2="225.609cm" svg:y2="28.172cm">
          <text:p/>
        </draw:line>
        <draw:line draw:style-name="gr20" draw:text-style-name="P17" draw:layer="layout" svg:x1="225.103cm" svg:y1="6.915cm" svg:x2="225.103cm" svg:y2="27.915cm">
          <text:p/>
        </draw:line>
        <draw:line draw:style-name="gr14" draw:text-style-name="P3" draw:layer="layout" svg:x1="220.259cm" svg:y1="7.273cm" svg:x2="225.009cm" svg:y2="7.272cm">
          <text:p/>
        </draw:line>
        <draw:frame draw:style-name="gr10" draw:text-style-name="P9" draw:layer="layout" svg:width="1.664cm" svg:height="0.725cm" svg:x="218.658cm" svg:y="6.921cm">
          <draw:text-box>
            <text:p><text:span text:style-name="T2">S112</text:span></text:p>
          </draw:text-box>
        </draw:frame>
        <draw:line draw:style-name="gr14" draw:text-style-name="P3" draw:layer="layout" svg:x1="220.259cm" svg:y1="10.474cm" svg:x2="225.009cm" svg:y2="10.473cm">
          <text:p/>
        </draw:line>
        <draw:frame draw:style-name="gr10" draw:text-style-name="P9" draw:layer="layout" svg:width="1.664cm" svg:height="0.725cm" svg:x="218.658cm" svg:y="10.122cm">
          <draw:text-box>
            <text:p><text:span text:style-name="T2">S128</text:span></text:p>
          </draw:text-box>
        </draw:frame>
        <draw:frame draw:style-name="gr17" draw:text-style-name="P22" draw:layer="layout" svg:width="2.997cm" svg:height="0.761cm" svg:x="220.256cm" svg:y="10.365cm">
          <draw:text-box>
            <text:p><text:span text:style-name="T10">[add ]</text:span></text:p>
          </draw:text-box>
        </draw:frame>
        <draw:custom-shape draw:style-name="gr38" draw:text-style-name="P1" draw:layer="layout" svg:width="4.853cm" svg:height="1.499cm" svg:x="220.149cm" svg:y="7.366cm">
          <text:p text:style-name="P23">S96</text:p>
          <draw:enhanced-geometry svg:viewBox="0 0 21600 21600" draw:type="rectangle" draw:enhanced-path="M 0 0 L 21600 0 21600 21600 0 21600 0 0 Z N"/>
        </draw:custom-shape>
        <draw:custom-shape draw:style-name="gr46" draw:text-style-name="P1" draw:layer="layout" svg:width="4.853cm" svg:height="0.599cm" svg:x="220.149cm" svg:y="8.966cm">
          <text:p text:style-name="P23">4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20.259cm" svg:y1="8.874cm" svg:x2="225.009cm" svg:y2="8.873cm">
          <text:p/>
        </draw:line>
        <draw:frame draw:style-name="gr10" draw:text-style-name="P9" draw:layer="layout" svg:width="1.664cm" svg:height="0.725cm" svg:x="218.658cm" svg:y="8.522cm">
          <draw:text-box>
            <text:p><text:span text:style-name="T2">S120</text:span></text:p>
          </draw:text-box>
        </draw:frame>
        <draw:custom-shape draw:style-name="gr47" draw:text-style-name="P37" draw:layer="layout" svg:width="4.853cm" svg:height="0.399cm" svg:x="220.149cm" svg:y="9.666cm">
          <text:p text:style-name="P36"><text:span text:style-name="T21">true</text:span>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20.259cm" svg:y1="9.675cm" svg:x2="225.009cm" svg:y2="9.674cm">
          <text:p/>
        </draw:line>
        <draw:frame draw:style-name="gr10" draw:text-style-name="P9" draw:layer="layout" svg:width="1.664cm" svg:height="0.725cm" svg:x="218.658cm" svg:y="9.223cm">
          <draw:text-box>
            <text:p><text:span text:style-name="T2">S124</text:span></text:p>
          </draw:text-box>
        </draw:frame>
        <draw:frame draw:style-name="gr10" draw:text-style-name="P9" draw:layer="layout" svg:width="1.664cm" svg:height="0.725cm" svg:x="218.658cm" svg:y="9.624cm">
          <draw:text-box>
            <text:p><text:span text:style-name="T2">S123</text:span></text:p>
          </draw:text-box>
        </draw:frame>
        <draw:custom-shape draw:style-name="gr47" draw:text-style-name="P1" draw:layer="layout" svg:width="4.853cm" svg:height="0.399cm" svg:x="220.149cm" svg:y="10.066cm">
          <text:p/>
          <draw:enhanced-geometry svg:viewBox="0 0 21600 21600" draw:type="rectangle" draw:enhanced-path="M 0 0 L 21600 0 21600 21600 0 21600 0 0 Z N"/>
        </draw:custom-shape>
        <draw:line draw:style-name="gr43" draw:text-style-name="P3" draw:layer="layout" svg:x1="222.098cm" svg:y1="9.265cm" svg:x2="217.848cm" svg:y2="9.265cm">
          <text:p/>
        </draw:line>
        <draw:line draw:style-name="gr44" draw:text-style-name="P3" draw:layer="layout" svg:x1="217.848cm" svg:y1="12.865cm" svg:x2="217.849cm" svg:y2="9.265cm">
          <text:p/>
        </draw:line>
        <draw:line draw:style-name="gr43" draw:text-style-name="P3" draw:layer="layout" svg:x1="225.848cm" svg:y1="12.865cm" svg:x2="217.835cm" svg:y2="12.865cm">
          <text:p/>
        </draw:line>
        <draw:line draw:style-name="gr50" draw:text-style-name="P3" draw:layer="layout" svg:x1="225.611cm" svg:y1="14.865cm" svg:x2="223.098cm" svg:y2="10.115cm">
          <text:p/>
        </draw:line>
        <draw:custom-shape draw:style-name="gr53" draw:text-style-name="P29" draw:layer="layout" svg:width="15cm" svg:height="1.732cm" svg:x="234.681cm" svg:y="0.635cm">
          <text:p text:style-name="P28"><text:span text:style-name="T18">MOVQ <text:s text:c="3"/>8(SP), BP </text:span><text:span text:style-name="T19">&lt;&lt; (22)</text:span><text:span text:style-name="T18"><text:line-break/></text:span><text:span text:style-name="T18"/></text:p>
          <text:p text:style-name="P28"><text:span text:style-name="T18">ADDQ <text:s text:c="3"/>$16, SP </text:span><text:span text:style-name="T19">&lt;&lt; (23)</text:span></text:p>
          <text:p text:style-name="P28"><text:span text:style-name="T19"/></text:p>
          <text:p text:style-name="P28"><text:span text:style-name="T7">&lt; recycle subroutine stack&gt;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4.853cm" svg:height="0.605cm" svg:x="234.734cm" svg:y="5.085cm">
          <text:p text:style-name="P23">1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234.734cm" svg:y="2.691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34.688cm" svg:y1="2.676cm" svg:x2="234.688cm" svg:y2="28.605cm">
          <text:p/>
        </draw:line>
        <draw:custom-shape draw:style-name="gr11" draw:text-style-name="P11" draw:layer="layout" svg:width="1.509cm" svg:height="1.261cm" svg:x="240.494cm" svg:y="28.192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2.012cm" svg:height="0.971cm" svg:x="234.688cm" svg:y="27.634cm">
          <draw:text-box>
            <text:p><text:span text:style-name="T3">S???</text:span></text:p>
          </draw:text-box>
        </draw:frame>
        <draw:line draw:style-name="gr14" draw:text-style-name="P3" draw:layer="layout" svg:x1="236.7cm" svg:y1="28.201cm" svg:x2="240.187cm" svg:y2="28.192cm">
          <text:p/>
        </draw:line>
        <draw:line draw:style-name="gr12" draw:text-style-name="P3" draw:layer="layout" svg:x1="241.187cm" svg:y1="28.194cm" svg:x2="240.187cm" svg:y2="28.194cm">
          <text:p/>
        </draw:line>
        <draw:custom-shape draw:style-name="gr15" draw:text-style-name="P13" draw:layer="layout" svg:width="4.497cm" svg:height="1cm" svg:x="234.94cm" svg:y="26.692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234.937cm" svg:y="25.492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234.94cm" svg:y="24.392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239.637cm" svg:y1="2.942cm" svg:x2="239.637cm" svg:y2="27.942cm">
          <text:p/>
        </draw:line>
        <draw:frame draw:style-name="gr17" draw:text-style-name="P22" draw:layer="layout" svg:width="2.997cm" svg:height="0.761cm" svg:x="234.588cm" svg:y="7.241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233.236cm" svg:y="5.34cm">
          <draw:text-box>
            <text:p><text:span text:style-name="T2">S104</text:span></text:p>
          </draw:text-box>
        </draw:frame>
        <draw:line draw:style-name="gr14" draw:text-style-name="P3" draw:layer="layout" svg:x1="234.837cm" svg:y1="5.692cm" svg:x2="239.587cm" svg:y2="5.691cm">
          <text:p/>
        </draw:line>
        <draw:frame draw:style-name="gr10" draw:text-style-name="P9" draw:layer="layout" svg:width="1.499cm" svg:height="0.725cm" svg:x="234.588cm" svg:y="2.31cm">
          <draw:text-box>
            <text:p><text:span text:style-name="T2">S088</text:span></text:p>
          </draw:text-box>
        </draw:frame>
        <draw:line draw:style-name="gr14" draw:text-style-name="P3" draw:layer="layout" svg:x1="235.936cm" svg:y1="2.691cm" svg:x2="239.936cm" svg:y2="2.691cm">
          <text:p/>
        </draw:line>
        <draw:line draw:style-name="gr14" draw:text-style-name="P3" draw:layer="layout" svg:x1="234.837cm" svg:y1="4.193cm" svg:x2="239.587cm" svg:y2="4.192cm">
          <text:p/>
        </draw:line>
        <draw:frame draw:style-name="gr25" draw:text-style-name="P9" draw:layer="layout" svg:width="2.25cm" svg:height="0.728cm" svg:x="232.635cm" svg:y="3.811cm">
          <draw:text-box>
            <text:p><text:span text:style-name="T2">S96(8sp)</text:span></text:p>
          </draw:text-box>
        </draw:frame>
        <draw:custom-shape draw:style-name="gr34" draw:text-style-name="P31" draw:layer="layout" svg:width="4.853cm" svg:height="1.499cm" svg:x="234.734cm" svg:y="5.791cm">
          <text:p text:style-name="P23">main ip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34.837cm" svg:y1="7.293cm" svg:x2="239.587cm" svg:y2="7.292cm">
          <text:p/>
        </draw:line>
        <draw:frame draw:style-name="gr10" draw:text-style-name="P9" draw:layer="layout" svg:width="1.664cm" svg:height="0.725cm" svg:x="233.236cm" svg:y="6.941cm">
          <draw:text-box>
            <text:p><text:span text:style-name="T2">S112</text:span></text:p>
          </draw:text-box>
        </draw:frame>
        <draw:custom-shape draw:style-name="gr49" draw:text-style-name="P38" draw:layer="layout" svg:width="4.853cm" svg:height="0.605cm" svg:x="234.734cm" svg:y="4.285cm">
          <text:p text:style-name="P23">3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34.837cm" svg:y1="4.994cm" svg:x2="239.587cm" svg:y2="4.993cm">
          <text:p/>
        </draw:line>
        <draw:custom-shape draw:style-name="gr11" draw:text-style-name="P11" draw:layer="layout" svg:width="1.509cm" svg:height="1.261cm" svg:x="250.339cm" svg:y="7.27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250.339cm" svg:y="4.07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251.089cm" svg:y1="4.09cm" svg:x2="239.928cm" svg:y2="4.085cm">
          <text:p/>
        </draw:line>
        <draw:line draw:style-name="gr12" draw:text-style-name="P3" draw:layer="layout" svg:x1="250.839cm" svg:y1="7.29cm" svg:x2="249.839cm" svg:y2="7.29cm">
          <text:p/>
        </draw:line>
        <draw:custom-shape draw:style-name="gr28" draw:text-style-name="P26" draw:layer="layout" svg:width="1.509cm" svg:height="1.261cm" svg:x="250.365cm" svg:y="9.47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250.365cm" svg:y="11.67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250.238cm" svg:y="9.24cm">
          <draw:text-box>
            <text:p><text:span text:style-name="T17">42</text:span></text:p>
          </draw:text-box>
        </draw:frame>
        <draw:frame draw:style-name="gr10" draw:text-style-name="P27" draw:layer="layout" svg:width="1.46cm" svg:height="0.725cm" svg:x="249.928cm" svg:y="11.441cm">
          <draw:text-box>
            <text:p><text:span text:style-name="T17">true</text:span></text:p>
          </draw:text-box>
        </draw:frame>
        <draw:custom-shape draw:style-name="gr31" draw:text-style-name="P30" draw:layer="layout" svg:width="1.509cm" svg:height="1.261cm" svg:x="250.376cm" svg:y="13.98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4cm" svg:height="0.725cm" svg:x="249.635cm" svg:y="14.088cm">
          <draw:text-box>
            <text:p><text:span text:style-name="T17">add</text:span></text:p>
          </draw:text-box>
        </draw:frame>
        <draw:line draw:style-name="gr9" draw:text-style-name="P3" draw:layer="layout" svg:x1="244.585cm" svg:y1="6.935cm" svg:x2="244.592cm" svg:y2="28.605cm">
          <text:p/>
        </draw:line>
        <draw:line draw:style-name="gr14" draw:text-style-name="P3" draw:layer="layout" svg:x1="244.835cm" svg:y1="28.185cm" svg:x2="250.091cm" svg:y2="28.192cm">
          <text:p/>
        </draw:line>
        <draw:line draw:style-name="gr20" draw:text-style-name="P17" draw:layer="layout" svg:x1="249.585cm" svg:y1="6.935cm" svg:x2="249.585cm" svg:y2="27.935cm">
          <text:p/>
        </draw:line>
        <draw:line draw:style-name="gr14" draw:text-style-name="P3" draw:layer="layout" svg:x1="244.741cm" svg:y1="7.293cm" svg:x2="249.491cm" svg:y2="7.292cm">
          <text:p/>
        </draw:line>
        <draw:frame draw:style-name="gr10" draw:text-style-name="P9" draw:layer="layout" svg:width="1.664cm" svg:height="0.725cm" svg:x="243.14cm" svg:y="6.941cm">
          <draw:text-box>
            <text:p><text:span text:style-name="T2">S112</text:span></text:p>
          </draw:text-box>
        </draw:frame>
        <draw:frame draw:style-name="gr17" draw:text-style-name="P22" draw:layer="layout" svg:width="4.44cm" svg:height="0.761cm" svg:x="244.738cm" svg:y="7.485cm">
          <draw:text-box>
            <text:p><text:span text:style-name="T10">[add ] (in recycle)</text:span></text:p>
          </draw:text-box>
        </draw:frame>
        <draw:custom-shape draw:style-name="gr54" draw:text-style-name="P1" draw:layer="layout" svg:width="4.853cm" svg:height="0.449cm" svg:x="244.631cm" svg:y="7.386cm">
          <text:p/>
          <draw:enhanced-geometry svg:viewBox="0 0 21600 21600" draw:type="rectangle" draw:enhanced-path="M 0 0 L 21600 0 21600 21600 0 21600 0 0 Z N"/>
        </draw:custom-shape>
        <draw:custom-shape draw:style-name="gr55" draw:text-style-name="P39" draw:layer="layout" svg:width="3cm" svg:height="1.25cm" svg:x="22.635cm" svg:y="15.63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32.236cm" svg:y="15.63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41.837cm" svg:y="15.63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51.438cm" svg:y="15.6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61.139cm" svg:y="15.63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70.74cm" svg:y="15.6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90.641cm" svg:y="15.64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103.342cm" svg:y="15.64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117.143cm" svg:y="15.64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130.744cm" svg:y="15.64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154.045cm" svg:y="15.64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167.346cm" svg:y="15.64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191.747cm" svg:y="15.64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215.648cm" svg:y="15.64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6" draw:text-style-name="P39" draw:layer="layout" svg:width="3cm" svg:height="1.25cm" svg:x="229.649cm" svg:y="15.6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7" draw:text-style-name="P29" draw:layer="layout" svg:width="15cm" svg:height="1.732cm" svg:x="258.668cm" svg:y="0.635cm">
          <text:p text:style-name="P28"><text:span text:style-name="T12">RET </text:span><text:span text:style-name="T19">&lt;&lt; (24)</text:span></text:p>
          <text:p text:style-name="P28"><text:span text:style-name="T19"/></text:p>
          <text:p text:style-name="P28"><text:span text:style-name="T7">&lt; jump to the main function instruction block &gt;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4.853cm" svg:height="0.605cm" svg:x="258.721cm" svg:y="5.085cm">
          <text:p text:style-name="P23">1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258.721cm" svg:y="2.691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58.675cm" svg:y1="2.676cm" svg:x2="258.675cm" svg:y2="28.605cm">
          <text:p/>
        </draw:line>
        <draw:custom-shape draw:style-name="gr11" draw:text-style-name="P11" draw:layer="layout" svg:width="1.509cm" svg:height="1.261cm" svg:x="264.481cm" svg:y="28.192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2.012cm" svg:height="0.971cm" svg:x="258.675cm" svg:y="27.634cm">
          <draw:text-box>
            <text:p><text:span text:style-name="T3">S???</text:span></text:p>
          </draw:text-box>
        </draw:frame>
        <draw:line draw:style-name="gr14" draw:text-style-name="P3" draw:layer="layout" svg:x1="260.687cm" svg:y1="28.201cm" svg:x2="264.174cm" svg:y2="28.192cm">
          <text:p/>
        </draw:line>
        <draw:line draw:style-name="gr12" draw:text-style-name="P3" draw:layer="layout" svg:x1="265.174cm" svg:y1="28.194cm" svg:x2="264.174cm" svg:y2="28.194cm">
          <text:p/>
        </draw:line>
        <draw:custom-shape draw:style-name="gr15" draw:text-style-name="P13" draw:layer="layout" svg:width="4.497cm" svg:height="1cm" svg:x="258.927cm" svg:y="26.692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258.924cm" svg:y="25.492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258.927cm" svg:y="24.392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263.624cm" svg:y1="2.942cm" svg:x2="263.624cm" svg:y2="27.942cm">
          <text:p/>
        </draw:line>
        <draw:frame draw:style-name="gr17" draw:text-style-name="P22" draw:layer="layout" svg:width="2.997cm" svg:height="0.761cm" svg:x="258.575cm" svg:y="7.241cm">
          <draw:text-box>
            <text:p><text:span text:style-name="T10">[main ]</text:span></text:p>
          </draw:text-box>
        </draw:frame>
        <draw:frame draw:style-name="gr10" draw:text-style-name="P9" draw:layer="layout" svg:width="1.664cm" svg:height="0.725cm" svg:x="257.223cm" svg:y="5.34cm">
          <draw:text-box>
            <text:p><text:span text:style-name="T2">S104</text:span></text:p>
          </draw:text-box>
        </draw:frame>
        <draw:line draw:style-name="gr14" draw:text-style-name="P3" draw:layer="layout" svg:x1="258.824cm" svg:y1="5.692cm" svg:x2="263.574cm" svg:y2="5.691cm">
          <text:p/>
        </draw:line>
        <draw:frame draw:style-name="gr10" draw:text-style-name="P9" draw:layer="layout" svg:width="1.499cm" svg:height="0.725cm" svg:x="258.575cm" svg:y="2.31cm">
          <draw:text-box>
            <text:p><text:span text:style-name="T2">S088</text:span></text:p>
          </draw:text-box>
        </draw:frame>
        <draw:line draw:style-name="gr14" draw:text-style-name="P3" draw:layer="layout" svg:x1="259.923cm" svg:y1="2.691cm" svg:x2="263.923cm" svg:y2="2.691cm">
          <text:p/>
        </draw:line>
        <draw:line draw:style-name="gr14" draw:text-style-name="P3" draw:layer="layout" svg:x1="258.824cm" svg:y1="4.193cm" svg:x2="263.574cm" svg:y2="4.192cm">
          <text:p/>
        </draw:line>
        <draw:frame draw:style-name="gr25" draw:text-style-name="P9" draw:layer="layout" svg:width="2.25cm" svg:height="0.728cm" svg:x="256.622cm" svg:y="3.811cm">
          <draw:text-box>
            <text:p><text:span text:style-name="T2">S96(8sp)</text:span></text:p>
          </draw:text-box>
        </draw:frame>
        <draw:custom-shape draw:style-name="gr34" draw:text-style-name="P31" draw:layer="layout" svg:width="4.853cm" svg:height="1.499cm" svg:x="258.721cm" svg:y="5.791cm">
          <text:p text:style-name="P23">main ip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58.824cm" svg:y1="7.293cm" svg:x2="263.574cm" svg:y2="7.292cm">
          <text:p/>
        </draw:line>
        <draw:frame draw:style-name="gr10" draw:text-style-name="P9" draw:layer="layout" svg:width="1.664cm" svg:height="0.725cm" svg:x="257.223cm" svg:y="6.941cm">
          <draw:text-box>
            <text:p><text:span text:style-name="T2">S112</text:span></text:p>
          </draw:text-box>
        </draw:frame>
        <draw:custom-shape draw:style-name="gr49" draw:text-style-name="P38" draw:layer="layout" svg:width="4.853cm" svg:height="0.605cm" svg:x="258.721cm" svg:y="4.285cm">
          <text:p text:style-name="P23">3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58.824cm" svg:y1="4.994cm" svg:x2="263.574cm" svg:y2="4.993cm">
          <text:p/>
        </draw:line>
        <draw:custom-shape draw:style-name="gr11" draw:text-style-name="P11" draw:layer="layout" svg:width="1.509cm" svg:height="1.261cm" svg:x="274.326cm" svg:y="5.57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274.326cm" svg:y="4.07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275.076cm" svg:y1="4.09cm" svg:x2="263.915cm" svg:y2="4.085cm">
          <text:p/>
        </draw:line>
        <draw:line draw:style-name="gr12" draw:text-style-name="P3" draw:layer="layout" svg:x1="274.826cm" svg:y1="5.59cm" svg:x2="263.885cm" svg:y2="5.635cm">
          <text:p/>
        </draw:line>
        <draw:custom-shape draw:style-name="gr28" draw:text-style-name="P26" draw:layer="layout" svg:width="1.509cm" svg:height="1.261cm" svg:x="274.352cm" svg:y="7.77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274.352cm" svg:y="9.97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274.225cm" svg:y="7.54cm">
          <draw:text-box>
            <text:p><text:span text:style-name="T17">42</text:span></text:p>
          </draw:text-box>
        </draw:frame>
        <draw:frame draw:style-name="gr10" draw:text-style-name="P27" draw:layer="layout" svg:width="1.46cm" svg:height="0.725cm" svg:x="273.915cm" svg:y="9.741cm">
          <draw:text-box>
            <text:p><text:span text:style-name="T17">true</text:span></text:p>
          </draw:text-box>
        </draw:frame>
        <draw:custom-shape draw:style-name="gr31" draw:text-style-name="P30" draw:layer="layout" svg:width="1.509cm" svg:height="1.261cm" svg:x="274.363cm" svg:y="12.28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637cm" svg:height="0.725cm" svg:x="273.585cm" svg:y="12.188cm">
          <draw:text-box>
            <text:p><text:span text:style-name="T17">main</text:span></text:p>
          </draw:text-box>
        </draw:frame>
        <draw:line draw:style-name="gr9" draw:text-style-name="P3" draw:layer="layout" svg:x1="268.572cm" svg:y1="6.935cm" svg:x2="268.579cm" svg:y2="28.605cm">
          <text:p/>
        </draw:line>
        <draw:line draw:style-name="gr14" draw:text-style-name="P3" draw:layer="layout" svg:x1="268.822cm" svg:y1="28.185cm" svg:x2="274.078cm" svg:y2="28.192cm">
          <text:p/>
        </draw:line>
        <draw:line draw:style-name="gr20" draw:text-style-name="P17" draw:layer="layout" svg:x1="273.572cm" svg:y1="6.935cm" svg:x2="273.572cm" svg:y2="27.935cm">
          <text:p/>
        </draw:line>
        <draw:line draw:style-name="gr14" draw:text-style-name="P3" draw:layer="layout" svg:x1="268.728cm" svg:y1="7.293cm" svg:x2="273.478cm" svg:y2="7.292cm">
          <text:p/>
        </draw:line>
        <draw:frame draw:style-name="gr10" draw:text-style-name="P9" draw:layer="layout" svg:width="1.664cm" svg:height="0.725cm" svg:x="267.127cm" svg:y="6.941cm">
          <draw:text-box>
            <text:p><text:span text:style-name="T2">S112</text:span></text:p>
          </draw:text-box>
        </draw:frame>
        <draw:frame draw:style-name="gr17" draw:text-style-name="P22" draw:layer="layout" svg:width="4.44cm" svg:height="0.761cm" svg:x="268.725cm" svg:y="7.485cm">
          <draw:text-box>
            <text:p><text:span text:style-name="T22">[add ] (</text:span><text:span text:style-name="T10">in recycle)</text:span></text:p>
          </draw:text-box>
        </draw:frame>
        <draw:custom-shape draw:style-name="gr54" draw:text-style-name="P1" draw:layer="layout" svg:width="4.853cm" svg:height="0.449cm" svg:x="268.618cm" svg:y="7.386cm">
          <text:p/>
          <draw:enhanced-geometry svg:viewBox="0 0 21600 21600" draw:type="rectangle" draw:enhanced-path="M 0 0 L 21600 0 21600 21600 0 21600 0 0 Z N"/>
        </draw:custom-shape>
        <draw:custom-shape draw:style-name="gr56" draw:text-style-name="P39" draw:layer="layout" svg:width="3cm" svg:height="1.25cm" svg:x="253.636cm" svg:y="15.6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8" draw:text-style-name="P29" draw:layer="layout" svg:width="8.68cm" svg:height="1.732cm" svg:x="281.955cm" svg:y="0.635cm">
          <text:p text:style-name="P28"><text:span text:style-name="T18">MOVQ <text:s text:c="3"/>8(SP), BP </text:span><text:span text:style-name="T19">&lt;&lt; (25)</text:span><text:span text:style-name="T19"><text:line-break/></text:span><text:span text:style-name="T19"/></text:p>
          <text:p text:style-name="P28"><text:span text:style-name="T12">ADDQ <text:s text:c="3"/>$16, SP</text:span><text:span text:style-name="T18"> </text:span><text:span text:style-name="T19">&lt;&lt; (26)</text:span><text:span text:style-name="T19"><text:line-break/></text:span><text:span text:style-name="T19"><text:line-break/></text:span><text:span text:style-name="T12">RET</text:span><text:span text:style-name="T19"> &lt;&lt; (27)</text:span></text:p>
          <draw:enhanced-geometry svg:viewBox="0 0 21600 21600" draw:type="rectangle" draw:enhanced-path="M 0 0 L 21600 0 21600 21600 0 21600 0 0 Z N"/>
        </draw:custom-shape>
        <draw:custom-shape draw:style-name="gr49" draw:text-style-name="P38" draw:layer="layout" svg:width="4.853cm" svg:height="0.605cm" svg:x="282.008cm" svg:y="5.085cm">
          <text:p text:style-name="P23">10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.853cm" svg:height="1.499cm" svg:x="282.008cm" svg:y="2.691cm">
          <text:p text:style-name="P23">S088</text:p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81.962cm" svg:y1="2.676cm" svg:x2="281.962cm" svg:y2="28.605cm">
          <text:p/>
        </draw:line>
        <draw:custom-shape draw:style-name="gr11" draw:text-style-name="P11" draw:layer="layout" svg:width="1.509cm" svg:height="1.261cm" svg:x="287.768cm" svg:y="28.192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2.012cm" svg:height="0.971cm" svg:x="281.962cm" svg:y="27.634cm">
          <draw:text-box>
            <text:p><text:span text:style-name="T3">S???</text:span></text:p>
          </draw:text-box>
        </draw:frame>
        <draw:line draw:style-name="gr14" draw:text-style-name="P3" draw:layer="layout" svg:x1="283.974cm" svg:y1="28.201cm" svg:x2="287.461cm" svg:y2="28.192cm">
          <text:p/>
        </draw:line>
        <draw:line draw:style-name="gr12" draw:text-style-name="P3" draw:layer="layout" svg:x1="288.461cm" svg:y1="28.194cm" svg:x2="287.461cm" svg:y2="28.194cm">
          <text:p/>
        </draw:line>
        <draw:custom-shape draw:style-name="gr15" draw:text-style-name="P13" draw:layer="layout" svg:width="4.497cm" svg:height="1cm" svg:x="282.214cm" svg:y="26.692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282.211cm" svg:y="25.492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282.214cm" svg:y="24.392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286.911cm" svg:y1="2.942cm" svg:x2="286.911cm" svg:y2="27.942cm">
          <text:p/>
        </draw:line>
        <draw:frame draw:style-name="gr59" draw:text-style-name="P22" draw:layer="layout" svg:width="5.023cm" svg:height="1.039cm" svg:x="281.862cm" svg:y="5.741cm">
          <draw:text-box>
            <text:p><text:span text:style-name="T10">[main ]</text:span><text:span text:style-name="T10"><text:line-break/></text:span><text:span text:style-name="T10">(in recycle)</text:span></text:p>
          </draw:text-box>
        </draw:frame>
        <draw:frame draw:style-name="gr10" draw:text-style-name="P9" draw:layer="layout" svg:width="1.664cm" svg:height="0.725cm" svg:x="280.51cm" svg:y="5.34cm">
          <draw:text-box>
            <text:p><text:span text:style-name="T2">S104</text:span></text:p>
          </draw:text-box>
        </draw:frame>
        <draw:line draw:style-name="gr14" draw:text-style-name="P3" draw:layer="layout" svg:x1="282.111cm" svg:y1="5.692cm" svg:x2="286.861cm" svg:y2="5.691cm">
          <text:p/>
        </draw:line>
        <draw:frame draw:style-name="gr10" draw:text-style-name="P9" draw:layer="layout" svg:width="1.499cm" svg:height="0.725cm" svg:x="281.862cm" svg:y="2.31cm">
          <draw:text-box>
            <text:p><text:span text:style-name="T2">S088</text:span></text:p>
          </draw:text-box>
        </draw:frame>
        <draw:line draw:style-name="gr14" draw:text-style-name="P3" draw:layer="layout" svg:x1="283.21cm" svg:y1="2.691cm" svg:x2="287.21cm" svg:y2="2.691cm">
          <text:p/>
        </draw:line>
        <draw:line draw:style-name="gr14" draw:text-style-name="P3" draw:layer="layout" svg:x1="282.111cm" svg:y1="4.193cm" svg:x2="286.861cm" svg:y2="4.192cm">
          <text:p/>
        </draw:line>
        <draw:frame draw:style-name="gr25" draw:text-style-name="P9" draw:layer="layout" svg:width="2.25cm" svg:height="0.728cm" svg:x="279.909cm" svg:y="3.811cm">
          <draw:text-box>
            <text:p><text:span text:style-name="T2">S96(8sp)</text:span></text:p>
          </draw:text-box>
        </draw:frame>
        <draw:frame draw:style-name="gr10" draw:text-style-name="P9" draw:layer="layout" svg:width="1.664cm" svg:height="0.725cm" svg:x="280.51cm" svg:y="6.941cm">
          <draw:text-box>
            <text:p><text:span text:style-name="T2">S112</text:span></text:p>
          </draw:text-box>
        </draw:frame>
        <draw:custom-shape draw:style-name="gr49" draw:text-style-name="P38" draw:layer="layout" svg:width="4.853cm" svg:height="0.605cm" svg:x="282.008cm" svg:y="4.285cm">
          <text:p text:style-name="P23">32</text:p>
          <draw:enhanced-geometry svg:viewBox="0 0 21600 21600" draw:type="rectangle" draw:enhanced-path="M 0 0 L 21600 0 21600 21600 0 21600 0 0 Z N"/>
        </draw:custom-shape>
        <draw:line draw:style-name="gr14" draw:text-style-name="P3" draw:layer="layout" svg:x1="282.111cm" svg:y1="4.994cm" svg:x2="286.861cm" svg:y2="4.993cm">
          <text:p/>
        </draw:line>
        <draw:custom-shape draw:style-name="gr11" draw:text-style-name="P11" draw:layer="layout" svg:width="1.509cm" svg:height="1.261cm" svg:x="287.413cm" svg:y="5.57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287.413cm" svg:y="2.67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288.135cm" svg:y1="2.735cm" svg:x2="287.135cm" svg:y2="2.735cm">
          <text:p/>
        </draw:line>
        <draw:line draw:style-name="gr12" draw:text-style-name="P3" draw:layer="layout" svg:x1="288.135cm" svg:y1="5.635cm" svg:x2="287.135cm" svg:y2="2.885cm">
          <text:p/>
        </draw:line>
        <draw:custom-shape draw:style-name="gr28" draw:text-style-name="P26" draw:layer="layout" svg:width="1.509cm" svg:height="1.261cm" svg:x="287.439cm" svg:y="7.77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287.439cm" svg:y="9.97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287.312cm" svg:y="7.54cm">
          <draw:text-box>
            <text:p><text:span text:style-name="T17">42</text:span></text:p>
          </draw:text-box>
        </draw:frame>
        <draw:frame draw:style-name="gr10" draw:text-style-name="P27" draw:layer="layout" svg:width="1.46cm" svg:height="0.725cm" svg:x="287.002cm" svg:y="9.741cm">
          <draw:text-box>
            <text:p><text:span text:style-name="T17">true</text:span></text:p>
          </draw:text-box>
        </draw:frame>
        <draw:custom-shape draw:style-name="gr31" draw:text-style-name="P30" draw:layer="layout" svg:width="1.509cm" svg:height="1.261cm" svg:x="287.45cm" svg:y="12.28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637cm" svg:height="0.725cm" svg:x="286.672cm" svg:y="12.188cm">
          <draw:text-box>
            <text:p><text:span text:style-name="T17">main</text:span></text:p>
          </draw:text-box>
        </draw:frame>
        <draw:custom-shape draw:style-name="gr56" draw:text-style-name="P39" draw:layer="layout" svg:width="3cm" svg:height="1.25cm" svg:x="276.923cm" svg:y="15.6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0" draw:text-style-name="P41" draw:layer="layout" svg:width="8.68cm" svg:height="1.732cm" svg:x="295.642cm" svg:y="0.635cm">
          <text:p text:style-name="P40"><text:span text:style-name="T7">&lt; execution completed &gt;</text:span></text:p>
          <draw:enhanced-geometry svg:viewBox="0 0 21600 21600" draw:type="rectangle" draw:enhanced-path="M 0 0 L 21600 0 21600 21600 0 21600 0 0 Z N"/>
        </draw:custom-shape>
        <draw:custom-shape draw:style-name="gr61" draw:text-style-name="P2" draw:layer="layout" svg:width="4.853cm" svg:height="0.444cm" svg:x="295.695cm" svg:y="2.691cm">
          <text:p/>
          <draw:enhanced-geometry svg:viewBox="0 0 21600 21600" draw:type="rectangle" draw:enhanced-path="M 0 0 L 21600 0 21600 21600 0 21600 0 0 Z N"/>
        </draw:custom-shape>
        <draw:line draw:style-name="gr9" draw:text-style-name="P3" draw:layer="layout" svg:x1="295.649cm" svg:y1="2.676cm" svg:x2="295.649cm" svg:y2="28.605cm">
          <text:p/>
        </draw:line>
        <draw:custom-shape draw:style-name="gr11" draw:text-style-name="P11" draw:layer="layout" svg:width="1.509cm" svg:height="1.261cm" svg:x="301.455cm" svg:y="28.192cm">
          <text:p text:style-name="P10"><text:span text:style-name="T3">SB</text:span></text:p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3" draw:text-style-name="P12" draw:layer="layout" svg:width="2.012cm" svg:height="0.971cm" svg:x="295.649cm" svg:y="27.634cm">
          <draw:text-box>
            <text:p><text:span text:style-name="T3">S???</text:span></text:p>
          </draw:text-box>
        </draw:frame>
        <draw:line draw:style-name="gr14" draw:text-style-name="P3" draw:layer="layout" svg:x1="297.661cm" svg:y1="28.201cm" svg:x2="301.148cm" svg:y2="28.192cm">
          <text:p/>
        </draw:line>
        <draw:line draw:style-name="gr12" draw:text-style-name="P3" draw:layer="layout" svg:x1="302.148cm" svg:y1="28.194cm" svg:x2="301.148cm" svg:y2="28.194cm">
          <text:p/>
        </draw:line>
        <draw:custom-shape draw:style-name="gr15" draw:text-style-name="P13" draw:layer="layout" svg:width="4.497cm" svg:height="1cm" svg:x="295.901cm" svg:y="26.692cm">
          <text:p text:style-name="P10"><text:span text:style-name="T3">&lt;code segment &gt;</text:span></text:p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4.5cm" svg:height="1.12cm" svg:x="295.898cm" svg:y="25.492cm">
          <text:p text:style-name="P10"><text:span text:style-name="T3">&lt;data segment&gt;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4.497cm" svg:height="1cm" svg:x="295.901cm" svg:y="24.392cm">
          <text:p text:style-name="P20"><text:span text:style-name="T3">&lt;heap&gt;</text:span></text:p>
          <draw:enhanced-geometry svg:viewBox="0 0 21600 21600" draw:type="rectangle" draw:enhanced-path="M 0 0 L 21600 0 21600 21600 0 21600 0 0 Z N"/>
        </draw:custom-shape>
        <draw:line draw:style-name="gr20" draw:text-style-name="P17" draw:layer="layout" svg:x1="300.598cm" svg:y1="2.942cm" svg:x2="300.598cm" svg:y2="27.942cm">
          <text:p/>
        </draw:line>
        <draw:frame draw:style-name="gr62" draw:text-style-name="P22" draw:layer="layout" svg:width="5.086cm" svg:height="1.039cm" svg:x="295.549cm" svg:y="3.041cm">
          <draw:text-box>
            <text:p><text:span text:style-name="T10">[main ] </text:span><text:span text:style-name="T10"><text:line-break/></text:span><text:span text:style-name="T10">(recycle completed)</text:span></text:p>
          </draw:text-box>
        </draw:frame>
        <draw:frame draw:style-name="gr10" draw:text-style-name="P9" draw:layer="layout" svg:width="1.499cm" svg:height="0.725cm" svg:x="295.549cm" svg:y="2.31cm">
          <draw:text-box>
            <text:p><text:span text:style-name="T2">S088</text:span></text:p>
          </draw:text-box>
        </draw:frame>
        <draw:line draw:style-name="gr14" draw:text-style-name="P3" draw:layer="layout" svg:x1="296.897cm" svg:y1="2.691cm" svg:x2="300.897cm" svg:y2="2.691cm">
          <text:p/>
        </draw:line>
        <draw:line draw:style-name="gr14" draw:text-style-name="P3" draw:layer="layout" svg:x1="295.798cm" svg:y1="3.093cm" svg:x2="300.548cm" svg:y2="3.092cm">
          <text:p/>
        </draw:line>
        <draw:custom-shape draw:style-name="gr11" draw:text-style-name="P11" draw:layer="layout" svg:width="1.509cm" svg:height="1.261cm" svg:x="301.1cm" svg:y="5.579cm">
          <text:p text:style-name="P10"><text:span text:style-name="T3">S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1" draw:text-style-name="P11" draw:layer="layout" svg:width="1.509cm" svg:height="1.261cm" svg:x="301.1cm" svg:y="2.679cm">
          <text:p text:style-name="P10"><text:span text:style-name="T3">B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12" draw:text-style-name="P3" draw:layer="layout" svg:x1="301.822cm" svg:y1="2.735cm" svg:x2="300.822cm" svg:y2="2.735cm">
          <text:p/>
        </draw:line>
        <draw:line draw:style-name="gr12" draw:text-style-name="P3" draw:layer="layout" svg:x1="301.822cm" svg:y1="5.635cm" svg:x2="300.822cm" svg:y2="2.885cm">
          <text:p/>
        </draw:line>
        <draw:custom-shape draw:style-name="gr28" draw:text-style-name="P26" draw:layer="layout" svg:width="1.509cm" svg:height="1.261cm" svg:x="301.126cm" svg:y="7.777cm">
          <text:p text:style-name="P10"><text:span text:style-name="T3">A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8" draw:text-style-name="P26" draw:layer="layout" svg:width="1.509cm" svg:height="1.261cm" svg:x="301.126cm" svg:y="9.977cm">
          <text:p text:style-name="P10"><text:span text:style-name="T3">BX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149cm" svg:height="0.725cm" svg:x="300.999cm" svg:y="7.54cm">
          <draw:text-box>
            <text:p><text:span text:style-name="T17">42</text:span></text:p>
          </draw:text-box>
        </draw:frame>
        <draw:frame draw:style-name="gr10" draw:text-style-name="P27" draw:layer="layout" svg:width="1.46cm" svg:height="0.725cm" svg:x="300.689cm" svg:y="9.741cm">
          <draw:text-box>
            <text:p><text:span text:style-name="T17">true</text:span></text:p>
          </draw:text-box>
        </draw:frame>
        <draw:custom-shape draw:style-name="gr31" draw:text-style-name="P30" draw:layer="layout" svg:width="1.509cm" svg:height="1.261cm" svg:x="301.137cm" svg:y="12.28cm">
          <text:p text:style-name="P10"><text:span text:style-name="T3">IP</text:span></text:p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0" draw:text-style-name="P27" draw:layer="layout" svg:width="1.637cm" svg:height="0.725cm" svg:x="300.359cm" svg:y="12.188cm">
          <draw:text-box>
            <text:p><text:span text:style-name="T17">main</text:span></text:p>
          </draw:text-box>
        </draw:frame>
        <draw:custom-shape draw:style-name="gr56" draw:text-style-name="P39" draw:layer="layout" svg:width="3cm" svg:height="1.25cm" svg:x="290.61cm" svg:y="15.64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23" draw:text-style-name="P3" draw:layer="layout" svg:x1="89.585cm" svg:y1="6.935cm" svg:x2="94.335cm" svg:y2="6.935cm">
          <text:p/>
        </draw:line>
        <draw:line draw:style-name="gr23" draw:text-style-name="P3" draw:layer="layout" svg:x1="89.685cm" svg:y1="10.135cm" svg:x2="94.435cm" svg:y2="10.135cm">
          <text:p/>
        </draw:line>
        <draw:line draw:style-name="gr23" draw:text-style-name="P3" draw:layer="layout" svg:x1="99.785cm" svg:y1="10.235cm" svg:x2="108.285cm" svg:y2="10.235cm">
          <text:p/>
        </draw:line>
        <draw:line draw:style-name="gr23" draw:text-style-name="P3" draw:layer="layout" svg:x1="99.785cm" svg:y1="6.935cm" svg:x2="108.285cm" svg:y2="6.935cm">
          <text:p/>
        </draw:line>
        <draw:line draw:style-name="gr23" draw:text-style-name="P3" draw:layer="layout" svg:x1="113.685cm" svg:y1="6.935cm" svg:x2="121.635cm" svg:y2="6.935cm">
          <text:p/>
        </draw:line>
        <draw:line draw:style-name="gr23" draw:text-style-name="P3" draw:layer="layout" svg:x1="113.685cm" svg:y1="10.335cm" svg:x2="121.635cm" svg:y2="10.335cm">
          <text:p/>
        </draw:line>
        <draw:line draw:style-name="gr23" draw:text-style-name="P3" draw:layer="layout" svg:x1="140.635cm" svg:y1="7.035cm" svg:x2="145.385cm" svg:y2="7.035cm">
          <text:p/>
        </draw:line>
        <draw:line draw:style-name="gr23" draw:text-style-name="P3" draw:layer="layout" svg:x1="150.635cm" svg:y1="7.035cm" svg:x2="158.635cm" svg:y2="7.035cm">
          <text:p/>
        </draw:line>
        <draw:line draw:style-name="gr23" draw:text-style-name="P3" draw:layer="layout" svg:x1="150.635cm" svg:y1="10.635cm" svg:x2="158.635cm" svg:y2="10.635cm">
          <text:p/>
        </draw:line>
        <draw:line draw:style-name="gr23" draw:text-style-name="P3" draw:layer="layout" svg:x1="177.735cm" svg:y1="7.035cm" svg:x2="182.485cm" svg:y2="7.035cm">
          <text:p/>
        </draw:line>
        <draw:line draw:style-name="gr23" draw:text-style-name="P3" draw:layer="layout" svg:x1="201.785cm" svg:y1="7.035cm" svg:x2="206.285cm" svg:y2="7.035cm">
          <text:p/>
        </draw:line>
        <draw:line draw:style-name="gr23" draw:text-style-name="P3" draw:layer="layout" svg:x1="211.685cm" svg:y1="7.035cm" svg:x2="219.885cm" svg:y2="7.035cm">
          <text:p/>
        </draw:line>
        <draw:line draw:style-name="gr23" draw:text-style-name="P3" draw:layer="layout" svg:x1="211.685cm" svg:y1="10.435cm" svg:x2="219.885cm" svg:y2="10.435cm">
          <text:p/>
        </draw:line>
        <draw:line draw:style-name="gr23" draw:text-style-name="P3" draw:layer="layout" svg:x1="239.735cm" svg:y1="7.035cm" svg:x2="244.485cm" svg:y2="7.035cm">
          <text:p/>
        </draw:line>
        <draw:line draw:style-name="gr23" draw:text-style-name="P3" draw:layer="layout" svg:x1="263.635cm" svg:y1="7.035cm" svg:x2="268.385cm" svg:y2="7.035cm">
          <text:p/>
        </draw:line>
        <draw:line draw:style-name="gr23" draw:text-style-name="P3" draw:layer="layout" svg:x1="140.635cm" svg:y1="5.635cm" svg:x2="150.385cm" svg:y2="5.635cm">
          <text:p/>
        </draw:line>
        <draw:line draw:style-name="gr23" draw:text-style-name="P3" draw:layer="layout" svg:x1="140.635cm" svg:y1="4.935cm" svg:x2="150.385cm" svg:y2="4.885cm">
          <text:p/>
        </draw:line>
        <draw:line draw:style-name="gr23" draw:text-style-name="P3" draw:layer="layout" svg:x1="140.635cm" svg:y1="4.135cm" svg:x2="150.385cm" svg:y2="4.135cm">
          <text:p/>
        </draw:line>
        <draw:line draw:style-name="gr23" draw:text-style-name="P3" draw:layer="layout" svg:x1="145.535cm" svg:y1="6.785cm" svg:x2="145.535cm" svg:y2="2.535cm">
          <text:p/>
        </draw:line>
        <draw:line draw:style-name="gr23" draw:text-style-name="P3" draw:layer="layout" svg:x1="150.535cm" svg:y1="6.785cm" svg:x2="150.535cm" svg:y2="2.535cm">
          <text:p/>
        </draw:line>
        <draw:custom-shape draw:style-name="gr49" draw:text-style-name="P38" draw:layer="layout" svg:width="4.853cm" svg:height="0.605cm" svg:x="145.621cm" svg:y="4.267cm">
          <text:p text:style-name="P23">32</text:p>
          <draw:enhanced-geometry svg:viewBox="0 0 21600 21600" draw:type="rectangle" draw:enhanced-path="M 0 0 L 21600 0 21600 21600 0 21600 0 0 Z N"/>
        </draw:custom-shape>
        <draw:custom-shape draw:style-name="gr63" draw:text-style-name="P38" draw:layer="layout" svg:width="4.853cm" svg:height="0.787cm" svg:x="145.621cm" svg:y="4.885cm">
          <text:p text:style-name="P23">10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TC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draw:gradient draw:name="填滿" draw:style="linear" draw:start-color="#ffffff" draw:end-color="#cccccc" draw:start-intensity="100%" draw:end-intensity="100%" draw:angle="30deg" draw:border="0%"/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hatch draw:name="Black_20_180_20_Degrees_20_Crossed" draw:display-name="Black 180 Degrees Crossed" draw:style="double" draw:color="#000000" draw:distance="0.102cm" draw:rotation="1800"/>
    <draw:hatch draw:name="Blue_20_-45_20_Degrees" draw:display-name="Blue -45 Degrees" draw:style="single" draw:color="#2a6099" draw:distance="0.203cm" draw:rotation="3150"/>
    <draw:hatch draw:name="Blue_20_45_20_Degrees_20_Crossed" draw:display-name="Blue 45 Degrees Crossed" draw:style="double" draw:color="#2a6099" draw:distance="0.203cm" draw:rotation="450"/>
    <draw:hatch draw:name="Green_20_60_20_Degrees" draw:display-name="Green 60 Degrees" draw:style="single" draw:color="#00a933" draw:distance="0.203cm" draw:rotation="600"/>
    <draw:hatch draw:name="Red_20_-45_20_Degrees_20_Triple" draw:display-name="Red -45 Degrees Triple" draw:style="triple" draw:color="#ff0000" draw:distance="0.305cm" draw:rotation="1350"/>
    <draw:hatch draw:name="Red_20_90_20_Degrees_20_Crossed" draw:display-name="Red 90 Degrees Crossed" draw:style="double" draw:color="#ff0000" draw:distance="0.305cm" draw:rotation="900"/>
    <draw:hatch draw:name="Yellow_20_45_20_Degrees_20_Triple" draw:display-name="Yellow 45 Degrees Triple" draw:style="triple" draw:color="#ffbf00" draw:distance="0.41cm" draw:rotation="450"/>
    <draw:marker draw:name="Arrow" svg:viewBox="0 0 20 30" svg:d="M10 0l-10 30h20z"/>
    <draw:marker draw:name="線條箭頭_20_1" draw:display-name="線條箭頭 1" svg:viewBox="0 0 20 20" svg:d="M0 20l10-20 10 20z"/>
    <draw:marker draw:name="線條箭頭_20_2" draw:display-name="線條箭頭 2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條箭頭_20_3" draw:display-name="線條箭頭 3" svg:viewBox="0 0 1131 754" svg:d="M566 0l-566 754 114-85 136-68 148-46 161-17 161 13 153 46 140 68 118 89z"/>
    <draw:marker draw:name="線條箭頭_20_4" draw:display-name="線條箭頭 4" svg:viewBox="0 0 1131 754" svg:d="M566 0l-566 754 114-85 136-68 148-46 161-17 161 13 153 46 140 68 118 89z"/>
    <draw:stroke-dash draw:name="Dash" draw:style="rect" draw:dots1="1" draw:dots1-length="300%" draw:distance="300%"/>
    <draw:stroke-dash draw:name="Dashed_20__28_var_29__20_2" draw:display-name="Dashed (var) 2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Noto Serif CJK TC" style:font-size-asian="24pt" style:language-asian="zh" style:country-asian="TW" style:font-name-complex="Noto Sans CJK TC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TC" style:font-family-asian="'Noto Sans CJK TC'" style:font-family-generic-asian="system" style:font-pitch-asian="variable" style:font-size-asian="18pt" style:font-style-asian="normal" style:font-weight-asian="normal" style:font-name-complex="Noto Sans CJK TC" style:font-family-complex="'Noto Sans CJK TC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 style:parent-style-name="Shapes">
      <style:graphic-properties draw:fill="gradient" draw:fill-gradient-name="填滿"/>
    </style:style>
    <style:style style:name="Filled_20_Blue" style:display-name="Filled Blue" style:family="graphic" style:parent-style-name="Filled">
      <style:graphic-properties draw:fill-gradient-name="填滿藍色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填滿綠色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填滿紅色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填滿黃色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635cm" fo:margin-bottom="0.635cm" fo:margin-left="0.635cm" fo:margin-right="0.635cm" fo:page-width="308cm" fo:page-height="3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預設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9-06T10:04:35.118352350</meta:creation-date>
    <meta:generator>LibreOffice/7.0.4.2$Linux_X86_64 LibreOffice_project/00$Build-2</meta:generator>
    <dc:date>2023-08-01T15:30:09.964692682</dc:date>
    <meta:editing-duration>PT16H55M45S</meta:editing-duration>
    <meta:editing-cycles>265</meta:editing-cycles>
    <meta:document-statistic meta:object-count="686"/>
  </office:meta>
</office:document-meta>
</file>